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officeooo:rsid="003d9f7a" officeooo:paragraph-rsid="003d9f7a"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officeooo:rsid="003d9f7a" officeooo:paragraph-rsid="003ea6b1"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officeooo:paragraph-rsid="004254de"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4254de"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d9f7a" officeooo:paragraph-rsid="003d9f7a"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d9f7a" officeooo:paragraph-rsid="003ea6b1"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df101"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e29c3"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82792" style:font-style-asian="normal" style:font-weight-asian="normal" style:font-style-complex="normal" style:font-weight-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df101" officeooo:paragraph-rsid="001df101"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57e89" officeooo:paragraph-rsid="00257e89"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82792" officeooo:paragraph-rsid="00282792"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79633" officeooo:paragraph-rsid="00479633"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color="#0000ff"/>
    </style:style>
    <style:style style:name="P8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8" style:family="paragraph" style:parent-style-name="Text_20_body">
      <style:paragraph-properties fo:text-align="justify" style:justify-single-word="false"/>
    </style:style>
    <style:style style:name="P10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Text_20_body">
      <style:text-properties fo:language="ru" fo:country="RU"/>
    </style:style>
    <style:style style:name="P111" style:family="paragraph" style:parent-style-name="Text_20_body">
      <loext:graphic-properties draw:fill="solid" draw:fill-color="#eeeeee" draw:opacity="100%"/>
      <style:paragraph-properties fo:background-color="#eeeeee"/>
      <style:text-properties fo:language="ru" fo:country="RU"/>
    </style:style>
    <style:style style:name="P11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3" style:family="paragraph" style:parent-style-name="Text_20_body">
      <style:text-properties fo:language="en" fo:country="US"/>
    </style:style>
    <style:style style:name="P114" style:family="paragraph" style:parent-style-name="Text_20_body">
      <loext:graphic-properties draw:fill="solid" draw:fill-color="#eeeeee" draw:opacity="100%"/>
      <style:paragraph-properties fo:background-color="#eeeeee"/>
    </style:style>
    <style:style style:name="P115" style:family="paragraph" style:parent-style-name="First_20_line_20_indent">
      <loext:graphic-properties draw:fill="solid" draw:fill-color="#eeeeee" draw:opacity="100%"/>
      <style:paragraph-properties fo:background-color="#eeeeee"/>
      <style:text-properties fo:language="ru" fo:country="RU"/>
    </style:style>
    <style:style style:name="P11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7" style:family="paragraph" style:parent-style-name="Text_20_body">
      <style:paragraph-properties fo:margin-left="0in" fo:margin-right="0in" fo:text-align="justify" style:justify-single-word="false" fo:text-indent="0in" style:auto-text-indent="false"/>
    </style:style>
    <style:style style:name="P118" style:family="paragraph" style:parent-style-name="Text_20_body">
      <style:paragraph-properties fo:margin-left="0in" fo:margin-right="0in" fo:text-align="justify" style:justify-single-word="false" fo:text-indent="0in" style:auto-text-indent="false"/>
      <style:text-properties fo:color="#800000"/>
    </style:style>
    <style:style style:name="P11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0" style:family="paragraph" style:parent-style-name="Text_20_body">
      <style:paragraph-properties fo:margin-left="0in" fo:margin-right="0in" fo:text-align="center" style:justify-single-word="false" fo:text-indent="0in" style:auto-text-indent="false"/>
    </style:style>
    <style:style style:name="P12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1" style:family="paragraph" style:parent-style-name="Footnote">
      <style:paragraph-properties fo:margin-left="0in" fo:margin-right="0in" fo:text-indent="0in" style:auto-text-indent="false"/>
      <style:text-properties fo:language="en" fo:country="US"/>
    </style:style>
    <style:style style:name="P132" style:family="paragraph" style:parent-style-name="Footnote">
      <style:text-properties fo:language="en" fo:country="US"/>
    </style:style>
    <style:style style:name="P133" style:family="paragraph" style:parent-style-name="Footnote">
      <style:text-properties fo:language="ru" fo:country="RU"/>
    </style:style>
    <style:style style:name="P134" style:family="paragraph" style:parent-style-name="Footnote">
      <style:text-properties style:use-window-font-color="true" fo:language="ru" fo:country="RU"/>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3" style:family="paragraph" style:parent-style-name="Standard">
      <style:text-properties fo:font-style="italic" style:font-style-asian="italic" style:font-style-complex="italic"/>
    </style:style>
    <style:style style:name="P144" style:family="paragraph" style:parent-style-name="Text_20_body" style:list-style-name="L1">
      <style:paragraph-properties fo:text-align="justify" style:justify-single-word="false"/>
    </style:style>
    <style:style style:name="P145" style:family="paragraph" style:parent-style-name="Text_20_body" style:list-style-name="L1">
      <style:paragraph-properties fo:text-align="justify" style:justify-single-word="false"/>
      <style:text-properties fo:language="ru" fo:country="RU"/>
    </style:style>
    <style:style style:name="P146" style:family="paragraph" style:parent-style-name="Text_20_body" style:list-style-name="L2">
      <style:paragraph-properties fo:text-align="justify" style:justify-single-word="false"/>
      <style:text-properties fo:language="ru" fo:country="RU"/>
    </style:style>
    <style:style style:name="P14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8" style:family="paragraph" style:parent-style-name="Text_20_body" style:list-style-name="L3">
      <style:text-properties fo:language="ru" fo:country="RU"/>
    </style:style>
    <style:style style:name="P149" style:family="paragraph" style:parent-style-name="Text_20_body" style:list-style-name="L3">
      <style:text-properties fo:language="ru" fo:country="RU" fo:background-color="#ffff00"/>
    </style:style>
    <style:style style:name="P15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74ba8" officeooo:paragraph-rsid="00574ba8"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79633" officeooo:paragraph-rsid="005ca439"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296a8" officeooo:paragraph-rsid="003296a8"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07b3c" officeooo:paragraph-rsid="0034edd8"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62810a" officeooo:paragraph-rsid="0062810a"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61803e" officeooo:paragraph-rsid="0061803e" style:font-style-asian="normal" style:font-weight-asian="normal" style:font-style-complex="normal" style:font-weight-complex="normal"/>
    </style:style>
    <style:style style:name="P15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2" style:family="paragraph" style:parent-style-name="Heading_20_1">
      <loext:graphic-properties draw:fill="solid" draw:fill-color="#eeeeee" draw:opacity="100%"/>
      <style:paragraph-properties fo:background-color="#eeeeee"/>
    </style:style>
    <style:style style:name="P163" style:family="paragraph" style:parent-style-name="Heading_20_1">
      <style:paragraph-properties fo:margin-left="0in" fo:margin-right="0in" fo:text-align="center" style:justify-single-word="false" fo:text-indent="0.1965in" style:auto-text-indent="false"/>
    </style:style>
    <style:style style:name="P164" style:family="paragraph" style:parent-style-name="Heading_20_2">
      <style:text-properties fo:language="en" fo:country="US"/>
    </style:style>
    <style:style style:name="P165" style:family="paragraph" style:parent-style-name="Heading_20_2">
      <style:text-properties fo:language="ru" fo:country="RU"/>
    </style:style>
    <style:style style:name="P166" style:family="paragraph" style:parent-style-name="Heading_20_2">
      <loext:graphic-properties draw:fill="solid" draw:fill-color="#eeeeee" draw:opacity="100%"/>
      <style:paragraph-properties fo:background-color="#eeeeee"/>
      <style:text-properties fo:language="ru" fo:country="RU"/>
    </style:style>
    <style:style style:name="P167" style:family="paragraph" style:parent-style-name="Heading_20_2">
      <loext:graphic-properties draw:fill="solid" draw:fill-color="#eeeeee" draw:opacity="100%"/>
      <style:paragraph-properties fo:background-color="#eeeeee"/>
    </style:style>
    <style:style style:name="P16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officeooo:rsid="0036b587"/>
    </style:style>
    <style:style style:name="T9" style:family="text">
      <style:text-properties fo:language="ru" fo:country="RU" officeooo:rsid="004ef558"/>
    </style:style>
    <style:style style:name="T10" style:family="text">
      <style:text-properties fo:language="ru" fo:country="RU" officeooo:rsid="005112b1"/>
    </style:style>
    <style:style style:name="T11" style:family="text">
      <style:text-properties fo:language="ru" fo:country="RU" officeooo:rsid="0052e3d2"/>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background-color="transparent" loext:char-shading-value="0" style:font-style-asian="italic" style:font-style-complex="italic"/>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fo:background-color="transparent" loext:char-shading-value="0" style:font-style-asian="normal" style:font-style-complex="normal"/>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background-color="transparent" loext:char-shading-value="0"/>
    </style:style>
    <style:style style:name="T28" style:family="text">
      <style:text-properties fo:color="#800000" fo:language="ru" fo:country="RU" officeooo:rsid="003ea6b1"/>
    </style:style>
    <style:style style:name="T29" style:family="text">
      <style:text-properties fo:color="#800000" fo:language="ru" fo:country="RU" officeooo:rsid="0040ce49"/>
    </style:style>
    <style:style style:name="T30" style:family="text">
      <style:text-properties fo:color="#800000" fo:language="ru" fo:country="RU" fo:font-style="italic" style:font-style-asian="italic" style:font-style-complex="italic"/>
    </style:style>
    <style:style style:name="T31" style:family="text">
      <style:text-properties fo:color="#800000" fo:language="ru" fo:country="RU" fo:font-style="italic" officeooo:rsid="00428388" style:font-style-asian="italic" style:font-style-complex="italic"/>
    </style:style>
    <style:style style:name="T32" style:family="text">
      <style:text-properties fo:color="#800000" fo:language="en" fo:country="US"/>
    </style:style>
    <style:style style:name="T33" style:family="text">
      <style:text-properties fo:color="#ff6600"/>
    </style:style>
    <style:style style:name="T34" style:family="text">
      <style:text-properties fo:color="#ff6600" fo:language="ru" fo:country="RU"/>
    </style:style>
    <style:style style:name="T35" style:family="text">
      <style:text-properties fo:font-weight="bold" style:font-weight-asian="bold" style:font-weight-complex="bold"/>
    </style:style>
    <style:style style:name="T36" style:family="text">
      <style:text-properties fo:font-weight="bold" officeooo:rsid="005b57be" style:font-weight-asian="bold" style:font-weight-complex="bold"/>
    </style:style>
    <style:style style:name="T37" style:family="text">
      <style:text-properties fo:font-weight="bold" officeooo:rsid="005bd470" style:font-weight-asian="bold" style:font-weight-complex="bold"/>
    </style:style>
    <style:style style:name="T38" style:family="text">
      <style:text-properties fo:font-weight="bold" officeooo:rsid="005e7d72" style:font-weight-asian="bold" style:font-weight-complex="bold"/>
    </style:style>
    <style:style style:name="T39" style:family="text">
      <style:text-properties fo:font-weight="bold" officeooo:rsid="00603fb7" style:font-weight-asian="bold" style:font-weight-complex="bold"/>
    </style:style>
    <style:style style:name="T40" style:family="text">
      <style:text-properties fo:font-weight="bold" officeooo:rsid="0061803e" style:font-weight-asian="bold" style:font-weight-complex="bold"/>
    </style:style>
    <style:style style:name="T41" style:family="text">
      <style:text-properties fo:font-weight="bold" officeooo:rsid="00624ed3" style:font-weight-asian="bold" style:font-weight-complex="bold"/>
    </style:style>
    <style:style style:name="T42" style:family="text">
      <style:text-properties style:use-window-font-color="true"/>
    </style:style>
    <style:style style:name="T43" style:family="text">
      <style:text-properties style:use-window-font-color="true" fo:language="ru" fo:country="RU"/>
    </style:style>
    <style:style style:name="T44" style:family="text">
      <style:text-properties style:use-window-font-color="true" fo:language="ru" fo:country="RU" fo:font-style="normal" style:font-style-asian="normal" style:font-style-complex="normal"/>
    </style:style>
    <style:style style:name="T45" style:family="text">
      <style:text-properties style:use-window-font-color="true" fo:language="ru" fo:country="RU" fo:font-style="normal" fo:font-weight="normal" style:font-style-asian="normal" style:font-weight-asian="normal" style:font-style-complex="normal" style:font-weight-complex="normal"/>
    </style:style>
    <style:style style:name="T46" style:family="text">
      <style:text-properties style:use-window-font-color="true" fo:language="ru" fo:country="RU" fo:font-style="italic" style:font-style-asian="italic" style:font-style-complex="italic"/>
    </style:style>
    <style:style style:name="T47" style:family="text">
      <style:text-properties style:use-window-font-color="true" fo:language="ru" fo:country="RU" fo:font-style="italic" fo:font-weight="normal" style:font-style-asian="italic" style:font-weight-asian="normal" style:font-style-complex="italic" style:font-weight-complex="normal"/>
    </style:style>
    <style:style style:name="T48" style:family="text">
      <style:text-properties style:use-window-font-color="true" fo:language="ru" fo:country="RU" fo:font-weight="normal" style:font-weight-asian="normal" style:font-weight-complex="normal"/>
    </style:style>
    <style:style style:name="T49" style:family="text">
      <style:text-properties style:use-window-font-color="true" fo:language="en" fo:country="US"/>
    </style:style>
    <style:style style:name="T50" style:family="text">
      <style:text-properties style:use-window-font-color="true" fo:language="en" fo:country="US" fo:font-style="normal" style:font-style-asian="normal" style:font-style-complex="normal"/>
    </style:style>
    <style:style style:name="T51" style:family="text">
      <style:text-properties style:use-window-font-color="true" fo:language="en" fo:country="US" fo:font-style="normal" fo:background-color="transparent" loext:char-shading-value="0" style:font-style-asian="normal" style:font-style-complex="normal"/>
    </style:style>
    <style:style style:name="T52" style:family="text">
      <style:text-properties style:use-window-font-color="true" fo:language="en" fo:country="US" fo:font-style="normal" fo:font-weight="normal" style:font-style-asian="normal" style:font-weight-asian="normal" style:font-style-complex="normal" style:font-weight-complex="normal"/>
    </style:style>
    <style:style style:name="T53" style:family="text">
      <style:text-properties style:use-window-font-color="true" fo:language="en" fo:country="US" fo:font-weight="normal" style:font-weight-asian="normal" style:font-weight-complex="normal"/>
    </style:style>
    <style:style style:name="T54" style:family="text">
      <style:text-properties style:use-window-font-color="true" fo:font-style="normal" style:font-style-asian="normal" style:font-style-complex="normal"/>
    </style:style>
    <style:style style:name="T55" style:family="text">
      <style:text-properties style:use-window-font-color="true" fo:font-style="normal" fo:background-color="transparent" loext:char-shading-value="0" style:font-style-asian="normal" style:font-style-complex="normal"/>
    </style:style>
    <style:style style:name="T56" style:family="text">
      <style:text-properties style:use-window-font-color="true" fo:font-style="normal" fo:font-weight="normal" style:font-style-asian="normal" style:font-weight-asian="normal" style:font-style-complex="normal" style:font-weight-complex="normal"/>
    </style:style>
    <style:style style:name="T57" style:family="text">
      <style:text-properties style:use-window-font-color="true" fo:font-style="italic" fo:font-weight="normal" style:font-style-asian="italic" style:font-weight-asian="normal" style:font-style-complex="italic" style:font-weight-complex="normal"/>
    </style:style>
    <style:style style:name="T58" style:family="text">
      <style:text-properties fo:background-color="transparent" loext:char-shading-value="0"/>
    </style:style>
    <style:style style:name="T59" style:family="text">
      <style:text-properties style:text-position="super 58%"/>
    </style:style>
    <style:style style:name="T60" style:family="text">
      <style:text-properties fo:color="#c5000b"/>
    </style:style>
    <style:style style:name="T61" style:family="text">
      <style:text-properties fo:language="fr" fo:country="FR"/>
    </style:style>
    <style:style style:name="T62" style:family="text">
      <style:text-properties fo:color="#0000ff"/>
    </style:style>
    <style:style style:name="T63" style:family="text">
      <style:text-properties fo:color="#3333ff"/>
    </style:style>
    <style:style style:name="T64" style:family="text">
      <style:text-properties fo:color="#3333ff" fo:language="en" fo:country="US"/>
    </style:style>
    <style:style style:name="T65" style:family="text">
      <style:text-properties fo:font-style="normal"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loext:char-shading-value="0" style:font-style-asian="normal" style:font-style-complex="normal"/>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color="#0066cc"/>
    </style:style>
    <style:style style:name="T72" style:family="text">
      <style:text-properties fo:color="#0000cc"/>
    </style:style>
    <style:style style:name="T73" style:family="text">
      <style:text-properties style:text-line-through-style="solid" style:text-line-through-type="single" fo:font-weight="bold" style:font-weight-asian="bold" style:font-weight-complex="bold"/>
    </style:style>
    <style:style style:name="T74" style:family="text">
      <style:text-properties fo:language="uk" fo:country="UA" fo:font-style="italic" style:font-style-asian="italic" style:font-style-complex="italic"/>
    </style:style>
    <style:style style:name="T75" style:family="text">
      <style:text-properties officeooo:rsid="001df101"/>
    </style:style>
    <style:style style:name="T76" style:family="text">
      <style:text-properties officeooo:rsid="001e29c3"/>
    </style:style>
    <style:style style:name="T77" style:family="text">
      <style:text-properties officeooo:rsid="00216adc"/>
    </style:style>
    <style:style style:name="T78" style:family="text">
      <style:text-properties officeooo:rsid="0022d962"/>
    </style:style>
    <style:style style:name="T79" style:family="text">
      <style:text-properties officeooo:rsid="0023d2c8"/>
    </style:style>
    <style:style style:name="T80" style:family="text">
      <style:text-properties officeooo:rsid="00257e89"/>
    </style:style>
    <style:style style:name="T81" style:family="text">
      <style:text-properties officeooo:rsid="00282792"/>
    </style:style>
    <style:style style:name="T82" style:family="text">
      <style:text-properties officeooo:rsid="00298da0"/>
    </style:style>
    <style:style style:name="T83" style:family="text">
      <style:text-properties officeooo:rsid="002aefed"/>
    </style:style>
    <style:style style:name="T84" style:family="text">
      <style:text-properties officeooo:rsid="002d35ed"/>
    </style:style>
    <style:style style:name="T85" style:family="text">
      <style:text-properties officeooo:rsid="002d90d7"/>
    </style:style>
    <style:style style:name="T86" style:family="text">
      <style:text-properties officeooo:rsid="00307b3c"/>
    </style:style>
    <style:style style:name="T87" style:family="text">
      <style:text-properties officeooo:rsid="003296a8"/>
    </style:style>
    <style:style style:name="T88" style:family="text">
      <style:text-properties officeooo:rsid="0034edd8"/>
    </style:style>
    <style:style style:name="T89" style:family="text">
      <style:text-properties officeooo:rsid="00492e64"/>
    </style:style>
    <style:style style:name="T90" style:family="text">
      <style:text-properties officeooo:rsid="004d9f30"/>
    </style:style>
    <style:style style:name="T91" style:family="text">
      <style:text-properties officeooo:rsid="005030b1"/>
    </style:style>
    <style:style style:name="T92" style:family="text">
      <style:text-properties officeooo:rsid="005359b6"/>
    </style:style>
    <style:style style:name="T93" style:family="text">
      <style:text-properties officeooo:rsid="0053adec"/>
    </style:style>
    <style:style style:name="T94" style:family="text">
      <style:text-properties officeooo:rsid="00549d98"/>
    </style:style>
    <style:style style:name="T95" style:family="text">
      <style:text-properties officeooo:rsid="00559315"/>
    </style:style>
    <style:style style:name="T96" style:family="text">
      <style:text-properties officeooo:rsid="00574c0b"/>
    </style:style>
    <style:style style:name="T97" style:family="text">
      <style:text-properties officeooo:rsid="00594572"/>
    </style:style>
    <style:style style:name="T98" style:family="text">
      <style:text-properties officeooo:rsid="005b57be"/>
    </style:style>
    <style:style style:name="T99" style:family="text">
      <style:text-properties officeooo:rsid="005ca43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3"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10">Обмен ( <text:a xlink:type="simple" xlink:href="https://darkpony.ru/obmen/" text:style-name="Internet_20_link" text:visited-style-name="Visited_20_Internet_20_Link">https://darkpony.ru/obmen/</text:a> )</text:p>
      <text:p text:style-name="P113">Fallout Equestria</text:p>
      <text:p text:style-name="P110">Розовые глазки (<text:span text:style-name="T12">FoE)</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180358537390233148" text:style-name="L1">
        <text:list-item>
          <text:p text:style-name="P144">добавить детектив <text:span text:style-name="T1">(реализовано)</text:span>+ магические уроки/трактаты Старсвирла (реализовано)</text:p>
        </text:list-item>
        <text:list-item>
          <text:p text:style-name="P145">Терра несколько раз пытается убить Макса (один раз — в аквапарке). Несколько раз Макса спасает Селестия (даёт приказы Нексусу)</text:p>
        </text:list-item>
        <text:list-item>
          <text:p text:style-name="P145">Книги:</text:p>
        </text:list-item>
      </text:list>
      <text:list xml:id="list990268891862003917" text:style-name="L2">
        <text:list-item>
          <text:p text:style-name="P146">«Великие грифоны прошлого» - из канона (5<text:span text:style-name="T12">s8e)</text:span></text:p>
        </text:list-item>
        <text:list-item>
          <text:p text:style-name="P146">«Высшие заклинания в повседневном использовании: от песчинки до дворца»</text:p>
        </text:list-item>
        <text:list-item>
          <text:p text:style-name="P147">«Малоизвестные аспекты магии трансформаций»</text:p>
        </text:list-item>
        <text:list-item>
          <text:p text:style-name="P14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6">Дасти Вейфарер «Зебрианская культура, быт и фольклор»</text:p>
        </text:list-item>
        <text:list-item>
          <text:p text:style-name="P146">«Краткая история Эквестрии»</text:p>
        </text:list-item>
        <text:list-item>
          <text:p text:style-name="P146">«Шедевры архитектуры Эквестрии» с разделом о Кантерлотском Королевском Дворце</text:p>
        </text:list-item>
        <text:list-item>
          <text:p text:style-name="P146">«Великие дела и великие чары». Страница 893: …</text:p>
        </text:list-item>
        <text:list-item>
          <text:p text:style-name="P146">«Природа Проклятий» - обмен</text:p>
        </text:list-item>
        <text:list-item>
          <text:p text:style-name="P146">«<text:span text:style-name="T58">Магия для Чайников</text:span>» - обмен</text:p>
        </text:list-item>
        <text:list-item>
          <text:p text:style-name="P146">«Энциклопедия Арканум» - обмен</text:p>
        </text:list-item>
        <text:list-item>
          <text:p text:style-name="P146">«О Гейсах» - обмен</text:p>
        </text:list-item>
        <text:list-item>
          <text:p text:style-name="P146">«<text:span text:style-name="T68">Тайны Тайных Наук</text:span>» - обмен</text:p>
        </text:list-item>
        <text:list-item>
          <text:p text:style-name="P147"><text:soft-page-break/>«Основы Заклятий» - обмен</text:p>
        </text:list-item>
        <text:list-item>
          <text:p text:style-name="P146">«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538822803712238229" text:style-name="L3">
        <text:list-item>
          <text:p text:style-name="P14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9">Селестия — переменчивая пони. В одно время не строгая, а в другое может быть такой, что страшно становится</text:p>
        </text:list-item>
        <text:list-item>
          <text:p text:style-name="P148">У Селестии были такие элементы гармонии: Магия, Доброта, Смех. У Луны — Верность, Честность, Щедрость. (ксенофазия)</text:p>
        </text:list-item>
        <text:list-item>
          <text:p text:style-name="P14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8">Около 820-ти лет назад будущий маг Лайтнинг Стар поступил на обучение к наставнику Тииспоту</text:p>
        </text:list-item>
        <text:list-item>
          <text:p text:style-name="P14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8">У Селестии грива и хвост развеваются и переливаются от магического шампуня</text:p>
        </text:list-item>
        <text:list-item>
          <text:p text:style-name="P148">Тело Селестии очень крепкое — может выдержать несколько тонн земли</text:p>
        </text:list-item>
        <text:list-item>
          <text:p text:style-name="P148">Дискорд намного старше принцесс, его магия сильнее ихней на голову</text:p>
        </text:list-item>
        <text:list-item>
          <text:p text:style-name="P148">Луна младше Селестии на 3 года. Сёстрам около 5000 лет. По другим данным, Селестии около 2500 лет (Обмен).</text:p>
        </text:list-item>
        <text:list-item>
          <text:p text:style-name="P148">Принцессы начали войну с Дискордом в возрасте, когда им было около 700 лет — и продолжалась война почти сто лет</text:p>
        </text:list-item>
        <text:list-item>
          <text:p text:style-name="P148">Самый главный враг сестёр и Дискорда — скука</text:p>
        </text:list-item>
        <text:list-item>
          <text:p text:style-name="P148">В Эквестрии на одного жеребца приходится четыре - пять кобыл</text:p>
        </text:list-item>
        <text:list-item>
          <text:p text:style-name="P14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8">Селестия в первые полторы тысячи лет путешествовала — и заварила несколько войн (две — с Эквестрией, в одной была против Луны)</text:p>
        </text:list-item>
        <text:list-item>
          <text:p text:style-name="P148">Настоящий цвет гривы Селестии — клубнично-розовая. Радужный цвет гривы и хвоста поддерживается магией</text:p>
        </text:list-item>
        <text:list-item>
          <text:p text:style-name="P148">Кроме Дискорда, старше сестёр ещё старейшина драконов</text:p>
        </text:list-item>
        <text:list-item>
          <text:p text:style-name="P148"><text:soft-page-break/>Кэйденс не прожила и 60-ти лет и является низкорожденной</text:p>
        </text:list-item>
        <text:list-item>
          <text:p text:style-name="P14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8">Народ тихо фигел от нововведений и с ещё большим ожесточением продолжал делать по-своему</text:p>
        </text:list-item>
        <text:list-item>
          <text:p text:style-name="P14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8">Когда пони женятся, они обмениваются ножными браслетами</text:p>
        </text:list-item>
        <text:list-item>
          <text:p text:style-name="P148">Светилами, кроме сестёр, могут управлять единороги (группы), Дискорд, Твайлайт и Старсвирл</text:p>
        </text:list-item>
        <text:list-item>
          <text:p text:style-name="P148">Королева Кризалис — правительница Зелёной Долины</text:p>
        </text:list-item>
        <text:list-item>
          <text:p text:style-name="P148">Мать Луны и Селестии — аликорн Лорен. Мать Дискорда — Алиса (пони-человек)</text:p>
        </text:list-item>
        <text:list-item>
          <text:p text:style-name="P14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8">Искусственный интеллект. Создан Владом и Максом. Разработан для управления корпорациями.</text:p>
      <text:h text:style-name="Heading_20_3" text:outline-level="3">Норф</text:h>
      <text:p text:style-name="P10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2">(2500 ?)</text:span>. Страдает о скуки.</text:p>
      <text:h text:style-name="Heading_20_3" text:outline-level="3">Луна</text:h>
      <text:p text:style-name="P10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7">Единорог. Холост, молод, мечтателен. Живёт в Кантерлоте. В свободное время рисует облака.</text:p>
      <text:h text:style-name="Heading_20_3" text:outline-level="3">Алекс</text:h>
      <text:p text:style-name="P117">Менеджер проектов, над одним из которых (Нексус) работает Макс.</text:p>
      <text:h text:style-name="Heading_20_3" text:outline-level="3"><text:soft-page-break/>Ростик</text:h>
      <text:p text:style-name="P117">Лидер команды тестировщиков</text:p>
      <text:h text:style-name="Heading_20_3" text:outline-level="3">Стас</text:h>
      <text:p text:style-name="P117">Программист-новичок в команде Макса.</text:p>
      <text:h text:style-name="Heading_20_3" text:outline-level="3">Рома</text:h>
      <text:p text:style-name="P117">Программист в команде UI-программистов</text:p>
      <text:h text:style-name="Heading_20_3" text:outline-level="3">Анджела</text:h>
      <text:p text:style-name="P117">Сисадмин. Флиртует с Максом.</text:p>
      <text:p text:style-name="P117"/>
      <text:h text:style-name="Heading_20_2" text:outline-level="2">Положения</text:h>
      <text:p text:style-name="P11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64" text:outline-level="2">1. Терра</text:h>
      <text:p text:style-name="P27">музыка - кондовая электронная, холодная и отчаянная (Electronics “Disappointed”)</text:p>
      <text:p text:style-name="P119">&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9"><text:note text:id="ftn1" text:note-class="footnote"><text:note-citation>1</text:note-citation><text:note-body><text:p text:style-name="P13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3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2">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5">В уголке <text:span text:style-name="T12">RnD-</text:span><text:span text:style-name="T1">зоны</text:span><text:span text:style-name="T1"><text:note text:id="ftn3" text:note-class="footnote"><text:note-citation>3</text:note-citation><text:note-body><text:p text:style-name="P13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2">UI</text:span>-программистов.</text:p>
      <text:p text:style-name="P45">Я повесил куртку на спинку кресла и включил комп.</text:p>
      <text:p text:style-name="P4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5">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81"><text:span text:style-name="T12">&gt;\</text:span>Привет, Нексус. Это Макс.</text:p>
      <text:p text:style-name="P81"><text:span text:style-name="T12">&lt;\</text:span>Привет Макс. <text:span text:style-name="T1">Рад тебя видеть. Где ты отсутствовал три дня?</text:span></text:p>
      <text:p text:style-name="P81"><text:span text:style-name="T12">&gt;\</text:span><text:span text:style-name="T1">Неважно.</text:span><text:span text:style-name="T12"> </text:span>Выдай <text:span text:style-name="T1">общую </text:span>диагностику <text:span text:style-name="T1">на экран</text:span> в сжатом формате.</text:p>
      <text:p text:style-name="P25"/>
      <text:p text:style-name="P45"><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45">Введём-ка парочку <text:span text:style-name="T1">простейших</text:span> вопросов <text:span text:style-name="T1">для разминки</text:span>.</text:p>
      <text:p text:style-name="P45"/>
      <text:p text:style-name="P81"><text:span text:style-name="T12">&gt;\</text:span>Как называется наш проект?</text:p>
      <text:p text:style-name="P81"><text:span text:style-name="T12">&lt;\</text:span>Дайсон.</text:p>
      <text:p text:style-name="P81"><text:span text:style-name="T12">&gt;\</text:span>Сколько тебе лет?</text:p>
      <text:p text:style-name="P81"><text:span text:style-name="T12">&lt;\</text:span>Два года с начала запуска кластера.</text:p>
      <text:p text:style-name="P81"><text:span text:style-name="T12">&gt;\</text:span>Какой сейчас год?</text:p>
      <text:p text:style-name="P81"><text:span text:style-name="T12">&gt;\</text:span>202<text:span text:style-name="T1">1</text:span>-й.</text:p>
      <text:p text:style-name="P26"/>
      <text:p text:style-name="P45">Так, на закрытые словарные вопросы ответы есть <text:span text:style-name="T1">—</text:span> значит, речевой транслятор и база знаний в порядке.</text:p>
      <text:p text:style-name="P45">Проверим бизнес-логику на тестовой задачке.</text:p>
      <text:p text:style-name="P44"/>
      <text:p text:style-name="P81"><text:span text:style-name="T12">&gt;\</text:span>Нексус, отключи память <text:span text:style-name="T1">заданий</text:span> за последнюю неделю.</text:p>
      <text:p text:style-name="P81"><text:span text:style-name="T12">&lt;\</text:span>Выполнено.</text:p>
      <text:p text:style-name="P81"><text:span text:style-name="T12">&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1"><text:span text:style-name="T12">&lt;\</text:span><text:span text:style-name="T1">Тебя понял. Читаю задачу...</text:span></text:p>
      <text:p text:style-name="P8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2">Ограничени<text:span text:style-name="T1">е 1:</text:span><text:span text:style-name="T12"> </text:span><text:span text:style-name="T1">нельзя</text:span> подать в суд на компанию Б и ждать результатов, так как за время разбирательства компания А обанкротится.</text:p>
      <text:p text:style-name="P82">Ограничени<text:span text:style-name="T1">е 2: решение должно находиться в правовых рамках уголовного и административного кодекса.</text:span></text:p>
      <text:p text:style-name="P82">Задание:<text:span text:style-name="T12">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2"><text:span text:style-name="T12">&lt;\</text:span><text:span text:style-name="T1">Выполняю задачу</text:span>...</text:p>
      <text:p text:style-name="P82"><text:span text:style-name="T12">&lt;\</text:span>...</text:p>
      <text:p text:style-name="P82"><text:span text:style-name="T12">&lt;\</text:span>Решение:</text:p>
      <text:p text:style-name="P82"><text:span text:style-name="T12">&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2"><text:span text:style-name="T12">&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2">:47.bmf»</text:span></text:p>
      <text:p text:style-name="P25"/>
      <text:p text:style-name="P34">&lt;<text:span text:style-name="T1">как-то говённо. Улучшить</text:span>&gt;</text:p>
      <text:p text:style-name="P45">Хм, не понял? Ч<text:span text:style-name="T1">ё</text:span> за хрень?</text:p>
      <text:p text:style-name="P45"/>
      <text:p text:style-name="P81"><text:span text:style-name="T12">&gt;</text:span>\Нексус, почему ты используешь жёсткие настройки <text:span text:style-name="T1">для решения задачи</text:span>?</text:p>
      <text:p text:style-name="P81"><text:span text:style-name="T12">&lt;\</text:span>Настройки правильные, <text:span text:style-name="T1">Макс</text:span>.</text:p>
      <text:p text:style-name="P26"/>
      <text:p text:style-name="P45">Хм. Кто-то из релиз-команды лажанулся <text:span text:style-name="T1">с бизнес-настройками</text:span><text:span text:style-name="T12">?</text:span> Ладно, <text:span text:style-name="T1">это не моё дело, на стабильность работы это не влияет. П</text:span>роехали.</text:p>
      <text:p text:style-name="P45"><text:span text:style-name="T1">Ч</text:span>то у нас с аналитикой?</text:p>
      <text:p text:style-name="P16"/>
      <text:p text:style-name="P81"><text:span text:style-name="T12">&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5">Вместо ответа Нексус выплюнул в консоль длинную строку букв и служебных символов, среди которых бросилась в глаза строка “<text:span text:style-name="T35">incompartible interface Analytics v.0.93 beta</text:span>”</text:p>
      <text:p text:style-name="P45">Ага, уже теплее.</text:p>
      <text:p text:style-name="P45"/>
      <text:p text:style-name="P81"><text:span text:style-name="T12">&gt;</text:span>\Нексус, выдай <text:span text:style-name="T1">краткую </text:span>диагностику модулей <text:span text:style-name="T1">аналитики</text:span></text:p>
      <text:p text:style-name="P45"/>
      <text:p text:style-name="P45">Йо! </text:p>
      <text:p text:style-name="P45">Видеокамеры молча наблюдают за поднятым вверх <text:span text:style-name="T1">большим пальцем</text:span>.</text:p>
      <text:p text:style-name="P45">Всё понятно. Версия аналитического модуля устарела и стала несовместимой с последним релизом кибермозга. </text:p>
      <text:p text:style-name="P45">Набираю номер прожект-мэнеджера.</text:p>
      <text:p text:style-name="P45"><text:span text:style-name="T12">–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5"><text:span text:style-name="T12">– </text:span>Окей. Спасибо, Макс. <text:span text:style-name="T1">Выручил.</text:span></text:p>
      <text:p text:style-name="P45"><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5"><text:span text:style-name="T1">– </text:span>Ааа, понятно. Ну ладно, у меня всё. <text:span text:style-name="T1">Отбой</text:span>!</text:p>
      <text:p text:style-name="P46"><text:span text:style-name="T1">– Отбой</text:span>. <text:span text:style-name="T1">Ещё раз спасибо, что помог. Жаль, что ты ушёл</text:span><text:span text:style-name="T12">.</text:span></text:p>
      <text:p text:style-name="P89">Гудки.</text:p>
      <text:p text:style-name="P45"><text:span text:style-name="T1">У</text:span>ходя попрощался с охранником, <text:span text:style-name="T1">увлечённо исследующим тему педофилии</text:span>.</text:p>
      <text:p text:style-name="P45">Всё, свободен. Хотя <text:s/><text:span text:style-name="T1">воскресенье</text:span> уже испорчен<text:span text:style-name="T1">о</text:span>.</text:p>
      <text:p text:style-name="P45"/>
      <text:p text:style-name="P120">***</text:p>
      <text:p text:style-name="P120"/>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2">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12">&lt;</text:span><text:span text:style-name="T71">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2">&lt;</text:span><text:span text:style-name="T24">месяц</text:span><text:span text:style-name="T12">&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8">ворил </text:span><text:span text:style-name="T2">—</text:span><text:span text:style-name="T5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5"><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8">А у нас получается... </text:span><text:span text:style-name="T2">–</text:span><text:span text:style-name="T5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32">AI <text:span text:style-name="T2">– </text:span><text:span text:style-name="T5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1">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12">2. </text:span>Дом, любимый дом</text:h>
      <text:p text:style-name="P84">Музыка быстрая, тревожная, надорваная и печальная (Pet Shop Boys “So Hard” ?)</text:p>
      <text:p text:style-name="P29"/>
      <text:p text:style-name="P11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5">Единорог поднял голову.</text:p>
      <text:p text:style-name="P45"><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8">, </text:span><text:span text:style-name="T2">а от валиума таких глюков у меня ни разу не было</text:span><text:span text:style-name="T5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3">(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4">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9">проводник</text:span>??? А?!! Ахахахахахаха!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7"><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6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42">верх</text:span>…</text:p>
      <text:p text:style-name="P5">Тут м<text:span text:style-name="T12">еня, </text:span>наконец,<text:span text:style-name="T12"> стошнило. Буквально вывернуло наизнанку: из носа текло, в глазах стояли слёзы. </text:span></text:p>
      <text:p text:style-name="P5"><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61">Jack of Hearts</text:span><text:span text:style-name="T61"><text:note text:id="ftn7" text:note-class="footnote"><text:note-citation>7</text:note-citation><text:note-body><text:p text:style-name="Footnote"><text:bookmark text:name="result_box1"/><text:span text:style-name="T61">Jack of Hearts</text:span> <text:span text:style-name="T1">– Червовый валет (фр.)</text:span></text:p></text:note-body></text:note></text:span><text:span text:style-name="T6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4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4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3">Спи, сестра моя родная,<text:line-break/>Спи. Усни.<text:line-break/>Крыльями тебя укрою,<text:line-break/>Спи. Усни.</text:p><text:p text:style-name="P133"><text:tab/>В чаще тёмной волки воют,<text:line-break/>Спи. Усни.</text:p><text:p text:style-name="P133"><text:tab/>В мрачном замке духи ноют,<text:line-break/>Спи. Усни.</text:p><text:p text:style-name="P133"><text:tab/>Сказки вечность нам читает,<text:line-break/>Спи. Усни.<text:line-break/>День осенний угасает,<text:line-break/>Спи. Усни.<text:line-break/>Помни только в сне глубоком,</text:p><text:p text:style-name="P13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42">,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4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5"><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2">–</text:span> ТЫ!!! ТЫ!..</text:p>
      <text:p text:style-name="P5"><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lt;<text:span text:style-name="T23">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text:soft-page-break/></text:p>
      <text:h text:style-name="Heading_20_2" text:outline-level="2"><text:span text:style-name="T12">3. </text:span>Кантерлот</text:h>
      <text:p text:style-name="P85">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1976113484390029671" text:style-name="L4">
        <text:list-item>
          <text:p text:style-name="P15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1"><text:s/>Сколько страниц сегодня нахреначили?</text:p><text:p text:style-name="P132">– <text:span text:style-name="T1">Восемь, учитель!</text:span></text:p><text:p text:style-name="P132">– Отлично. Надиктую ещё две и сбегаешь за кофе.</text:p></text:note-body></text:note></text:span></text:p>
        </text:list-item>
      </text:list>
      <text:p text:style-name="P7"/>
      <text:p text:style-name="P11">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83"><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3">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8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3">Я потянулся. Хватит на сегодня чтения. Настало время ежедневной прогулки по городу. Тем более, что у меня есть деньги.</text:p>
      <text:p text:style-name="P8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3">Так что даже на ремонт одежды и покупку необходимых в повседневной жизни мелочей у меня финансов не было. До недавнего времени. </text:p>
      <text:p text:style-name="P8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3"><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83"><text:span text:style-name="T12">Как раз на спуске в нижний </text:span><text:span text:style-name="T1">город</text:span><text:span text:style-name="T12">,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2">.</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42">парящие платформы.</text:span> Но дворцовым бюрократам необязательно ж знать, КАК я их уничтожаю, хе-хе! <text:soft-page-break/>Некоторые из <text:span text:style-name="T42">платформ </text:span>уничтожаются путём <text:span text:style-name="T1">усиленного</text:span> износа, будучи частью экспериментальных колесниц! “Лорен” я сделал на базе <text:span text:style-name="T4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2">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Библиотека</text:h>
      <text:p text:style-name="P18">&lt;<text:span text:style-name="T62">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2">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5"/>
      <text:p text:style-name="P47">На трактат упала тень.</text:p>
      <text:p text:style-name="P48">– Эй, нельзя ли не заслонять …</text:p>
      <text:p text:style-name="P48">Я поперхнулся словом, упёршись носом в покрытую белой шерстью грудь. Селестия оступила, извиняясь.</text:p>
      <text:p text:style-name="P48">– Извини за беспокойство. Просто стало интересно, что ты так увлечённо читаешь? Стража докладывала, что ты днюешь и ночуешь в библиотеке.</text:p>
      <text:p text:style-name="P47"><text:span text:style-name="T12">За прошедшие дни я уже привык и к магии, и к разумным эквиноподобным и даже </text:span><text:span text:style-name="T1">к вегетарианскому рациону</text:span><text:span text:style-name="T12">. Но вид перебинтованной аликорницы, представшей передо мной в неком подобии экзоскелета, лишил меня дара речи.</text:span></text:p>
      <text:p text:style-name="P48">– Эээ…</text:p>
      <text:p text:style-name="P4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8">Она потянулась за спину, сжала зубами зажим, и, после негромкого щелчка, экзоскелет “разошёлся” в стороны.</text:p>
      <text:p text:style-name="P48">– Вот, так лучше. – улыбнулась она, вышагивая из него. – Доктор Плантаго Майор был уверен, что я не дотянусь до замка.</text:p>
      <text:p text:style-name="P48">– Насколько я знаю, тебе было прописано два месяца постельного режима. Сейчас и недели не прошло...</text:p>
      <text:p text:style-name="P48">– Не волнуйся, аликорны куда крепче единорогов, по стандартам которых меня лечат.</text:p>
      <text:p text:style-name="P4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7">Она, почувствовав мой взгляд, подняла нос <text:span text:style-name="T1">из</text:span> книги и <text:s/>посмотрела на меня, насторожив уши.</text:p>
      <text:p text:style-name="P47"><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9">– А по-моему, ты не…</text:p>
      <text:p text:style-name="P47"><text:span text:style-name="T13">– Так, я попрошу! – перебила меня венценосная кобыла. – Давай, ты не будешь лезть в мои дела, а я не буду</text:span><text:span text:style-name="T5">… эээ… ммм…</text:span></text:p>
      <text:p text:style-name="P49">– Не будешь что?</text:p>
      <text:p text:style-name="P58">Селестия нахмурилась и угрожающе подняла крылья.</text:p>
      <text:p text:style-name="P58"><text:span text:style-name="T12">– </text:span>Не забывай, человек, я — могущественный маг и правитель Эквестрии. Ко мне нужно относиться с должным уважением!</text:p>
      <text:p text:style-name="P58"><text:span text:style-name="T12">– </text:span>А то что? Превратишь в жабу? Сошлёшь на Луну? Убьёшь нахер?</text:p>
      <text:p text:style-name="P58"><text:soft-page-break/>Аликорница сникла. Уши её опустились.</text:p>
      <text:p text:style-name="P58"><text:span text:style-name="T12">– </text:span>Макс, не надо... Ты же знаешь, я этого не сделаю.</text:p>
      <text:p text:style-name="P58"><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8">Селестия приложила копыто ко лбу и издала протяжный стон.</text:p>
      <text:p text:style-name="P49">– О, небо! Я забыла распорядиться насчёт тебя! Какая же я тупая! Макс, извини, пожалуйста!</text:p>
      <text:p text:style-name="P58"><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8"><text:span text:style-name="T12">Аликорница уселась н</text:span>а пол <text:span text:style-name="T12">и прижала копыто к груди.</text:span></text:p>
      <text:p text:style-name="P49">– Да будет так! Сим заявляю, что отныне и впредь буду общаться с тобой на равных, человек Макс. Слово Селестии!</text:p>
      <text:p text:style-name="P58">Закончив фразу, аликорница вскинула копыто вперёд и вверх. Я чуть не подавился нервным смешком, настолько это напоминало зигу<text:tab/>.</text:p>
      <text:p text:style-name="P58"><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8"><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8"><text:span text:style-name="T12">– </text:span>Вот, читай отсюда. <text:span text:style-name="T12">– а</text:span>ликорница подчеркнула абзац копытом.</text:p>
      <text:p text:style-name="P58"/>
      <text:p text:style-name="P60">***</text:p>
      <text:p text:style-name="P60"/>
      <text:p text:style-name="P7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2">Но величайшая справедливость юниверсума заключается в том, что не существует безвыходных положений. Всегда есть надежда.</text:p>
      <text:p text:style-name="P7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2"><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8"/>
      <text:p text:style-name="P58">&lt;<text:span text:style-name="T23">Селестии не удастся привлечь Макса на сторону Эквестри даже с помощью 34 — это удастся Дэш</text:span>&gt;</text:p>
      <text:p text:style-name="P58">В ухе стало щекотно от тёплого дуновения.</text:p>
      <text:p text:style-name="P49">– Теперь ты понимаешь, почему мы не ожидали увидеть тебя? Мы, вообще-то, вызывали сверхаликорна…</text:p>
      <text:p text:style-name="P49">Я повернулся к Селестии.</text:p>
      <text:p text:style-name="P4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9">Аликорница отвернулась.</text:p>
      <text:p text:style-name="P49">– Это очень чувствительная тема. – сказала она после недолгой заминки. – <text:s/>Постыдная для нас.</text:p>
      <text:p text:style-name="P49">– Какая тема?</text:p>
      <text:p text:style-name="P49">Селестия повернулась, но старалась избегать меня взглядом.</text:p>
      <text:p text:style-name="P49">– Магия.</text:p>
      <text:p text:style-name="P49">– Что?</text:p>
      <text:p text:style-name="P4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9">Я посмотрел на аликорницу. Та старательно делала вид, что интересуется состоянием лака на копыте.</text:p>
      <text:p text:style-name="P49">– То есть, вы почувствовали ослабление своих магических способностей, и решили, что миру приходит конец?</text:p>
      <text:p text:style-name="P4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9">– Ээээ… ммм… А вы пробовали обратиться к врачу? – начал я как можно мягче.</text:p>
      <text:p text:style-name="P49">БАЦ!</text:p>
      <text:p text:style-name="P49">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9">– Это бесполезно… Он не верит мне. У меня нет времени его переубедить.</text:p>
      <text:p text:style-name="P49">Потом она обратилась ко мне.</text:p>
      <text:p text:style-name="P49">– <text:s/>Извини. Сорвалась. Мне очень стыдно. Последнее время всё идёт наперекосяк, совсем не так, как мы планировали.</text:p>
      <text:p text:style-name="P4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8"><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8">Я снял её копыто со своего плеча и осторожно поставил на пол.</text:p>
      <text:p text:style-name="P49"><text:span text:style-name="T1">– Зачем? </text:span>– спросил я. – Что это за театр, твоё… Ваше Высочество? Во-первых, я не давал своё согласие на чтение моих мыслей. Во-вторых…</text:p>
      <text:p text:style-name="P49">Я присел на корточки, раздвинул гриву и снизу вверх заглянул в морду аликорнице.</text:p>
      <text:p text:style-name="P5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8">Я протянул руку, вытер ей слёзы и погладил по шее.</text:p>
      <text:p text:style-name="P58">– Не плачь. Я не отказываюсь. Хотя, скорее всего, Стар Свирл что-то напутал в заклинании, потому что я человек, а не сверхаликорн.</text:p>
      <text:p text:style-name="P5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8">Селестия успокоилась и смущённо потёрлась носом мне о плечо.</text:p>
      <text:p text:style-name="P58">– <text:s/>И я не читала твои мысли. У тебя на лице и так всё написано — ты не умеешь скрывать эмоции.</text:p>
      <text:p text:style-name="P58">Наружная дверь заскрипела, после чего коридор наполнился топотом множества копыт и шумом голосов.</text:p>
      <text:p text:style-name="P49">Аликорница <text:span text:style-name="T1">прислушалась, </text:span>всполошилась и стала носиться по читальному залу с загнанным видом.</text:p>
      <text:p text:style-name="P49">– <text:s/>Кентаврячьи яйца! Они нашли меня!</text:p>
      <text:p text:style-name="P49"><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9">– <text:s/>Ты! Чего! Делаешь! Твоё, <text:span text:style-name="T1">блин,</text:span> высочество!!! – <text:s/>я едва уберёг <text:span text:style-name="T1">своё </text:span>естество от острого рога.</text:p>
      <text:p text:style-name="P4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9">– Помоги! Мне самой не закрыть замок, – <text:s/>обратилась аликорница ко мне, тщётно пытаясь охватить зубами раскрытую защёлку.</text:p>
      <text:p text:style-name="P4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9">– <text:s/><text:span text:style-name="T1">Я</text:span> помогу! – <text:s/>Селестия изогнула шею и стала зубами сжимать защёлку.</text:p>
      <text:p text:style-name="P49">ШЛОП!</text:p>
      <text:p text:style-name="P4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8">Увидев Селестию, толпа замерла. Та в попытке спрятать меня, раскрыла крылья.</text:p>
      <text:p text:style-name="P58">В наступившей тишине аликорница прошептала мне убито:</text:p>
      <text:p text:style-name="P49">– <text:s/><text:span text:style-name="T1">Что-то мне не хочется оборачиваться.</text:span></text:p>
      <text:p text:style-name="P58">– <text:s/>А придётся. Кстати, крылья можешь опустить. Всё равно видна табуретка и мои ноги.</text:p>
      <text:p text:style-name="P58">Селестия закрыла глаза и медленно обернулась к толпе.</text:p>
      <text:p text:style-name="P4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9"><text:span text:style-name="T1">– Занавес. </text:span>– <text:s/><text:span text:style-name="T1">подытожил я.</text:span></text:p>
      <text:p text:style-name="P49"/>
      <text:h text:style-name="P165" text:outline-level="2"><text:span text:style-name="T12">5. </text:span>Индиго</text:h>
      <text:p text:style-name="P49"/>
      <text:p text:style-name="P4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9">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8"><text:span text:style-name="T1">– </text:span>А-а-апчхииии! – раздалось прямо у меня под ногами.</text:p>
      <text:p text:style-name="P58"><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8">– Ты кто? – машинально спросил я.</text:p>
      <text:p text:style-name="P58">– Индиго. – ответили глаза.</text:p>
      <text:p text:style-name="P58">Ответ не прояснил ситуацию ни на йоту, так что я продолжил.</text:p>
      <text:p text:style-name="P58">– А чего ты под лавкой делаешь?</text:p>
      <text:p text:style-name="P58">– Прячусь.</text:p>
      <text:p text:style-name="P58">Поняв, что расспросами ничего не добьёшься, я предложил прямо:</text:p>
      <text:p text:style-name="P58">– Может, ты вылезешь? Меня можно не бояться. Я не страшный.</text:p>
      <text:p text:style-name="P58">Под лавкой началась <text:s/>возня и сопение, потом наружу вылез жеребёнок-единорог насыщенного фиолетового цвета.</text:p>
      <text:p text:style-name="P58">– А я тебя вовсе и не боюсь. Вот ещё! Я в прятки играла.</text:p>
      <text:p text:style-name="P58">–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8">– Ничо страшного! – малютка вытерла нос. – Меня всё равно искать некому.</text:p>
      <text:p text:style-name="P58">– Это как? Ты же с кем-то в прятки играешь? – продолжал допытываться я.</text:p>
      <text:p text:style-name="P58">– Сама с собой и играю. – хмуро ответила кобылка. – А тебе чего, дяденька?</text:p>
      <text:p text:style-name="P58">Я понял, что жеребёнок не настроен на беседу. Пожал плечами <text:s/>и повернулся было уходить.</text:p>
      <text:p text:style-name="P58">– Эээ, гм…</text:p>
      <text:p text:style-name="P58">Я повернулся обратно.</text:p>
      <text:p text:style-name="P58">– Что?</text:p>
      <text:p text:style-name="P58">Единорожка ковыряла копытом землю и шмыгала носом, не смотря на меня. Я терпеливо ждал.</text:p>
      <text:p text:style-name="P58">– Дяденька, а ты не мог бы спросить принцессу Селестию, куда девалась Шейла Блюскай? А то мне играть не с кем.</text:p>
      <text:p text:style-name="P58">– При случае спрошу. Если встречу.</text:p>
      <text:p text:style-name="P58">– Встретишь, конечно! Скажи ей, что у меня сегодня день рождения, и я очень сильно огорчилась, когда она на него не пришла!</text:p>
      <text:p text:style-name="P58"><text:s/>Такая уверенность кобылки меня заинтриговала. Я пригляделся к жеребёнку повнимательнее. Да нет, вроде, раньше её не встречал.</text:p>
      <text:p text:style-name="P58">– Позволь поинтересоваться, откуда у тебя такая уверенность, что я встречусь с Селестией? Я ей, знаешь ли, свиданий не назначаю.</text:p>
      <text:p text:style-name="P58">– Да ладно-о-о, брось заливать-то! – скептически протянуло юное создание. – Все знают, что вы встречаетесь. Вот и спроси её, пажалста, когда увидишь.</text:p>
      <text:p text:style-name="P58">– Кто это «все»?</text:p>
      <text:p text:style-name="P58">– Ну, прислуга, стража, мой па…</text:p>
      <text:p text:style-name="P58">Ох! Во что же это такое я вляпался, а? За кого они меня, чёрт побери, принимают?</text:p>
      <text:p text:style-name="P58">Я присел на лавочку и наклонился пониже, чтобы наши головы были на одном уровне.</text:p>
      <text:p text:style-name="P58">– А твоего «па» не смущает, что я и Селестия м-м-м… немного разных видов? Точнее, совсем разных?</text:p>
      <text:p text:style-name="P58">– И чо? – без малейшего замешательства спросила кроха.</text:p>
      <text:p text:style-name="P5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8">– <text:s/>Кха-кхе-гррхмм... Э-э-э... м-м-м... ну-у-у...</text:p>
      <text:p text:style-name="P58">У меня в голове произошло короткое замыкание. Слова пропали. Уши начали гореть.</text:p>
      <text:p text:style-name="P58">– <text:s/>Как, ты говоришь, тебя зовут? – в конце-концов выдавил осипшим голосом я, стараясь перевести тему. – Про чей день рождения я должен рассказать?</text:p>
      <text:p text:style-name="P5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8">У меня в памяти зажглась лампочка.</text:p>
      <text:p text:style-name="P58">– Постой-постой, не части. Твой отец, случайно, не Хорст Мэдтроттер?</text:p>
      <text:p text:style-name="P58">– Агась. А ты откуда знаешь?</text:p>
      <text:p text:style-name="P58">– Да так, один пони сказал. – я полез за пазуху и достал красную коробочку. – Вот тебе подарок.</text:p>
      <text:p text:style-name="P58">–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8">– Вообще-то, это не мой подарок. Его просил передать один старик, Норф Каррус из каретной мастерской.</text:p>
      <text:p text:style-name="P58">– Аааа, знаю его! Мы с Шейлой ходили к нему играть, пока она не пропала. У Норфа интересно!</text:p>
      <text:p text:style-name="P58">Индиго открыла коробочку. Внутри на подстилке из тырсы лежала крохотная модель кареты в мельчайших подробностях.</text:p>
      <text:p text:style-name="P58">– Ух ты! – благоговейно прошептала Индиго. – Королева Лорен! Я даже управляла ею немножко.</text:p>
      <text:p text:style-name="P58">– Как ею можно управлять, если она не запряжена? Уж не Норф ли таскал её? – усомнился я.</text:p>
      <text:p text:style-name="P58">–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8">Я остался сидеть в полнейшем замешательстве. </text:p>
      <text:p text:style-name="P58"/>
      <text:p text:style-name="P60">***</text:p>
      <text:p text:style-name="P58">&lt;<text:span text:style-name="T62">Depeche Mode - Painkiller</text:span>&gt;</text:p>
      <text:p text:style-name="P7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8"><text:soft-page-break/></text:p>
      <text:p text:style-name="P58">В дверях библиотеки появился знакомый силуэт.</text:p>
      <text:p text:style-name="P58">– Привет, твоё высочество! Тебя уже выпустили, или опять от докторов смылась?</text:p>
      <text:p text:style-name="P58">Аликорница прошла в комнату и устало уселась рядом со мной.</text:p>
      <text:p text:style-name="P5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8">Я с подозрением посмотрел на Селестию. Где-то я уже видел эту улыбочку на хитрой роже.</text:p>
      <text:p text:style-name="P5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8">– Вот ещё! – возмущению Селестии не было предела. Аликорница встала и демонстративно повернулась ко мне задом.</text:p>
      <text:p text:style-name="P5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8">Я подёргал замок на накрупнике. Таки не врёт.</text:p>
      <text:p text:style-name="P58">– Убедился? Вообще-то, такое недоверие меня оскорбляет. Ни один пони так бы себя не вёл со мной. – Селестия улеглась возле кресла и надулась.</text:p>
      <text:p text:style-name="P58">– Разумеется, твои подданные вели бы себя с большим пиететом. Но я же не твой подданный, твоё высочество!</text:p>
      <text:p text:style-name="P58">Аликорница вскинула копыто к виску.</text:p>
      <text:p text:style-name="P5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8">– Окей, как хочешь. Никаких больше высочеств.</text:p>
      <text:p text:style-name="P58">–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8">Селестия сморщила нос в улыбке и спросила, прикрывшись крылом:</text:p>
      <text:p text:style-name="P58">– К слову, а что говорят мои подданные про нас? Что означает «чёрте-что»?</text:p>
      <text:p text:style-name="P58">Я вспомнил разговор с Индиго и почувствовал, как снова начинают гореть уши.</text:p>
      <text:p text:style-name="P58">– Чёрте-что — это значит «ерунда». Большая ерунда.</text:p>
      <text:p text:style-name="P58">– Оу, как интересно! – Селестия приблизила ко мне морду и повернула уши. – Расскажи-ка поподробнее. Я вся во внимании.</text:p>
      <text:p text:style-name="P5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8">Аликорница, широко раскрыв глаза, медленно тянула ко мне морду. Наконец, когда наши носы почти соприкоснулись, она не выдержала.</text:p>
      <text:p text:style-name="P58">– А-ха-ха-ха-ха-ха-ха!!! О-у-у-у-у-у-ха-ха-ха! И-и-и-и-ха-ха-ха! – Селестия перевернулась на спину и дёргала от смеха копытами.</text:p>
      <text:p text:style-name="P58">– <text:s/>Очень смешно! Ей говорят, что она подозревается в сексуальных извращениях, а она регочет! Мне-то пофиг, а тебе ещё править придётся!</text:p>
      <text:p text:style-name="P58">– <text:s/>И-и-изви-ни, Макс, не-мо-гу-у-у-у… Ох! Давненько я так не смеялась! Лет двести — так точно!</text:p>
      <text:p text:style-name="P58"><text:soft-page-break/>Я потянул её за копыто и перевернул обратно на живот.</text:p>
      <text:p text:style-name="P58">– Что смешного-то?</text:p>
      <text:p text:style-name="P58">Аликорница вытерла крылом выступившие слёзы и объяснила:</text:p>
      <text:p text:style-name="P5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8">– Ты не видишь ничего странного в межвидовых спариваниях? – охренел я. – Куда я, блин, попал???</text:p>
      <text:p text:style-name="P58">Селестия развернула моё кресло к себе и задумчиво посмотрела мне в глаза.</text:p>
      <text:p text:style-name="P58">– Очевидно, мне стоит рассказать тебе, Макс, откуда произошли пегасы и единороги.</text:p>
      <text:p text:style-name="P5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8">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8">– А как выглядят сами истинные единороги? – спросил я.</text:p>
      <text:p text:style-name="P58">–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8">– Ха! – ответил я. – В моём мире они также известны. Правда, как несуществующий, сказочный вид.</text:p>
      <text:p text:style-name="P5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8">– Хм. А что было дальше?</text:p>
      <text:p text:style-name="P5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8"/>
      <text:p text:style-name="P58">Селестия встала, потянувшись по-кошачьи, и направилась к выходу. У двери она обернулась ко мне.</text:p>
      <text:p text:style-name="P58"><text:soft-page-break/>– Сто лет не гуляла по парку. Составишь мне компанию?</text:p>
      <text:p text:style-name="P58">Я поднялся с кресла, гадая, шутила Селестия про сто лет, или нет?</text:p>
      <text:p text:style-name="P58">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8">–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8">Селестия грустно засмеялась своим мыслям.</text:p>
      <text:p text:style-name="P5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8">– А о чём ты грустила?</text:p>
      <text:p text:style-name="P58">–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8">– Но ты не выглядишь сумасшедшей.</text:p>
      <text:p text:style-name="P5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8">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8">– Постой, а как же Луна? Мне показалось, она питала тёплые чувства к Кимеринну?</text:p>
      <text:p text:style-name="P58">Селестия задумалась, автоматически ковыряя копытом ямку под валуном.</text:p>
      <text:p text:style-name="P58">–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8">– А Дискорд? Ты говорила, он от древности вообще сбрендил. Тем-не-менее, он определённо «подъезжал» к Луне тогда, в развалинах.</text:p>
      <text:p text:style-name="P5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8"><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8">Селестия рассмеялась.</text:p>
      <text:p text:style-name="P5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8">Селестия вскочила с места.</text:p>
      <text:p text:style-name="P58">– АЙ-Я-Я-Я-Я-Й!</text:p>
      <text:p text:style-name="P58">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8">– Раньше тут не было муравейника!!! – Селестия с мольбой взглянула на меня. – Мааакс!! Помоги! Они кусаются! Я <text:s/>сейчас свихнусь почище Дискорда!</text:p>
      <text:p text:style-name="P58">Аликорница подпрыгнула и, взбрыкнув, начала кружиться в обратную сторону.</text:p>
      <text:p text:style-name="P58">– Вот нечего землю ковырять там, где не надо! Стой!!! – я схватил её за хвост, останавливая. Затем осторожно завёл руку под накрупник.</text:p>
      <text:p text:style-name="P58">…</text:p>
      <text:p text:style-name="P58">–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8">– Да ладно! Мне это ничего не стоило.</text:p>
      <text:p text:style-name="P58">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8">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8">– Эммм... Селестия?</text:p>
      <text:p text:style-name="P58">– Дааа? – ответила аликорница, не повернув головы. В её тоне слышались смешливые нотки.</text:p>
      <text:p text:style-name="P58">Я вытащил руку из-под накрупника.</text:p>
      <text:p text:style-name="P58"><text:soft-page-break/>– Всё в порядке?</text:p>
      <text:p text:style-name="P58">Селестия повернула голову, и я ясно увидел широкую улыбку и фирменный ехидный прищур из-под чёлки.</text:p>
      <text:p text:style-name="P58">– А почему ты спрашиваешь? Ты разобрался с муравьями?</text:p>
      <text:p text:style-name="P58">– Вроде да. Хотя, по-моему, дело уже не в муравьях.</text:p>
      <text:p text:style-name="P58">– По-моему, тоже. – рассмеялась аликорница. – Продолжай...</text:p>
      <text:p text:style-name="P58"/>
      <text:h text:style-name="P164" text:outline-level="2">6. Стыд</text:h>
      <text:p text:style-name="P58"/>
      <text:p text:style-name="P72">~~~ Завтра на семь в библиотеке ~~~</text:p>
      <text:p text:style-name="P72"/>
      <text:p text:style-name="P58">–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8">Норф носился по мастерской, окрылённый новообретённым учеником.</text:p>
      <text:p text:style-name="P5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8">Я посмотрел на часы. До семи оставалось двадцать минут — как раз, чтоб успеть дойти до библиотеки. Я намеренно уронил на пол тяжёлый рашпиль.</text:p>
      <text:p text:style-name="P58">– На сегодня довольно. Я ж вижу, ты торопишься. – заметил Норф, просыпаясь.</text:p>
      <text:p text:style-name="P5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8">Я закрыл пенал и сунул его во внутренний карман куртки.</text:p>
      <text:p text:style-name="P58"><text:soft-page-break/>– Завтра будешь? – спросил Норф. – Надо бы закончить заказ из <text:s/>Троттингема.</text:p>
      <text:p text:style-name="P58">– В это же время. – подтвердил я.</text:p>
      <text:p text:style-name="P58"/>
      <text:p text:style-name="P60">***</text:p>
      <text:p text:style-name="P58"/>
      <text:p text:style-name="P5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8">– Здрасьте!</text:p>
      <text:p text:style-name="P58">Аликорница не ответила, всматриваясь в глобус.</text:p>
      <text:p text:style-name="P58">– Привет, говорю! – я подошёл вплотную и легонько сжал ей холку.</text:p>
      <text:p text:style-name="P58">– А, это ты, Макс? Привет. – аликорница, наконец, оторвалась от разноцветной сферы. – Как осваиваешься?</text:p>
      <text:p text:style-name="P58">– Нормально осваиваюсь. Работу себе нашёл. К <text:s/>Норфолку Каррусу в ученики записался.</text:p>
      <text:p text:style-name="P5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8">– Да, уже пять дней. Так здорово снова чувствовать свои мышцы! Корсет был ужасен.</text:p>
      <text:p text:style-name="P58">Аликорница прошлась передо мной с раскрытыми крыльями, демонстрируя восстановленную работоспособность.</text:p>
      <text:p text:style-name="P58">– Ну что же, и я рад за тебя. – я отвернулся, присел на край стола и стал изучать потолок. – Зачем вызывала?</text:p>
      <text:p text:style-name="P5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8">– Ты сердишься?</text:p>
      <text:p text:style-name="P58">Её ресницы щекотали мне щёку. Я отодвинул её морду от лица и сказал скучающим тоном:</text:p>
      <text:p text:style-name="P58">– Та не, с чего бы? За что мне на тебя сердиться?</text:p>
      <text:p text:style-name="P58">– Но ты ведёшь себя как чужой. Как будто мы незнакомы! Ещё чуть-чуть, и станешь называть меня на «Вы» и «Ваше Высочество».</text:p>
      <text:p text:style-name="P58">Меня прорвало.</text:p>
      <text:p text:style-name="P58">–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8">Я вытащил из заднего кармана брюк смятую записку с королевскими вензелями и бросил её под ноги Селестии.</text:p>
      <text:p text:style-name="P5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8"><text:soft-page-break/>Наконец Селестия развернулась и глубоко выдохнула.</text:p>
      <text:p text:style-name="P5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8">Я подошёл к аликорнице и прикоснулся к её шее.</text:p>
      <text:p text:style-name="P58">– Всё в порядке. Я тебя понимаю — и ценю твоё признание. Сам бы ещё и не так себя повёл на твоём месте.</text:p>
      <text:p text:style-name="P58">– Да? А как бы ты себя повёл? – заинтересовалась Селестия.</text:p>
      <text:p text:style-name="P58">Я вспомнил свои неудачные попытки завязать личную жизнь с девушками. Конечно, те были далеки от совершенства. Но так ли безгрешен был я сам?</text:p>
      <text:p text:style-name="P58">– Я бы не извинился. Огрызался бы и считал себя правым до последнего. Ещё и послал бы подальше.</text:p>
      <text:p text:style-name="P58">Аликорница насмешливо покачала головой.</text:p>
      <text:p text:style-name="P5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8">Я снова присел на столик, теперь уже лицом к аликорнице.</text:p>
      <text:p text:style-name="P58">– Так что случилось? Куда ты пропадала? Рассказывай.</text:p>
      <text:p text:style-name="P5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8">– Что ты видишь? – спросила она напряжённо.</text:p>
      <text:p text:style-name="P5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8">– Ты не ошиблась? Нет тут никакого города.</text:p>
      <text:p text:style-name="P58">– Сейчас нет. Раньше был. – еле слышно прошептала аликорница.</text:p>
      <text:p text:style-name="P58">– Чего ты так волнуешься? Может, на более подробной карте есть? Я бы на точность глобуса не слишком полагался.</text:p>
      <text:p text:style-name="P5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8">– Так, может, его и не было? – заметил я цинично.</text:p>
      <text:p text:style-name="P5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8">–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8">– А как ты сама помнишь о том заклинании, если оно стёрто из бытия? – резонно подметил я.</text:p>
      <text:p text:style-name="P58">– У меня есть защита памяти. Я поставила её, когда сражалась с Иггусом… Правда, защита еле действует, так как прошло очень много времени.</text:p>
      <text:p text:style-name="P5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8">Аликорница потёрла висок и растерянно посмотрела на меня.</text:p>
      <text:p text:style-name="P58">–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8">Я обнял аликорницу, успокаивая.</text:p>
      <text:p text:style-name="P58">– Не волнуйся, принцесса. Ты делаешь всё, что от тебя зависит. Не твоя вина, если это происходит.</text:p>
      <text:p text:style-name="P58">Селестия рассеянно мотнула головой, не соглашаясь со мной.</text:p>
      <text:p text:style-name="P5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8">Она проследовала к выходу, кивком головы приглашая меня следовать за ней.</text:p>
      <text:p text:style-name="P5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8">– Да так, ни о чём. – покраснел я, вернувшись на дорожку.</text:p>
      <text:p text:style-name="P58">Селестия всмотрелась в меня внимательно и всё поняла.</text:p>
      <text:p text:style-name="P58">– <text:s/>Нам не туда. Не сейчас. Я хочу показать тебе Эквестрию. – тихо сказала она.</text:p>
      <text:p text:style-name="P58">&lt;<text:span text:style-name="T63">Pet Shop Boys — A Man Could Get Arrested</text:span>&gt;</text:p>
      <text:p text:style-name="P5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8">Она ещё сочувствует! Я старался не смотреть в её сторону, отводя глаза. Так мы дошли до городской стены.</text:p>
      <text:p text:style-name="P5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8">Взобравшись на галерею по винтовой лестнице крохотной сторожевой башенки, мы остановились у зубца.</text:p>
      <text:p text:style-name="P5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8">– Что ты чувствуешь? – спросила аликорница.</text:p>
      <text:p text:style-name="P58">– У меня нет слов. Ничего прекраснее я в жизни не видел! – только и смог выговорить я.</text:p>
      <text:p text:style-name="P58">Селестия склонила голову, соглашаясь.</text:p>
      <text:p text:style-name="P5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8">– Прошлогодний выпуск. – заметила Селестия. – Отличная работа, хотя жеребячливости хватает. Что неудивительно, учитывая их возраст.</text:p>
      <text:p text:style-name="P5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8"><text:soft-page-break/>– Проблемы? Что за проблемы? Извини, я таки прослушал.</text:p>
      <text:p text:style-name="P58">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8">– Когда твоя жизнь длится тысячи лет, начинаешь тонко чувствовать гармонию мира. – начала она.</text:p>
      <text:p text:style-name="P58"/>
      <text:h text:style-name="Heading_20_2" text:outline-level="2"><text:span text:style-name="T1">7</text:span>. Нелетающие пегасы</text:h>
      <text:p text:style-name="P58"/>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4">—</text:span> осень, за осенью <text:span text:style-name="T44">—</text:span> зима. <text:s/>Если пошёл дождь, должно быть мокро, если выпал снег <text:span text:style-name="T4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9">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8">старший. </text:span><text:span text:style-name="T2">–</text:span><text:span text:style-name="T5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8">Ну что же, основное искусство правления <text:span text:style-name="T12">— умение делегировать полномочия. Вечером того же дня я села за письменный стол.</text:span></text:p>
      <text:p text:style-name="P49">“<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8"/>
      <text:p text:style-name="P60">***</text:p>
      <text:p text:style-name="P58"/>
      <text:p text:style-name="P58">– Так ты поручила Твайлайт Спаркл расследование необычных снов жеребят?</text:p>
      <text:p text:style-name="P58">–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8">– А что стало с жеребятами? – спросил я. – Они перестали бояться экзаменов?</text:p>
      <text:p text:style-name="P5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8">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8">Описав круг, Селестия перелетела через стену и приземлилась в парке. Я скатился на траву, пытаясь вдохнуть.</text:p>
      <text:p text:style-name="P58">– Что... Это... Было?</text:p>
      <text:p text:style-name="P58">Селестия осторожно, но настойчиво повалила меня на траву и принялась ощупывать рёбра.</text:p>
      <text:p text:style-name="P58">– Так больно? А так?</text:p>
      <text:p text:style-name="P5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8"><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8">– Не могу поверить. В Кантерлоте никогда не было землетрясений. Это неестественно. – пробормотала аликорница растерянно. – Слишком быстро.</text:p>
      <text:p text:style-name="P58">– Что <text:span text:style-name="T12">— </text:span>быстро? – не выдержал я.</text:p>
      <text:p text:style-name="P5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8">– Нет проблем, Селестия. Я всё понимаю.</text:p>
      <text:p text:style-name="P58">Аликорница приготовилась было взлетать, но в последний момент, приняв какое-то решение, остановилась.</text:p>
      <text:p text:style-name="P58">– Макс?</text:p>
      <text:p text:style-name="P58">– Да?</text:p>
      <text:p text:style-name="P58">– Мы уже достаточно неплохо знаем друг друга. Могу сказать, что ты меня знаешь лучше, чем кто-либо ещё во дворце, за исключением Луны.</text:p>
      <text:p text:style-name="P58">– Да?</text:p>
      <text:p text:style-name="P58">– Да. Зови меня Тия&lt;<text:span text:style-name="T18">Селли !!!</text:span>&gt;. Если хочешь.</text:p>
      <text:p text:style-name="P58">– Хорошо. До встречи, Тия.</text:p>
      <text:p text:style-name="P58">– До встречи, Макс.</text:p>
      <text:p text:style-name="P58"/>
      <text:h text:style-name="Heading_20_2" text:outline-level="2"><text:span text:style-name="T1">8</text:span>. <text:span text:style-name="T12">40-6</text:span></text:h>
      <text:p text:style-name="P86">Mark Knopfler — Hill Farmers Blues — или на следующую главу (прощание)</text:p>
      <text:p text:style-name="P58"/>
      <text:p text:style-name="P7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12">— оставить тебе напутствие.</text:span></text:p>
      <text:p text:style-name="P72"><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2"><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2">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72">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2">Удачи!</text:p>
      <text:p text:style-name="P49"><text:soft-page-break/>…</text:p>
      <text:p text:style-name="P49"/>
      <text:p text:style-name="P58">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5"> </text:span><text:span text:style-name="T50">— вся архитектура явно </text:span><text:span text:style-name="T44">была </text:span><text:span text:style-name="T50">заточена под крылатых. Таких, для которых приземлиться на балкон в тронном зале или уйти через портик на крыше</text:span><text:span text:style-name="T65"> </text:span><text:span text:style-name="T50">— обычное дело. </text:span><text:span text:style-name="T65">Хорошо, что ежедневные посещения каретной мастерской подняли мой тонус, изрядно посаженный сидячим образом жизни.</text:span></text:p>
      <text:p text:style-name="P1"><text:span text:style-name="T6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5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4">Каменный пол комнаты был покрыт розовым ковром с длиннейшим ворсом.</text:span><text:span text:style-name="T50"> </text:span><text:span text:style-name="T44">Его центр занимал высокий </text:span><text:span text:style-name="T50">кругл</text:span><text:span text:style-name="T44">ый</text:span><text:span text:style-name="T50"> </text:span><text:span text:style-name="T44">футон</text:span><text:span text:style-name="T50"> </text:span><text:span text:style-name="T44">с</text:span><text:span text:style-name="T50"> велик</text:span><text:span text:style-name="T44">им</text:span><text:span text:style-name="T50"> множество</text:span><text:span text:style-name="T44">м</text:span><text:span text:style-name="T50">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9">– Рада тебя видеть, Макс. – знакомый силуэт на балконе повернулся в мою сторону. Гардины раздвинулись и Селестия вошла в комнату.</text:p>
      <text:p text:style-name="P49"><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9">Аликорница смотрела на меня из под чёлки с фирменной саркастической улыбочкой.</text:p>
      <text:p text:style-name="P49">– <text:span text:style-name="T1">Такое впечатление, что ты увидел не меня, а василиска! Отомри!</text:span></text:p>
      <text:p text:style-name="P58">Я выдохнул.</text:p>
      <text:p text:style-name="P49">– <text:span text:style-name="T1">Как ты это делаешь? Я видел тебя и раньше, но ты никогда не была такой... Такой...</text:span></text:p>
      <text:p text:style-name="P4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8">Селестия тихо рассмеялась.</text:p>
      <text:p text:style-name="P49">– <text:span text:style-name="T1">Могу же я расслабиться хотя бы раз в сто лет? Я тоже живое существо, что бы там ни говорили подпольщики.</text:span></text:p>
      <text:p text:style-name="P58">Она кивком указала мне на тапочки в углу рядом с накопытниками. Я переобулся и вошёл в комнату.</text:p>
      <text:p text:style-name="P49">– <text:span text:style-name="T1">О каких подпольщиках ты говоришь? В Эквестрии зреет революция?</text:span></text:p>
      <text:p text:style-name="P49">Селестия подошла к фонтанчику и начала набирать воду в серебряный чайник.</text:p>
      <text:p text:style-name="P4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8">Аликорница смутилась.</text:p>
      <text:p text:style-name="P58">–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9"><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9">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9"><text:span text:style-name="T1">–</text:span> Спасибо, Селестия. Пожалуй, буду “кантерлотский королевский”.</text:p>
      <text:p text:style-name="P58">Аликорница искоса зыркнула на меня, недовольно сморщив нос.</text:p>
      <text:p text:style-name="P49"><text:span text:style-name="T1">–</text:span> Мы же договорились! Тия! Не хватало мне ещё слышать официоз у себя дома. Его в моей жизни и так хватает.</text:p>
      <text:p text:style-name="P49">Она открыла шкафчик и, потянув зубами золотой шнурок, вытащила чёрный с золотом пакетик.</text:p>
      <text:p text:style-name="P49"><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9"><text:span text:style-name="T1">–</text:span> Не стой столбом, Макс! Об тебя можно взгляд поцарапать!</text:p>
      <text:p text:style-name="P49">Я присел на краешек. Она немного придвинулась ко мне и смешливо сощурилась.</text:p>
      <text:p text:style-name="P49"><text:span text:style-name="T1">–</text:span> Ты не против, если мы продолжим знакомство? Я хотела пригласить тебя на чай ещё вчера, но землетрясение…</text:p>
      <text:p text:style-name="P4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9">Тия виновато сморщила нос.</text:p>
      <text:p text:style-name="P4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9">Я молчал, раздумывая, чтобы такое остроумное ляпнуть в ответ, когда аликорница шутливо ткнула меня копытом в плечо. </text:p>
      <text:p text:style-name="P49"><text:span text:style-name="T1">–</text:span> Ну же, Макс, ты как деревянный! Расслабься! Можно подумать, тебя никогда раньше не приглашали на свидания!</text:p>
      <text:p text:style-name="P49">От неожиданности я повалился на ложе.</text:p>
      <text:p text:style-name="P49"><text:span text:style-name="T1">–</text:span> Эй, полегче! Ты пихаешься, как бульдозер!</text:p>
      <text:p text:style-name="P4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9"><text:soft-page-break/><text:span text:style-name="T1">–</text:span> Ты чего??? <text:span text:style-name="T1">–</text:span> я непонимающе уставился на аликорницу.</text:p>
      <text:p text:style-name="P4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4">Мне печалиться не стоит</text:p><text:p text:style-name="P134">Жизнь прекрасна и ярка</text:p><text:p text:style-name="P134">Телом молода, душою —</text:p><text:p text:style-name="P134">Как дракон морской мудра</text:p><text:p text:style-name="P134"/><text:p text:style-name="P134">Я видала взлёт империй,</text:p><text:p text:style-name="P134">Я жила среди легенд,</text:p><text:p text:style-name="P134">Древней магии мистерий</text:p><text:p text:style-name="P134">Я прилежнейший студент</text:p><text:p text:style-name="P134"/><text:p text:style-name="P134">Обожаема народом,</text:p><text:p text:style-name="P134">Уважаема врагом,</text:p><text:p text:style-name="P134">Но друзей моих немного,</text:p><text:p text:style-name="P134">Гложет душу холодом</text:p><text:p text:style-name="P134"/><text:p text:style-name="P134">Одинока и печальна,</text:p><text:p text:style-name="P134">Недоступна и строга,</text:p><text:p text:style-name="P134">Потеряла изначальный</text:p><text:p text:style-name="P134">Смысл жизни навсегда</text:p><text:p text:style-name="P134"/><text:p text:style-name="P134">Жизнь моя теперь публична,</text:p><text:p text:style-name="P134">Жизнь моя теперь для всех,</text:p><text:p text:style-name="P134">В этом — горе, в этом — счастье,</text:p><text:p text:style-name="P134">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9">Аликорница поводила носом над чашками и заметила:</text:p>
      <text:p text:style-name="P4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9">Я трогал пальцем ноги воду, сидя на бортике бассейна, когда дверь открылась и внутрь сунулся нос аликорницы.</text:p>
      <text:p text:style-name="P49">– Тебе в чай класть мёд или сахар? – спросила она, невинно наблюдая за моими тщётными попытками прикрыться.</text:p>
      <text:p text:style-name="P4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9">– Ты бы предупреждала, прежде чем войти, что ли? – просипел я. </text:p>
      <text:p text:style-name="P4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9">– Мёд. Или сахар. На твоё усмотрение.</text:p>
      <text:p text:style-name="P49">– Как скажешь. – нос Тии скрылся за дверью.</text:p>
      <text:p text:style-name="P49"><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9">– О, ты уже?</text:p>
      <text:p text:style-name="P49">Аликорница поставила на поднос чашки и плетёнку с бубликами и подошла с ним к тюфяку.</text:p>
      <text:p text:style-name="P49">– А почему ты опустила жалюзи на окне в ванной? Оттуда такой прекрасный вид!</text:p>
      <text:p text:style-name="P4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9"><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8">– Примерно такие. – расхохоталась Тия. <text:span text:style-name="T12">– С</text:span>пасибо, <text:span text:style-name="T91">мнет </text:span>хоть инвалидное кресло не пририсовали!</text:p>
      <text:p text:style-name="P4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9">Я повернулся к Тие. Мне пришлось осторожно напрягать мускулы шеи, чтобы они случайно не отвернули голову нафиг.</text:p>
      <text:p text:style-name="P49">– Это просто бомба! Я чувствую себя богом! Кажется, я понял секрет вашей силы и долголетия: вы пьёте эту траву каждый день.</text:p>
      <text:p text:style-name="P49">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8">Копыто легло мне на плечо и мягко повалило на постель. Тия легла рядом и тепло дунула мне в ухо.</text:p>
      <text:p text:style-name="P49">– <text:span text:style-name="T1">Ты готов познакомиться поближе? Совсем близко?</text:span></text:p>
      <text:p text:style-name="P4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8">Тия фыркнула.</text:p>
      <text:p text:style-name="P58"><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8">Её ресницы щекотали мне щеку. Я повернулся к ней и буквально растворился в ласковом взгляде огромных фиалковых глаз.</text:p>
      <text:p text:style-name="P58">– Ты предлагаешь мне заняться сексом? С тобой? Но... как?</text:p>
      <text:p text:style-name="P4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8">Тия подняла голову.</text:p>
      <text:p text:style-name="P5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8">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8">Как во сне я разделся и зашёл к ней сзади. "Это неправильно!» – пискнули во мне остатки ханжества и замолкли, раздавленные желанием.</text:p>
      <text:p text:style-name="P5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8">Через некоторое время Тия осторожно высвободилась из-под меня и встала с постели. </text:p>
      <text:p text:style-name="P58">– Лежи спокойно, я сейчас. – муркнула она, поцеловав меня в ухо.</text:p>
      <text:p text:style-name="P5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8">В открывшемся мини-баре я углядел ряд вычурных бутылок и пузатых графинчиков. Их содержимое не вызывало у меня никаких сомнений.</text:p>
      <text:p text:style-name="P47"><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7"><text:span text:style-name="T12">–</text:span> А водку у вас принято пить?</text:p>
      <text:p text:style-name="P47"><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8">Достав из шкафчика пузатую заплесневевшую бутылку, Тия что-то прикинула и наполнила её содержимым два бокала на полуметровых ножках.</text:p>
      <text:p text:style-name="P5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8"><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8">Тия покачала головой и прошла с бокалами в ванную, кивком пригласив меня следовать за ней.</text:p>
      <text:p text:style-name="P5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8"><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8">Наконец, я со вздохом отпрянул.</text:p>
      <text:p text:style-name="P58"><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8"><text:span text:style-name="T12">– Это ты называешь “дружбой”? – с </text:span>улыбкой хмыкнул<text:span text:style-name="T12"> я. – </text:span>Мне нравится твоё чувство юмора.</text:p>
      <text:p text:style-name="P58">Аликорница нахмурилась.</text:p>
      <text:p text:style-name="P58"><text:span text:style-name="T12">– </text:span>Тебе не нравится моя дружба? Ты не принимаешь её? Ты чем-то недоволен?</text:p>
      <text:p text:style-name="P58">Я расхохотался, чуть не поперхнувшись водой, плескавшейся у подбородка.</text:p>
      <text:p text:style-name="P58"><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8">Копыто аликорницы закрыло мне рот прежде чем я успел договорить заветное слово.</text:p>
      <text:p text:style-name="P49">– Макс, не надо! – умоляюще произнесла аликорница. – Не продолжай! Пожалуйста!</text:p>
      <text:p text:style-name="P49">Слова встали у меня поперёк горла. Я медленно отодвинул копыто от лица и потрясённо уставился на неё.</text:p>
      <text:p text:style-name="P49">– Но почему? – в конце-концов выдавил я. – Что не так? Это из-за того, что я — человек?</text:p>
      <text:p text:style-name="P49">Тия виновато закусила губу и отвернулась.</text:p>
      <text:p text:style-name="P4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9">– Макс… Я не смогу сделать тебя бессмертным… Мне очень жаль… Извини…</text:p>
      <text:p text:style-name="P4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9">Слёзы злости душили меня, но я сдержался.</text:p>
      <text:p text:style-name="P49">– Охренеть. – сказал я холодно. – А я прям напрашивался!</text:p>
      <text:p text:style-name="P49">Одиночество, отступившее перед мягким, но настойчивым натиском аликорницы в последние <text:span text:style-name="T1">дни</text:span>, снова сковало душу стужей.</text:p>
      <text:p text:style-name="P4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9">“...пожалуйста, останься...”</text:p>
      <text:p text:style-name="P49">Где этот чёртов носок?</text:p>
      <text:p text:style-name="P49">“...пойми, это эффект лазурного вина...”</text:p>
      <text:p text:style-name="P49">Джинсы узкие, блядь! На мокрое тело хрен натянешь...</text:p>
      <text:p text:style-name="P49">“...ох, я глупая...”</text:p>
      <text:p text:style-name="P49">Так, всё. Шмотки на мне, вроде, ничего не забыл.</text:p>
      <text:p text:style-name="P5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8"/>
      <text:h text:style-name="Heading_20_2" text:outline-level="2">9. <text:span text:style-name="T1">Прощание</text:span></text:h>
      <text:p text:style-name="P58"/>
      <text:p text:style-name="P49">– <text:span text:style-name="T1">Норф!.. Эй, Норф! Ты где?..</text:span></text:p>
      <text:p text:style-name="P5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9"/>
      <text:p text:style-name="P60">***</text:p>
      <text:p text:style-name="P4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50">– </text:span><text:span text:style-name="T44">Говорят, в Додж-сити почти не осталось жителей. В местном депо перестали обслуживать паровозы из-за отсутствия рабочих. Старик </text:span><text:span text:style-name="T50">–</text:span><text:span text:style-name="T4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50">– </text:span><text:span text:style-name="T54">А из Пинто Крика уже месяц нет новостей...</text:span></text:p>
      <text:p text:style-name="P5"><text:span text:style-name="T50">– </text:span><text:span text:style-name="T5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8">…</text:p>
      <text:p text:style-name="P14"><text:span text:style-name="T54">– </text:span>“<text:span text:style-name="T1">Что я могу сделать, чтобы вернуть всё назад?</text:span>”</text:p>
      <text:p text:style-name="P14"><text:span text:style-name="T54">– </text:span><text:span text:style-name="T44">Так и сказала?</text:span></text:p>
      <text:p text:style-name="P1"><text:span text:style-name="T50">– </text:span><text:span text:style-name="T44">Да, </text:span><text:span text:style-name="T45">Фэнси</text:span><text:span text:style-name="T4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54">– </text:span><text:span text:style-name="T44">Что бы это значило, Флер?</text:span></text:p>
      <text:p text:style-name="P14"><text:span text:style-name="T54">– </text:span><text:span text:style-name="T44">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8">…</text:p>
      <text:p text:style-name="P7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8">– Куда проваливаться?</text:p>
      <text:p text:style-name="P78">– Они не знают. В тех провалах не видно дна...</text:p>
      <text:p text:style-name="P78">…</text:p>
      <text:p text:style-name="P7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8">– Леди и джентлькольты! Приём окончен! Её Высочество Принцесса Селестия будет рада видеть <text:s/>вас в следующую среду!</text:p>
      <text:p text:style-name="P7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8">– Привет, Селестия. – подчёркнуто нейтрально обратился я. – Как дела?</text:p>
      <text:p text:style-name="P48">– Привет… Макс. <text:s/>Не очень, мягко говоря.</text:p>
      <text:p text:style-name="P47"><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8">–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2">–</text:span> Пятьдесят шесть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0">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9">— </text:span><text:span text:style-name="T4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8">–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8">Селестия подошла к фонтанчику, обмакнула в него копыто и провела им по лбу.</text:p>
      <text:p text:style-name="P4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8">Я сделал вид, что не заметил полунамёка в последнем предложении. Выяснять отношения и мириться мне не хотелось.</text:p>
      <text:p text:style-name="P48">– Порадовать, к сожалению, нечем. Твой приятель, Норфолк Каррус, исчез. Судя по всему, во сне.</text:p>
      <text:p text:style-name="P48">– И Норф? О-о-о, нет!</text:p>
      <text:p text:style-name="P48">Селестия в отчаянии села на пол, прижав копыто к виску и опустошенно качая головой.</text:p>
      <text:p text:style-name="P4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8">Аликорница подняла голову и <text:span text:style-name="T11">удручённо</text:span> посмотрела на меня.</text:p>
      <text:p text:style-name="P4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8">– Может, спросишь Луну, куда деваются пони? Сон по её части.</text:p>
      <text:p text:style-name="P47"><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8">– Может, мне поговорить с ней?</text:p>
      <text:p text:style-name="P47"><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9">– Ну ок. Тогда она обрадуется следующей новости: я ухожу.</text:p>
      <text:p text:style-name="P49">Селестия еле заметно дрогнула ушами. Она отвернулась и молча смотрела в окно, не выказывая эмоций.</text:p>
      <text:p text:style-name="P49"><text:soft-page-break/>Я продолжил.</text:p>
      <text:p text:style-name="P4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9">Поза аликорницы стала чуть менее скованной. На грани слышимости я уловил её вздох. Она наконец повернулась ко мне и слабо улыбнулась.</text:p>
      <text:p text:style-name="P4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9">– А в мешочке что?</text:p>
      <text:p text:style-name="P4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9">Я хотел было оскорбиться такой опекой со стороны аликорницы, но, глянув в её глаза, передумал.</text:p>
      <text:p text:style-name="P49">– Твоё высочество<text:span text:style-name="T1">, ты, вообще, спишь по ночам? У тебя глаза красные, как у кролика-альбиноса.</text:span></text:p>
      <text:p text:style-name="P4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9">–<text:span text:style-name="T1"> Отправляйся, Макс. Очень надеюсь на успех твоей миссии.</text:span></text:p>
      <text:p text:style-name="P58">Она повернулась и вышла из зала, почти подметая хвостом пол.</text:p>
      <text:p text:style-name="P49"/>
      <text:p text:style-name="P1"><text:span text:style-name="T51">&lt;</text:span><text:span text:style-name="T67">Mark Knopfler - </text:span><text:span text:style-name="T66">Hill Farmer's Blues</text:span><text:span text:style-name="T51">&gt;</text:span></text:p>
      <text:p text:style-name="P52">***</text:p>
      <text:p text:style-name="P49"/>
      <text:p text:style-name="P5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7">–<text:span text:style-name="T1"> Но магия есть и сейчас, мам!</text:span></text:p>
      <text:p text:style-name="P57"><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2">Так возникли пони и многие другие.</text:p>
      <text:p text:style-name="P5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7">–<text:span text:style-name="T1"> Весь мир как Вечнодикий лес?</text:span></text:p>
      <text:p text:style-name="P72">–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2">– Мааам, а со мной связан элементаль?</text:p>
      <text:p text:style-name="P72">– Конечно, Эйприл. В каждом из нас есть её бессмертная искорка.</text:p>
      <text:p text:style-name="P1"><text:span text:style-name="T4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7"><text:span text:style-name="T1">– Конечно, мам! «День горящего очага» </text:span>— <text:span text:style-name="T1">верно?</text:span></text:p>
      <text:p text:style-name="P72">–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72">Так возникли аликорны.</text:p>
      <text:p text:style-name="P7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72">Имя её было Селестия.</text:p>
      <text:p text:style-name="P72">За ней последовала и сестра её, Луна.</text:p>
      <text:p text:style-name="P7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2">То есть, всегда.</text:p>
      <text:p text:style-name="P72">Тут и сказке конец. А теперь, Эйприл, залазь на полку и закрывай глазки.</text:p>
      <text:p text:style-name="P72">– Ну мааам! Раскажи ещё что-нибудь! Про Сомбру!</text:p>
      <text:p text:style-name="P72">–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72">– А почему только тебя? А меня? А дядю-горгулия?</text:p>
      <text:p text:style-name="P72">– <text:s/>Тебя я забрать ему не дам. А в дядю не тыкай копытом, это невежливо! Спи уже, мой маленький!</text:p>
      <text:p text:style-name="P72">– Поцелуй меня на ночь, мам!</text:p>
      <text:p text:style-name="P72"><text:soft-page-break/>– Конечно, мой хороший...</text:p>
      <text:p text:style-name="P72"/>
      <text:p text:style-name="P49">Вагоны убаюкивающе перестукивались по рельсам, унося меня прочь от Кантерлота. Я перевернулся на другой бок и провалился в сон.</text:p>
      <text:p text:style-name="P49"/>
      <text:h text:style-name="Heading_20_2" text:outline-level="2">10. Понивилль</text:h>
      <text:p text:style-name="P49"/>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5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9">–<text:span text:style-name="T1"> Вот этот подойдёт. </text:span>–<text:span text:style-name="T1"> ткнул я в квадратик на карте, расположенный на окраине.</text:span></text:p>
      <text:p text:style-name="P58">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50">–</text:span><text:span text:style-name="T44">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9">– Ты что, как-тя-там, впервые на базаре? Так таращишься по сторонам, как будто морковку с картохой впервые в жизни увидел.</text:p>
      <text:p text:style-name="P4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9">Я перегнулся через прилавок, стараясь рассмотреть кьютимарку кобылки. </text:p>
      <text:p text:style-name="P49">–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9">Так и есть! На крупе кобылки красовались три яблока. Вот только, блин, как её звали-то?</text:p>
      <text:p text:style-name="P49">– <text:s/>Прошу прощения, Аппл.. Эппл.. Эпплхэт?</text:p>
      <text:p text:style-name="P49">– Ща залеплю оплеуху. – мрачно процедила пони. – Мало того, что таращится, как василиск, так ещё и издевается!</text:p>
      <text:p text:style-name="P49">– Да ладно тебе, Эй-Джей! Вполне милое имя. – хихикнул дракончик с кукурузой, проходя мимо.</text:p>
      <text:p text:style-name="P49">Ага, вот!</text:p>
      <text:p text:style-name="P49">– Извините меня пожалуйста, Эй-Джей, просто мне показалось, что вы напоминаете одну мою знакомую.</text:p>
      <text:p text:style-name="P49">– Эй-Джей я для друзей! – сварливо заметила поняха, – А для всех остальных — тебя тоже! — Эпплджек.</text:p>
      <text:p text:style-name="P49">Блин, опять облажался. Как-то хреново начинается знакомство с Понивиллем.</text:p>
      <text:p text:style-name="P49">– Понял. А меня зовут Макс. Приятно было познакомиться, Эпплджек.</text:p>
      <text:p text:style-name="P49">Я повернулся было уходить.</text:p>
      <text:p text:style-name="P49">– Э-э-э… Макс?</text:p>
      <text:p text:style-name="P49">– Да? – я повернулся обратно.</text:p>
      <text:p text:style-name="P49">Поняха водила копытом по прилавку. Надвинутая на лоб шляпа скрывала выражение мордочки. </text:p>
      <text:p text:style-name="P4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9">Я вернулся к прилавку.</text:p>
      <text:p text:style-name="P4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9">– Сколько стоят вот эти? – указал я на пирамидку красных яблок размером с треть арбуза каждое.</text:p>
      <text:p text:style-name="P49">– Ред Делишес? Две серебряшки.</text:p>
      <text:p text:style-name="P49">– Куча?</text:p>
      <text:p text:style-name="P49">– Ну ты даёшь! – хмыкнула Эпплджек. – Даже не смешно.</text:p>
      <text:p text:style-name="P49">– Неужели штука?</text:p>
      <text:p text:style-name="P49"><text:soft-page-break/>Поняшка выпрыгнула из-за прилавка и смерила меня долгим взглядом.</text:p>
      <text:p text:style-name="P4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9">Я улыбнулся и кивнул в ответ. Ситуация начала выправляться.</text:p>
      <text:p text:style-name="P49">–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9">– А сколько стоит вот это? – указал я на небольшую прикрытую от солнца мешковиной баночку с содержимым удивительной радужной расцветки.</text:p>
      <text:p text:style-name="P4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9">Поняшка набрала ложечку джема и предложила мне. </text:p>
      <text:p text:style-name="P4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9">– Это просто восхитительно! Чудесно! Никогда такого не пробовал! И даже представить не мог, что такая вкуснотень существует!</text:p>
      <text:p text:style-name="P49">Эпплджек просто расцвела от моих дифирамбов.</text:p>
      <text:p text:style-name="P49">– Тебе, сахарок, как гостю города, сделаю скидку. Забирай за шестьдесят. Раньше меньше чем золотой не отдавала.</text:p>
      <text:p text:style-name="P49">Расплачиваясь, я спросил:</text:p>
      <text:p text:style-name="P49">– Ты, случаем, не знаешь, как пройти к городской библиотеке?</text:p>
      <text:p text:style-name="P49">Эпплджек, вскинув копыто ко лбу, запричитала:</text:p>
      <text:p text:style-name="P49">–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9">Тут Эпплджек прервалась и что есть силы замахала кому-то:</text:p>
      <text:p text:style-name="P49">– Рэр! Эй! Рэр! Давай к нам!</text:p>
      <text:p text:style-name="P4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9">–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9"><text:soft-page-break/>– Эпплджек! Сколько можно повторять: модельер, а не рукодельница! Проведу, конечно. – устало произнесла Рэрити.</text:p>
      <text:p text:style-name="P49">– А какая разница? – беспечно махнула копытом Эпплджек, не обращая внимание на нахмурившуюся единорожку. – Шмотки — они и в Эппллузе шмотки.</text:p>
      <text:p text:style-name="P49">– Разница, как если бы тебя вместо огородницы назвали… ммм… <text:s/>реднеком. Пойдёмте, Макс.</text:p>
      <text:p text:style-name="P4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9">– Огородница!.. Ишь, чего выдумала! По мне, так уж лучше “реднек”, чем “огородница”! – слышалось бурчание Эпплджек нам вдогонку.</text:p>
      <text:p text:style-name="P49">Единорожка с серьёзным видом завела меня за угол и только после этого звонко расхохоталась.</text:p>
      <text:p text:style-name="P49">– Я думал, вы друзья. – заметил я.</text:p>
      <text:p text:style-name="P4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9">– Буду только рад. Сам бы предложил, да не успел.</text:p>
      <text:p text:style-name="P4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9">– Не сомневаюсь. Мы в конце-концов неплохо поладили и она даже сделала мне скидку на вольт-яблочн<text:span text:style-name="T1">ый</text:span> джем.</text:p>
      <text:p text:style-name="P49">– А почём продала, если не секрет?</text:p>
      <text:p text:style-name="P49">– За шестьдесят бит.</text:p>
      <text:p text:style-name="P4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9">Единорожка чуть не подпрыгивала от любопытства. Заметив мою отвалившуюся челюсть, она вновь рассмеялась.</text:p>
      <text:p text:style-name="P4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9"><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9">– От недосыпа. – перебил я Рэрити. – Красные от недосыпа глаза я не спутаю ни с чем. Сам такие двадцать лет наблюдал в зеркале.</text:p>
      <text:p text:style-name="P4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9">Мы остановились перед деревом.</text:p>
      <text:p text:style-name="P49">Даже не так. </text:p>
      <text:p text:style-name="P49">Мы остановились перед ДЕРЕВОМ! </text:p>
      <text:p text:style-name="P4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9">–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9">Единорожка удалилась, оставив <text:span text:style-name="T1">после себя лёгкий запах жасмина.</text:span></text:p>
      <text:p text:style-name="P49"/>
      <text:h text:style-name="Heading_20_2" text:outline-level="2"><text:soft-page-break/>11. Библиотека Золотого Дуба</text:h>
      <text:p text:style-name="P49"/>
      <text:p text:style-name="P49">– Э-э-э… Добрый день?</text:p>
      <text:p text:style-name="P4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8">Мне показалось, единорожка смотрела на меня малость раздражённо. Фолиант с громким стуком хлопнулся на пол.</text:p>
      <text:p text:style-name="P4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9">Йопт! Ещё один Шерлок Холмс на мою голову!</text:p>
      <text:p text:style-name="P49">– Извиняюсь за нескромность, а откуда тебе про меня известно?</text:p>
      <text:p text:style-name="P1"><text:span text:style-name="T5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44">под твоим руководством</text:span><text:span text:style-name="T50">. Подожди немного, я отсистематизирую нужную информацию и расскажу тебе, насколько далеко смогла продвинуться.</text:span></text:p>
      <text:p text:style-name="P47">“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9">Твайлайт аж затопала на месте.</text:p>
      <text:p text:style-name="P49">–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9">...</text:p>
      <text:p text:style-name="P49">– И оборудовать подвал библиотеки бронекапсулой для безопасных испытаний!</text:p>
      <text:p text:style-name="P49">–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9"><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8">– Хм. Странно. А я помню, как ты, вертясь перед зеркалом, говорила: ну почему я не…</text:p>
      <text:p text:style-name="P58">–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8"/>
      <text:p text:style-name="P51">***</text:p>
      <text:p text:style-name="P49"/>
      <text:p text:style-name="P121"><text:tab/>Свеча отбрасывала мягкие тени на книжные полки. Спайк положил обглоданную кочерыжку на горку и принялся облизывать пальцы.</text:p>
      <text:p text:style-name="P58">– Так. – <text:s/>я ткнул в позицию в длинном списке оснащения. – Зачем тебе преобразователь пси-поля?</text:p>
      <text:p text:style-name="P5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8">– Спайк! Ковыряться когтем в зубах некрасиво! Тем более, при посторонних!</text:p>
      <text:p text:style-name="P58"><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8">– СПАЙК!!! Откуда ты взял этот листок?!! – Твайлайт покраснела, как варёный рак и выхватила бумажку у меня из рук.</text:p>
      <text:p text:style-name="P58">– У тебя в черновиках, естественно. Ты сама сказала экономить бумагу. – пожал плечами дракончик.</text:p>
      <text:p text:style-name="P58">Я осторожно взял листок назад, перевернув его обратно.</text:p>
      <text:p text:style-name="P58">– Электростимулятор гипоталамуса. Драконий. В комплекте с усиленной больничной койкой и набором фиксаторов.</text:p>
      <text:p text:style-name="P58">– Это ещё чего??? – удивился Спайк. – я что-то не помню, чтоб ты такое хотела!</text:p>
      <text:p text:style-name="P58">–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8"><text:span text:style-name="T12">– Вот ещё! </text:span>– возмутился дракончик. – Никогда на такое не соглашусь!</text:p>
      <text:p text:style-name="P58">– Но ты сам подумай, как было бы здорово обладать крыльями! – мечтательно возразила Твайлайт.</text:p>
      <text:p text:style-name="P58">–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8"><text:soft-page-break/>– Угу. Только шар ты же и прожёг, соревнуясь с Рэйнбоу Дэш в силе отрыжки.</text:p>
      <text:p text:style-name="P5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8">–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8">– А почему тебя отстранили?</text:p>
      <text:p text:style-name="P58">– Из-за первых результатов. – единорожка насупилась ещё больше. – Они были ужасными.</text:p>
      <text:p text:style-name="P58"/>
      <text:p text:style-name="P60">***</text:p>
      <text:p text:style-name="P49"/>
      <text:p text:style-name="P4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9">Со слов Луны, оболочка реальности истончилась и начала прорываться. И первой она начала рваться во снах, где она и так тонка.</text:p>
      <text:p text:style-name="P49">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72">– Ага, он был закладкой в четвёртом номере «PlayMare», в разделе «Тридцать две позы, которые удивят вашего френдкольта».</text:p>
      <text:p text:style-name="P72">– Спайк! Немедленно ложись спать!</text:p>
      <text:p text:style-name="P72">– Уже иду. Кукурузу доем только и иду.</text:p>
      <text:p text:style-name="P72">– Кстати, а почему Индрэ считали одержимым?</text:p>
      <text:p text:style-name="P7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7">— далеко не у всякого опытного мага хватит силы его вызвать</text:span>. И совсем немногим удастся контролировать его направление.</text:p>
      <text:p text:style-name="P72">– Так у вас знают про людей? Вот это новость!. В Кантерлоте, да и в Понивилле все обращаются со мной, как с диковинкой.</text:p>
      <text:p text:style-name="P72">–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2">– Хм. Ясно. Продолжай, Твайлайт.</text:p>
      <text:p text:style-name="P58"/>
      <text:p text:style-name="P58"><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8">–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8">–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8">– Так давай сюда весь Понивилль притащим! Это ж будет на 20% круче! Представляю себе видок Биг Мака в теле мисс Черили, гы-гы!</text:p>
      <text:p text:style-name="P58">–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8">–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8">–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8">– Скажи уж прямо, поближе к королевскому дворцу, Рэр! Все в курсе твоих интересов, сахарок!</text:p>
      <text:p text:style-name="P58">– Эпплджек, я попрошу! Я же никому не говорю, ЧТО ты делаешь с огурцами!</text:p>
      <text:p text:style-name="P58">– !!!</text:p>
      <text:p text:style-name="P58">–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8">Я уселась на пуфике, а подруги заняли места на матрасах…</text:p>
      <text:p text:style-name="P72"/>
      <text:p text:style-name="P72">– Спайк, будь добр, принеси дневник эксперимента. Он в подвале, за шкафом с ретортами, в...</text:p>
      <text:p text:style-name="P72"><text:soft-page-break/>– В сейфе, я в курсе.</text:p>
      <text:p text:style-name="P72"/>
      <text:p text:style-name="P74">***</text:p>
      <text:p text:style-name="P85">&lt;Seal — Amazing <text:span text:style-name="T1">(T</text:span><text:span text:style-name="T12">hin White Duke Remix)</text:span>&gt;</text:p>
      <text:p text:style-name="P72">Дата: 12.04.1003 А.С.</text:p>
      <text:p text:style-name="P72">Эксперимент: заклинание Воплощения Индрэ</text:p>
      <text:p text:style-name="P72">Испытуемая: Эпплджек</text:p>
      <text:p text:style-name="P72">Синопсис: запись сна со слов испытуемой</text:p>
      <text:p text:style-name="P72">Замечания: замечаний нет</text:p>
      <text:p text:style-name="P72"/>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8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3">— солнце. Моё солнце.</text:span><text:span text:style-name="T6">»</text:span></text:p>
      <text:p text:style-name="P12">Я остановилась перед дверью. Четыре ярда брони отделяли меня от Эквестрии. Четыре ярд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2"/>
      <text:p text:style-name="P72">Примечания: ПипБак? Стойло? Двойники? Параллельные Эквестрии?</text:p>
      <text:p text:style-name="P1"/>
      <text:p text:style-name="P3">***</text:p>
      <text:p text:style-name="P1"/>
      <text:p text:style-name="P72">Дата: 12.04.1003 А.С.</text:p>
      <text:p text:style-name="P72">Эксперимент: заклинание Воплощения Индрэ</text:p>
      <text:p text:style-name="P72">Испытуемая: Рэйнбоу Дэш</text:p>
      <text:p text:style-name="P72">Синопсис: описание пробуждения испытуемой</text:p>
      <text:p text:style-name="P72">Замечания: испытуемая отказалась дать описание сна. «Гы-гы... Хренасе... Человеки рулят...» <text:span text:style-name="T16">—</text:span><text:span text:style-name="T17"> </text:span><text:span text:style-name="T70">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8">&lt;<text:span text:style-name="T69">d.notive — Talking Flight</text:span>&gt;</text:p>
      <text:p text:style-name="P72">Дата: 12.04.1003 А.С.</text:p>
      <text:p text:style-name="P72">Эксперимент: заклинание Воплощения Индрэ</text:p>
      <text:p text:style-name="P72">Испытуемая: Рэрити</text:p>
      <text:p text:style-name="P72">Синопсис: запись сна со слов испытуемой</text:p>
      <text:p text:style-name="P72">Замечания: замечаний нет</text:p>
      <text:p text:style-name="P72"/>
      <text:p text:style-name="P1"><text:span text:style-name="T44">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3">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70"> </text:span><text:span text:style-name="T53">— чёрный экран. Он высасывает из </text:span>эгрегора Эквестрии (места, откуда берутся и куда уходят <text:span text:style-name="T1">всепони</text:span><text:span text:style-name="T6">, </text:span><text:span text:style-name="T53">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72"/>
      <text:p text:style-name="P74">***</text:p>
      <text:p text:style-name="P72"/>
      <text:p text:style-name="P72">Дата: 12.04.1003 А.С.</text:p>
      <text:p text:style-name="P72">Эксперимент: заклинание Воплощения Индрэ</text:p>
      <text:p text:style-name="P72">Испытуемая: Флаттершай</text:p>
      <text:p text:style-name="P72">Синопсис: описание пробуждения испытуемой</text:p>
      <text:p text:style-name="P7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2"/>
      <text:p text:style-name="P72">* Примечания: при виде кексиков истерика случилась с Пинки Пай.</text:p>
      <text:p text:style-name="P72"/>
      <text:p text:style-name="P60">***</text:p>
      <text:p text:style-name="P58"/>
      <text:p text:style-name="P72">Дата: 12.04.1003 А.С.</text:p>
      <text:p text:style-name="P72">Эксперимент: заклинание Воплощения Индрэ</text:p>
      <text:p text:style-name="P72">Испытуемая: Пинки Пай</text:p>
      <text:p text:style-name="P72">Синопсис: описание пробуждения испытуемой</text:p>
      <text:p text:style-name="P72">Замечания: испытуемая отказалась дать описание сна.</text:p>
      <text:p text:style-name="P72"/>
      <text:p text:style-name="P7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2"/>
      <text:p text:style-name="P72">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4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63">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8">– Здравствуй, Макс.</text:p>
      <text:p text:style-name="P58">Я молча смотрел на неё, слегка пошатываясь. В голове воцарилась звенящая пустота.</text:p>
      <text:p text:style-name="P58">Селестия шагнула мне навстречу.</text:p>
      <text:p text:style-name="P58">– Пожалуйста, прошу тебя, не думай так. Мы — не плод твоего воображения, мы — живые, мы — существуем! Когда ты так думаешь, я чувствую, как мир тает.</text:p>
      <text:p text:style-name="P5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8">– <text:s/>Думаю как?</text:p>
      <text:p text:style-name="P58">– Думаешь, что мы — плод твоего воображения, отравленного наркотиком. Это не так. Прошу тебя...</text:p>
      <text:p text:style-name="P58">– А если ты — действительно мой бред? – съязвил я. – Вот сейчас протрезвею, и ты исчезнешь.</text:p>
      <text:p text:style-name="P58"><text:soft-page-break/>Порыв ветра скрыл аликорницу в вихре снежинок. Её очертания расплылись.</text:p>
      <text:p text:style-name="P58">– Эй, постой, ты куда? Я пошутил! Погоди, не исчезай! Стой! Не оставляй меня здесь!!! Я пошутил!!!</text:p>
      <text:p text:style-name="P5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8">– Ты напугала меня! – пожаловался я ей. – Не исчезай больше!</text:p>
      <text:p text:style-name="P58">Аликорница прижала меня к себе крыльями и устало усмехнулась.</text:p>
      <text:p text:style-name="P5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4">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8">– Знаешь, я всё думал над твоими словами тогда, ну, ты помнишь... В бассейне. Они всё ещё в силе? Я могу быть твоим другом?</text:p>
      <text:p text:style-name="P58">Аликорница тихо засмеялась, защекотав мне ухо.</text:p>
      <text:p text:style-name="P58">–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8">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8">– Времени осталось немного. Мне надо, чтобы ты запомнил одну вещь.</text:p>
      <text:p text:style-name="P58">– А?</text:p>
      <text:p text:style-name="P5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8">– Я доведу! Обещаю! Но что может случиться с тобой, Тия?</text:p>
      <text:p text:style-name="P5">Стук стал громче.</text:p>
      <text:p text:style-name="P58">–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8">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8"><text:soft-page-break/>– Что за ерунда? – Я схватился за голову, пытаясь не дать ей взорваться. Потом взглянул вниз и схватился за другое. – Что за херня??!</text:p>
      <text:p text:style-name="P58">Я вскочил и в спешке начал одеваться.</text:p>
      <text:p text:style-name="P58">БАЦ-БАЦ-БАЦ!!!</text:p>
      <text:p text:style-name="P58">– Уже бегу!</text:p>
      <text:p text:style-name="P58">Одевая штаны, я попрыгал к двери на одной ноге. На пороге стояла серая пегаска с косящим взглядом.</text:p>
      <text:p text:style-name="P58">– Привет, Макс. Тебе корреспонденция. – пегаска порылась в сумке и выудила зубами пухлый пакет.</text:p>
      <text:p text:style-name="P58">– «Особенности поведения, питания и размножения приматов». – прочитал я на стикере.</text:p>
      <text:p text:style-name="P58">–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50">—</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8">– Но нигде не сказано, какие частицы надо ускорять! Мне за эти самоцветы от сестры влетит!</text:p>
      <text:p text:style-name="P5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9">– Эээ! Это что же получается? Выходит, зря я яблоки <text:span text:style-name="T1">притащила</text:span>? Нам же не сидр нужен?</text:p>
      <text:p text:style-name="P49">–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8">–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8">– Эээ! Я не собираюсь ни с чем сталкивать свои яблоки! И перегонять тоже! Давайте лучше их съедим.</text:p>
      <text:p text:style-name="P58">– Тише, поняши! Нас могут услышать! Зачем сейчас спорить о том, о чём мы уже спорили вчера и позавчера?</text:p>
      <text:p text:style-name="P58"><text:soft-page-break/>– Тебе легко говорить, Ску! Ты никакой своей особенной частицы не притащила! Давай мы твой скутер к ускорителю пришпандорим?</text:p>
      <text:p text:style-name="P49"><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8">– Так причём тут ускоритель, Скуталу?! Говорю ж, это для заклинания Индрэ...</text:p>
      <text:p text:style-name="P58">…</text:p>
      <text:p text:style-name="P5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8">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text:span></text:p>
      <text:p text:style-name="P58">Закрыв дверь, я отправился в город.</text:p>
      <text:p text:style-name="P58">…</text:p>
      <text:p text:style-name="P58">–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8">– Ну, если по аналогии с садовым шлангом, струя воды сметёт весь песок и может облить всех рядом присутствующих.</text:p>
      <text:p text:style-name="P58">–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8">– А ты неопытный маг? – парировал я.</text:p>
      <text:p text:style-name="P58">–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4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50"> </text:span><text:span text:style-name="T44">Мощнее ускорителя только магия драконов, аликорнов и Элементов Гармонии. Если бы я была...</text:span><text:span text:style-name="T12"> </text:span>Аа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2">–</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0">— </text:span><text:span text:style-name="T4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0">.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44">.</text:span></text:p>
      <text:p text:style-name="P58">…</text:p>
      <text:p text:style-name="P5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8">«<text:span text:style-name="T35">Чужестранец-человек разбил сердце нашей обожаемой Селестии! Двор в отчаянии </text:span><text:span text:style-name="T16">— </text:span><text:span text:style-name="T35">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8">Папарацци хреновы!</text:p>
      <text:p text:style-name="P58">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8"><text:span text:style-name="T12">– </text:span>Привет, Эй-Джей! У тебя проблемы?</text:p>
      <text:p text:style-name="P58"><text:span text:style-name="T12">– </text:span>Привет, сахарок. <text:span text:style-name="T12">– </text:span>озабоченно поприветствовала меня пони. <text:span text:style-name="T12">–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8"><text:span text:style-name="T12">– </text:span>А ты, Большой Мак,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8"><text:span text:style-name="T12">– </text:span>Думаю, я могу починить телегу. Только больших нагрузок эта ось уже не выдержит. Но до фермы худо-бедно доедете.</text:p>
      <text:p text:style-name="P58">Эпплджек с сомнением посмотрела на меня.</text:p>
      <text:p text:style-name="P58"><text:span text:style-name="T12">– </text:span>Хошь сказать, ты в Кантерлоте у Селестии под крылышком телеги чинил? Или Рэр сбрехала?</text:p>
      <text:p text:style-name="P58">Я мысленно ругнулся на языкатую единорожку и молча достал пенал с инструментами.</text:p>
      <text:p text:style-name="P58">…</text:p>
      <text:p text:style-name="P58">Собрав инструмент, я потолкал тележку назад-вперёд.</text:p>
      <text:p text:style-name="P58"><text:span text:style-name="T12">– Г</text:span>отово. Принимай работу, хозяйка!</text:p>
      <text:p text:style-name="P58">Эпплджек стиснула меня в сокрушающих объятиях.</text:p>
      <text:p text:style-name="P58"><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8"><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8"><text:span text:style-name="T12">– </text:span>Этой... Бери... Сам делал... Ток не говори никому, лады?</text:p>
      <text:p text:style-name="P58">Я сунул флягу за пазуху. Биг Мак молниеносно накрыл дерюгой подсумок и через мгновение за телегу заглянула Эпплджек.</text:p>
      <text:p text:style-name="P58"><text:span text:style-name="T12">– </text:span>Чегой-то вы тут скрытничаете, а?</text:p>
      <text:p text:style-name="P58">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8"><text:span text:style-name="T12">– </text:span>Бери, сахарок. Для тебя <text:span text:style-name="T12">— </text:span>самые <text:span text:style-name="T12">о</text:span>тборные. И помни: в Яблочной Аллее тебе всегда будут рады!</text:p>
      <text:p text:style-name="P58">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70">именно в такой последовательности.</text:span></text:p>
      <text:p text:style-name="P5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70">объявляла вывеска.</text:span></text:p>
      <text:p text:style-name="P58">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8"><text:span text:style-name="T12">– </text:span>Свободно? <text:span text:style-name="T12">– </text:span>спросил я у единственной пони, сидящей за столиком.</text:p>
      <text:p text:style-name="P58"><text:span text:style-name="T12">– </text:span>Да-да, конечно. <text:span text:style-name="T12">–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8"><text:span text:style-name="T12">– <text:s/></text:span>Пирог с грибами, яишницу и чизкейк<text:span text:style-name="T12"> – </text:span>сообщил я подошедшей официантке.</text:p>
      <text:p text:style-name="P58"><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8"><text:span text:style-name="T12">– </text:span>И салат «по-Кантерлотски».</text:p>
      <text:p text:style-name="P61">Пока я ел, пони мрачно смотрела на меня, положив голову на стол. Мне стало неловко от её тяжёлого взгляда и я попытался завести разговор.</text:p>
      <text:p text:style-name="P61"><text:span text:style-name="T12">– </text:span>Вы, наверное, ждёте кого-то?</text:p>
      <text:p text:style-name="P61"><text:span text:style-name="T12">– </text:span>Неа.</text:p>
      <text:p text:style-name="P61"><text:span text:style-name="T12">– </text:span>Просто обедаете?</text:p>
      <text:p text:style-name="P61"><text:span text:style-name="T12">– </text:span>Неа.</text:p>
      <text:p text:style-name="P61"><text:span text:style-name="T12">– </text:span>Просто сидите и мрачно смотрите на меня?</text:p>
      <text:p text:style-name="P61"><text:span text:style-name="T12">– </text:span>Неа.</text:p>
      <text:p text:style-name="P61">Хм, а эта пони не из разговорчивых. Ну ладно.</text:p>
      <text:p text:style-name="P61"><text:span text:style-name="T12">– </text:span>А что же вы делаете?</text:p>
      <text:p text:style-name="P61"><text:span text:style-name="T12">– </text:span>Веселюсь. <text:span text:style-name="T12">– </text:span>мрачно заявила пони.</text:p>
      <text:p text:style-name="P61"><text:span text:style-name="T12">– </text:span>Если я вас достал, то так и скажите. Извините.</text:p>
      <text:p text:style-name="P61">Я продолжил есть молча.</text:p>
      <text:p text:style-name="P61">Неожиданно пони улыбнулась и подмигнула мне. Её сморщенная мордочка разгладилась и стала весьма милой.</text:p>
      <text:p text:style-name="P61"><text:soft-page-break/><text:span text:style-name="T12">– </text:span>Привет, Макс!</text:p>
      <text:p text:style-name="P61">Вот Дискорд! То есть, чёрт! Обитатели этого городка в который раз поражали меня своей проницательностью. У меня на лбу написано, что ли?!</text:p>
      <text:p text:style-name="P61"><text:span text:style-name="T12">– </text:span>Мы с вами раньше встречались?</text:p>
      <text:p text:style-name="P61"><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1"><text:span text:style-name="T12">– </text:span>Оставь, Салвер.<text:span text:style-name="T12"> </text:span>Ему за счёт заведения.</text:p>
      <text:p text:style-name="P58"><text:span text:style-name="T12">– </text:span>Ясно, мисс Пинки. <text:span text:style-name="T12">– </text:span>официантка кивнула и ушла.</text:p>
      <text:p text:style-name="P58"><text:span text:style-name="T12">– Ч</text:span>его-о-о?<text:span text:style-name="T12"> </text:span>Так это твой бар?</text:p>
      <text:p text:style-name="P58"><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8">Говоря это, кобылка оттянула передними копытами нижние веки, став похожей на маньяка.</text:p>
      <text:p text:style-name="P58"><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8"><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8"><text:span text:style-name="T12">– </text:span>У меня есть идея получше. <text:span text:style-name="T12">– </text:span>на свет показалась фляга Большого Макинтоша.</text:p>
      <text:p text:style-name="P58"><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8"><text:span text:style-name="T12">– </text:span>Починил телегу. Только молчок про самогон, раз уж ты в курсе. <text:span text:style-name="T12">– </text:span>я разлил сидр по чашкам.</text:p>
      <text:p text:style-name="P58"><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8"><text:s/>Сидр Биг Мака на вкус был безобидным, чуть забродившим яблочным соком. Я выпил полную чашку и заявил Пинки:</text:p>
      <text:p text:style-name="P58"><text:span text:style-name="T12">– </text:span>Эт-то ты наззваешь ссуфер-ддуфер-ссильн...?</text:p>
      <text:p text:style-name="P5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8"><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ли Селестию в ванной.</text:p>
      <text:p text:style-name="P58">Это сравнение пробудило во мне полузабытое воспоминание.</text:p>
      <text:p text:style-name="P58"><text:span text:style-name="T12">– </text:span>Эммм... Скажи-ка мне, мой друг П-п-пинки... Легенда про фаэри <text:span text:style-name="T17">— </text:span><text:span text:style-name="T70">эт правда?</text:span></text:p>
      <text:p text:style-name="P58"><text:soft-page-break/><text:span text:style-name="T17">– </text:span><text:span text:style-name="T70">Какая из? Их много, вообще-то. Ик!</text:span></text:p>
      <text:p text:style-name="P58"><text:span text:style-name="T17">– </text:span><text:span text:style-name="T70">Про принцесс. Про то, что они фаэри, спустившиеся с неба во плоти, чтоб помогать пони управлять Эквестрией?</text:span></text:p>
      <text:p text:style-name="P58"><text:span text:style-name="T17">– </text:span><text:span text:style-name="T70">Макс, </text:span><text:span text:style-name="T17">– </text:span><text:span text:style-name="T70">захихикала Пинки, взъерошив копытами розовые кудряшки и попытавшись соорудить из них бороду, </text:span><text:span text:style-name="T17">–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8"><text:span text:style-name="T17">–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8"><text:span text:style-name="T17">– </text:span><text:span text:style-name="T70">Ты что-о-о! Нельзя любить фаэри! Она похитит твоё сердце, и ты будешь искать её, пока не... </text:span><text:span text:style-name="T17">– </text:span><text:span text:style-name="T70">Пинки погрузилась в так и не съеденный салат «по-Кантерлотски» и захрапела.</text:span></text:p>
      <text:p text:style-name="P58"><text:span text:style-name="T17">– </text:span><text:span text:style-name="T70">Пока не умру?</text:span></text:p>
      <text:p text:style-name="P58"><text:span text:style-name="T17">– </text:span><text:span text:style-name="T70">Нет, глупенький, </text:span><text:span text:style-name="T17">– </text:span><text:span text:style-name="T70">пробулькала Пинки из миски. </text:span><text:span text:style-name="T17">– </text:span><text:span text:style-name="T70">Пока не найдёшь.</text:span></text:p>
      <text:p text:style-name="P6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2">Холодок незаметно прокрался мне в душу и прояснил мозги. Я кинул взгляд на часы на стене. Было без десяти шесть.</text:p>
      <text:p text:style-name="P62">Бля!</text:p>
      <text:p text:style-name="P62">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62">БАМММ!!!</text:p>
      <text:p text:style-name="P6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2"><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62"><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62"><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62"><text:span text:style-name="T12">– </text:span>У нас?</text:p>
      <text:p text:style-name="P62">Пинки молча поддела меня носом и буквально закинула на спину.</text:p>
      <text:p text:style-name="P6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2">Но недостаточное.</text:p>
      <text:p text:style-name="P6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2"><text:span text:style-name="T12">– </text:span>Стооой! <text:span text:style-name="T12">– </text:span>заорал я. <text:span text:style-name="T12">– </text:span>Выпрыгивай из бочки!!!</text:p>
      <text:p text:style-name="P62">Кобылка-пилот улыбнулась и постукала копытцем по шлему, показывая, что не слышит меня.</text:p>
      <text:p text:style-name="P62"><text:span text:style-name="T12">– </text:span>Выпрыгивааа... <text:span text:style-name="T12">– </text:span>мой крик утонул в рёве рвущихся фейерверков.</text:p>
      <text:p text:style-name="P6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2">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2"><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62">Поняшка ткнула в бок белоснежную пони-единорога. Та раскрыла глаза и осмотрелась.</text:p>
      <text:p text:style-name="P62"><text:span text:style-name="T12">– </text:span>Смотри, вот те и ответ на вопрос, куда деваются пони!</text:p>
      <text:p text:style-name="P62"><text:span text:style-name="T12">– </text:span>Где? <text:span text:style-name="T12">– </text:span>единорожка начала оглядываться.</text:p>
      <text:p text:style-name="P62"><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62"><text:span text:style-name="T12">– </text:span>И что? Я всё равно не пойму, куда пони деваются? И куда пропала Скуталу?</text:p>
      <text:p text:style-name="P62"><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6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2"/>
      <text:p text:style-name="P66">***<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8"/>
      <text:p text:style-name="P75">Приветствую тебя, мой маленький человек!</text:p>
      <text:p text:style-name="P7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7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12">—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12">— </text:span>ключ к разгадке тайны исчезновения пони.</text:p>
      <text:p text:style-name="P75"><text:span text:style-name="T12">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107">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7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7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7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7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5">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5">«<text:span text:style-name="T12">P.S. Н</text:span>е гневите мироздание воровством! <text:span text:style-name="T35">Обмен рулит</text:span>!»</text:p>
      <text:p text:style-name="P7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5">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75"/>
      <text:p text:style-name="P5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7"/>
      <text:p text:style-name="P57">P.S.P.S. <text:span text:style-name="T1">Я всё равно дождусь, когда ты перестанешь злиться!</text:span></text:p>
      <text:p text:style-name="P72"/>
      <text:h text:style-name="Heading_20_2" text:outline-level="2">13. Мэйнхэттен</text:h>
      <text:p text:style-name="P87">ZZ Top – Gimme all your lovin</text:p>
      <text:p text:style-name="P62"><text:span text:style-name="T12">– </text:span>Попробуй ещё раз. Может, сбой соединения.</text:p>
      <text:p text:style-name="P6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2"><text:span text:style-name="T12">– </text:span>Не отсылается. Глюк какой-то.</text:p>
      <text:p text:style-name="P62">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62"><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62"><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2"/>
      <text:p text:style-name="P66">***</text:p>
      <text:p text:style-name="P62"/>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2"><text:span text:style-name="T12">– </text:span>Это неправильно! <text:span text:style-name="T12">– </text:span>заявила Рэйнбоу Дэш, отвернувшись от окна.</text:p>
      <text:p text:style-name="P62"><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62"><text:span text:style-name="T12">– </text:span>Да я не про то! <text:span text:style-name="T12">– </text:span>отмахнулась пегаска. <text:span text:style-name="T12">– </text:span>Посмотри на поле.</text:p>
      <text:p text:style-name="P62"><text:span text:style-name="T12">– </text:span>И что? Поле как поле.</text:p>
      <text:p text:style-name="P62"><text:span text:style-name="T12">– </text:span>Оно не убрано. <text:span text:style-name="T12">– </text:span>мрачно ответила Дэш. <text:span text:style-name="T12">– </text:span>Ужас, сколько кукурузы пропадает!</text:p>
      <text:p text:style-name="P62">Я присмотрелся получше и указал пегаске на очередной городок, проносящийся за окном.</text:p>
      <text:p text:style-name="P62"><text:span text:style-name="T12">– </text:span>У самого посёлка поля убраны. Наверняка дойдёт дело и до остальных.</text:p>
      <text:p text:style-name="P62"><text:span text:style-name="T12">– </text:span>Не дойдёт. <text:span text:style-name="T12">– </text:span>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2"><text:span text:style-name="T12">– </text:span>Спасибо, но от пинкиных плюшек у меня фланки округляются.</text:p>
      <text:p text:style-name="P62"><text:span text:style-name="T12">– </text:span>Да ладно тебе! От одной не округлятся.</text:p>
      <text:p text:style-name="P62"><text:span text:style-name="T12">– </text:span>От одной —<text:span text:style-name="T12"> </text:span>нет. Но я ж на одной не остановлюсь. <text:span text:style-name="T12">– </text:span>Пегаска взяла карту и нахмурилась. <text:span text:style-name="T12">– </text:span>Да что ж такое, какого сена! Одни валеты идут!</text:p>
      <text:p text:style-name="P62">За окном несколько пони работали на поле. Что-то странное было в их деятельности.<text:span text:style-name="T12"> </text:span>Как будто…</text:p>
      <text:p text:style-name="P62"><text:span text:style-name="T12">– О</text:span>но и понятно, что поля не убраны. Откуда ж им быть убранными, когда на двух работающих пони целая толпа бездельников!</text:p>
      <text:p text:style-name="P6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2"><text:span text:style-name="T12">– </text:span>Они паслись… Ты можешь себе представить? Макс! Они ПАСЛИСЬ! Ели траву, как какие-то дикари! Фигня какая-то…</text:p>
      <text:p text:style-name="P6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2"><text:soft-page-break/>…</text:p>
      <text:p text:style-name="P62">ВЖИИИИИИИИИ!!!</text:p>
      <text:p text:style-name="P6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2"><text:span text:style-name="T12">– </text:span>Что за…?</text:p>
      <text:p text:style-name="P10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2"><text:span text:style-name="T12">– </text:span>Леди и джентльпони! Просьба не паниковать! Поезд дальше не идёт: впереди провал! <text:span text:style-name="T12">– </text:span>крикнул проводник.</text:p>
      <text:p text:style-name="P62"><text:span text:style-name="T12">– </text:span>Какой ещё, в дышло, провал? Я проезжал тут два дня назад!</text:p>
      <text:p text:style-name="P62"><text:span text:style-name="T12">– </text:span>Безобразие! Верните мне деньги за билет!</text:p>
      <text:p text:style-name="P62"><text:span text:style-name="T12">– </text:span>Как вы смеете! Я опоздаю в порт! <text:s/><text:span text:style-name="T12">– </text:span>послышались выкрики в толпе.</text:p>
      <text:p text:style-name="P62">Проводник — седой земнопони стального цвета — поставил фонарь на пол и вытер со лба пот.</text:p>
      <text:p text:style-name="P62"><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2">Я осторожно подошёл к краю и глянул вниз. </text:p>
      <text:p text:style-name="P6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2"><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2"><text:span text:style-name="T12">– </text:span>Дэш, нам надо на ту сторону.</text:p>
      <text:p text:style-name="P62"><text:span text:style-name="T12">– </text:span>Нет проблем. Я могу тебя перенести.</text:p>
      <text:p text:style-name="P62">Я с сомнением посмотрел на пегаску. Дэш в холке была мне по пояс.</text:p>
      <text:p text:style-name="P62"><text:span text:style-name="T12">– </text:span>Ты точно в этом уверена?</text:p>
      <text:p text:style-name="P6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2"><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62">Мля.</text:p>
      <text:p text:style-name="P62"><text:soft-page-break/><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2">Пегаска почесала затылок и заметила.</text:p>
      <text:p text:style-name="P62"><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6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2">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62">…</text:p>
      <text:p text:style-name="P6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2">Разумеется, я посмотрел вниз.</text:p>
      <text:p text:style-name="P6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2">…</text:p>
      <text:p text:style-name="P62">Я валялся на насыпи и трясся как в лихорадке. От пережитого шока меня тошнило.</text:p>
      <text:p text:style-name="P62"><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6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2"><text:span text:style-name="T12">– </text:span>Я чувствую, что только что упустил отличную возможность отлить на вселенную!</text:p>
      <text:p text:style-name="P62"/>
      <text:p text:style-name="P66">***</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2"><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7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7">Принцесса Селестия Эквестрийская» </text:span><text:span text:style-name="T52">– </text:span><text:span text:style-name="T56">прочитал охранник, близоруко щурясь.</text:span></text:p>
      <text:p text:style-name="P62"><text:span text:style-name="T12">– </text:span>Удостоверение личности предъявлять? <text:span text:style-name="T12">– </text:span>осведомился я.</text:p>
      <text:p text:style-name="P62"><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62">Бляяя!!! Ах ты ж!!!</text:p>
      <text:p text:style-name="P62">Хлопнула освобождённая дверь, изнутри клацнула щеколда.</text:p>
      <text:p text:style-name="P62"><text:span text:style-name="T12">– </text:span>Нет, ты видела? Он мне чуть ногу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62">Дэш, ни слова не говоря, прислонила ухо к двери.</text:p>
      <text:p text:style-name="P62"><text:span text:style-name="T12">– </text:span>Будешь смеяться, но именно этим он и занят. Вызывает полицию по телефону. <text:span text:style-name="T12">– </text:span>сообщила пегаска.</text:p>
      <text:p text:style-name="P62"><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62">Пегаска продолжала слушать. Потом глаза её округлились от удивления.</text:p>
      <text:p text:style-name="P62"><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62">Ну охренеть! Я что, нанёс моральную травму охраннику своим видом? Добро пожаловать в Эквестрию, страну дружбы и пони!</text:p>
      <text:p text:style-name="P62"><text:span text:style-name="T12">– </text:span>Сколько у нас времени?</text:p>
      <text:p text:style-name="P62">Дэш почесала в затылке.</text:p>
      <text:p text:style-name="P62"><text:span text:style-name="T12">–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2">– </text:span>двадцать минут у нас есть.</text:p>
      <text:p text:style-name="P62">Я с наслаждением захреначил ногой в стеклянную дверь павильона. Осколки стекла брызнули во все стороны.</text:p>
      <text:p text:style-name="P62"><text:span text:style-name="T12">– </text:span>Тогда давай сначала обыщем контору. Если уж полиция всё равно едет сюда, так пусть у них хотя бы будет повод!</text:p>
      <text:p text:style-name="P62"/>
      <text:p text:style-name="P66">***</text:p>
      <text:p text:style-name="P62"><text:soft-page-break/></text:p>
      <text:p text:style-name="P62">Разумеется, полиция приехала, как только мы обнаружили эти чёртовы резонаторы — иначе ж и быть не могло!</text:p>
      <text:p text:style-name="P62">…</text:p>
      <text:p text:style-name="P62">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2"><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span text:style-name="T12">&lt;</text:span>Т<text:span text:style-name="T23">вайлайт в Понивилле, услышав про портативный ускоритель, захочет его получить. Макс смутится</text:span><text:span text:style-name="T12">&gt;</text:span></text:p>
      <text:p text:style-name="P62">Снаружи послышался вой сирены и цокот множества копыт.</text:p>
      <text:p text:style-name="P62"><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2">Пиздец! Мы с Дэш переглянулись.</text:p>
      <text:p text:style-name="P62"><text:span text:style-name="T12">– </text:span>Это твои двадцать минут? <text:span text:style-name="T12">– </text:span>возмутился я. <text:span text:style-name="T12">– </text:span>Да ещё и десяти не прошло!</text:p>
      <text:p text:style-name="P62">Дэш вымучено скривилась.</text:p>
      <text:p text:style-name="P62"><text:span text:style-name="T12">– </text:span>Человек Макс, здание окружено! Мы знаем, что ты внутри! Выходи добровольно, или будешь взят силой!</text:p>
      <text:p text:style-name="P62">Я разбил топором стеклянные дверцы прибора и вытащил рубины.</text:p>
      <text:p text:style-name="P62"><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2">Пегаска отрицательно помотала головой.</text:p>
      <text:p text:style-name="P62"><text:span text:style-name="T12">– </text:span>Ну уж фигушки. Я тебя тут не оставлю.</text:p>
      <text:p text:style-name="P62"><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62"><text:span text:style-name="T12">– </text:span>Ты не понимаешь! <text:span text:style-name="T12">– </text:span>упрямо мотнула головой пегаска. <text:span text:style-name="T12">– </text:span>Всё изменилось. Никто тебя не вытащит.</text:p>
      <text:p text:style-name="P6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2"><text:span text:style-name="T12">– </text:span>Быстро за мной! <text:span text:style-name="T12">– </text:span>скомандовала пегаска, помчавшись к лестнице в офисные этажи.</text:p>
      <text:p text:style-name="P62">Я припустил было за ней, потом вернулся и поднял над головой раскуроченный ускоритель.</text:p>
      <text:p text:style-name="P62"><text:span text:style-name="T12">– Ю-</text:span>хууу<text:span text:style-name="T12">!!!</text:span></text:p>
      <text:p text:style-name="P6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2">На последнем этаже пегаска стояла в коридоре, с сомнением обозревая ряд дверей.</text:p>
      <text:p text:style-name="P62"><text:span text:style-name="T12">– </text:span>Где-то тут должна быть дверь на крышу. Не могли же они залазить туда по пожарной лестнице?</text:p>
      <text:p text:style-name="P62"><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6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2"><text:span text:style-name="T12">– </text:span>Макс, подвинься!</text:p>
      <text:p text:style-name="P62">Пегаска оттеснила меня крупом и повернулась к двери задом.</text:p>
      <text:p text:style-name="P62"><text:span text:style-name="T12">– </text:span>Ю-хууу!</text:p>
      <text:p text:style-name="P62">БАБАХ!!!</text:p>
      <text:p text:style-name="P6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2"><text:span text:style-name="T12">– </text:span>Ты чего на меня так уставился? <text:span text:style-name="T12">– </text:span>подозрительно спросила пегаска.</text:p>
      <text:p text:style-name="P62"><text:span text:style-name="T12">– </text:span>Да так… Не ожидал, что ты такая…</text:p>
      <text:p text:style-name="P62"><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62">С лестницы донёсся топот копыт, в конце коридора появились пони-полицейские.</text:p>
      <text:p text:style-name="P6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2"><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2"><text:span text:style-name="T12">– </text:span>Ты! Не! По! Нял! Те! Бе! Не! Льзя! Тут! Ос! Та! ВАТЬСЯ!!! <text:span text:style-name="T12">– </text:span>мощный толчок изнутри катапультировал её с люка.</text:p>
      <text:p text:style-name="P6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2"><text:span text:style-name="T12">– </text:span>Ты чего делаешь??! Мы же упадём! Ты ж не удержишь!..</text:p>
      <text:p text:style-name="P6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62"><text:soft-page-break/>Некоторое время было тихо. Потом хлопнули ставни и чей-то сонный голос недовольно пробормотал:</text:p>
      <text:p text:style-name="P62"><text:span text:style-name="T12">– </text:span>Кто мешает нам спать после тяжкого выступления?</text:p>
      <text:p text:style-name="P62">Я осторожно выглянул из куста.</text:p>
      <text:p text:style-name="P6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62">Птицы и цикады продолжили пение, прерванное нашим вторжением. </text:p>
      <text:p text:style-name="P6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2"><text:span text:style-name="T12">– </text:span>Так вот кто тревожит наш сон!</text:p>
      <text:p text:style-name="P62">Дверь дома приоткрылась. Стало видно, что за ней притаилась единорожка, уже спустившаяся с мансарды.</text:p>
      <text:p text:style-name="P62"><text:span text:style-name="T12">– </text:span>Так-так, посмотрим, что тут у нас. Ага. Гм. Это наверняка тот монстр-человек, о котором писали в газетах. Занятно.</text:p>
      <text:p text:style-name="P62">Я крутился в телекинетическом поле перед единорожкой как некий диковиный экспонат шоу уродцев.</text:p>
      <text:p text:style-name="P62"><text:span text:style-name="T12">– </text:span>А это у нас кто? Гмм. Пегаска. Вот так раз! Рэйнбоу Дэш! Какими судьбами?</text:p>
      <text:p text:style-name="P62"><text:span text:style-name="T12">– </text:span>ТРИКСИ! <text:span text:style-name="T12">– <text:s/></text:span>фейсхуфнула Дэш. <text:span text:style-name="T12">– </text:span>Во имя Селестии, ЧТО ты тут делаешь?!!</text:p>
      <text:p text:style-name="P62"><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62">Так как дипломатические таланты пегаски оставляли желать лучшего, я решил взять переговоры в свои руки.</text:p>
      <text:p text:style-name="P62"><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62"><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62"><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62"><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62">Пегаска задумалась. Она обернулась на меня и мрачно спросила:</text:p>
      <text:p text:style-name="P62"><text:span text:style-name="T12">– </text:span>Ей ведь нельзя рассказывать, да?</text:p>
      <text:p text:style-name="P62"><text:span text:style-name="T12">– </text:span>Нельзя. <text:span text:style-name="T12">– </text:span>подтвердил я. <text:span text:style-name="T12">– </text:span>Селестия запретила. Может возникнуть паника и всё такое.</text:p>
      <text:p text:style-name="P6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2"><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62"><text:span text:style-name="T12">– </text:span>ОГО!</text:p>
      <text:p text:style-name="P62">Единорожка аж уселась на крыльцо от удивления.</text:p>
      <text:p text:style-name="P62"><text:span text:style-name="T12">– </text:span>Представлем себе, ЧТО вы скрываете, если пегаска готова на ТАКОЕ! Признаюсь, вам удалось нас заинтересовать!</text:p>
      <text:p text:style-name="P62"><text:soft-page-break/>Единорожка в задумчивости стала ходить по веранде туда-сюда, разговаривая сама с собой.</text:p>
      <text:p text:style-name="P62"><text:span text:style-name="T12">–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62">Единорожка встала на задние ноги и захлопала в копыта. После чего она метнулась в дом, потянув нас за собой.</text:p>
      <text:p text:style-name="P6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2">Единорожка улеглась на диване. Мы с Дэш шмякнулись на ковёр.</text:p>
      <text:p text:style-name="P62"><text:span text:style-name="T12">– </text:span>Мы приняли решение не выдавать вас полиции в обмен на то, что вы расскажете нам о вашей секретной миссии!</text:p>
      <text:p text:style-name="P62"><text:span text:style-name="T12">– </text:span>Не пойдёт! <text:span text:style-name="T12">– </text:span>заявил я. <text:span text:style-name="T12">– </text:span>Я уже сказал, что это тайна. Мне добавить нечего.</text:p>
      <text:p text:style-name="P62"><text:span text:style-name="T12">– </text:span>Да неужели? <text:span text:style-name="T12">– </text:span>захлопала ресницами Трикси. <text:span text:style-name="T12">– </text:span>Ты хорошо подумал?</text:p>
      <text:p text:style-name="P62">Окно <text:s/>комнаты распахнулось. В комнату ворвался вой сирены. Несколько полицейских фургонов промчались мимо.</text:p>
      <text:p text:style-name="P62">Вот чёрт!!!</text:p>
      <text:p text:style-name="P62">…</text:p>
      <text:p text:style-name="P54"/>
      <text:p text:style-name="P62"><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62"><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2"><text:span text:style-name="T12">– </text:span>Стой! Что ты там сказала о Селестии?</text:p>
      <text:p text:style-name="P62">Трикси молча левитировала мне газеты с трюмо.</text:p>
      <text:p text:style-name="P62">Фак! Фак-фак-фак!!!</text:p>
      <text:p text:style-name="P62">«<text:span text:style-name="T35">Исчезновение дневной главы диархии: Эквестрия в панике!</text:span>» (статья двухдневной давности).</text:p>
      <text:p text:style-name="P62">«<text:span text:style-name="T35">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2">«<text:span text:style-name="T3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5">Да отстаньте же вы от меня! Он сказал, что ест пони, но я этого НЕ ВИДЕЛА!!!</text:span>»).</text:p>
      <text:p text:style-name="P62">«<text:span text:style-name="T35">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2">«<text:span text:style-name="T35">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2">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54"><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62"><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9">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2">Я зажал голову в ладонях и застонал, покачиваясь из стороны в сторону.</text:p>
      <text:p text:style-name="P62"><text:span text:style-name="T12">– </text:span>Макс? Ты в порядке?</text:p>
      <text:p text:style-name="P6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2">И вот теперь её нет. Зачем куда-то бежать, скрываться, рисковать, если смысл стараний потерян?</text:p>
      <text:p text:style-name="P72"/>
      <text:p text:style-name="P7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7">– Я доведу! Обещаю!..»</text:p>
      <text:p text:style-name="P62"/>
      <text:p text:style-name="P6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2">И у меня есть кое-какие результаты, чёрт побери!</text:p>
      <text:p text:style-name="P6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2">Дерьмо! Слишком много «если» и «может быть»!</text:p>
      <text:p text:style-name="P62">Трижды дерьмо!!! Я забыл, что для проведения эксперимента, нам нужна помощь Селестии!</text:p>
      <text:p text:style-name="P62"/>
      <text:p text:style-name="P79"><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2"/>
      <text:p text:style-name="P6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2">Что ж, вполне привычное для меня состояние. Последний месяц был просто ярким фантастически-нереальным исключением из правила.</text:p>
      <text:p text:style-name="P62"><text:soft-page-break/>МУ-ХА-ХА!</text:p>
      <text:p text:style-name="P62">Кажется, я знаю, как показать фак провидению! <text:span text:style-name="T12">Show must go on! &lt;</text:span><text:span text:style-name="T23">Макс задумал вместо Селестии использовать Элементы гармонии</text:span><text:span text:style-name="T12">&gt;</text:span></text:p>
      <text:p text:style-name="P62">Я улыбнулся и помахал пегаске рукой, показывая, что в норме. Дэш облегчённо выдохнула.</text:p>
      <text:p text:style-name="P54">– <text:span text:style-name="T1">Так что, мы свободны? </text:span>– <text:span text:style-name="T1">спросил я, поднимаясь с пола.</text:span></text:p>
      <text:p text:style-name="P54">– <text:span text:style-name="T1">О, да! Великая и могучая Трикси держит слово!</text:span></text:p>
      <text:p text:style-name="P62">Единорожка задумалась и продолжила:</text:p>
      <text:p text:style-name="P54"><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2"/>
      <text:h text:style-name="Heading_20_2" text:outline-level="2">14. <text:span text:style-name="T8">Деградация</text:span></text:h>
      <text:p text:style-name="P54">&lt;<text:span text:style-name="T72">David Bowie - Lets Dance/ Ashes To Ashes</text:span></text:p>
      <text:p text:style-name="P54"><text:span text:style-name="T72">Roxette – Queen of rain</text:span>&gt;</text:p>
      <text:p text:style-name="P62">– Ы! Ы! Ы! Ы! Ы!</text:p>
      <text:p text:style-name="P62">Дэш стучала лбом о сосну с такой силой, что на неё падали иголки и шишки.</text:p>
      <text:p text:style-name="P62">Я вышел из фургона и присел рядом.</text:p>
      <text:p text:style-name="P62">– Дэш! В конце-концов, мы можем спать днём, а идти ночью. Тогда я могу тащить фургон. Не стоит тебе так мучаться.</text:p>
      <text:p text:style-name="P62">Пегаска стояла, прижавшись лбом к стволу, и молчала. Я продолжил.</text:p>
      <text:p text:style-name="P62">– Или же мы можем нанять земнопони. Я не буду показываться из фургона, а ты строго запретишь ему совать нос внутрь.</text:p>
      <text:p text:style-name="P62">Дэш тяжело вздохнула и закатила глаза.</text:p>
      <text:p text:style-name="P6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2">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2">Пегаска пробормотала что-то чуть слышно.</text:p>
      <text:p text:style-name="P62">– Что? – не расслышал я.</text:p>
      <text:p text:style-name="P62"><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2">Я пожал плечами и обнял пегаску.</text:p>
      <text:p text:style-name="P62">– Э, нет, погоди. – Дэш сбросила плащ Трикси, скрывающий её крылья. – Давай!</text:p>
      <text:p text:style-name="P62">Я обнял её повторно. В этот раз пегаска не стояла смирно, а, в свою очередь, обняла меня.</text:p>
      <text:p text:style-name="P6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2">– Эмм… Ты чего?</text:p>
      <text:p text:style-name="P62">Дэш раскрыла глаза. Я упёрся ладонью ей в грудь и осторожно отодвинул от себя. Пегаска разжала обьятия.</text:p>
      <text:p text:style-name="P62">– Йей! Обнимашки таки клёво снимают стресс! Тебе разве не нравится?</text:p>
      <text:p text:style-name="P62">– Нравится. Но ты слишком увлеклась: я чуть не оказался на земле.</text:p>
      <text:p text:style-name="P62">Дэш смутилась.</text:p>
      <text:p text:style-name="P62">– Упс! Забыла, что у тебя только одна пара ног для упора! Не сердись!</text:p>
      <text:p text:style-name="P62">Я покровительно похлопал пегаску по шее.</text:p>
      <text:p text:style-name="P6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2">Пегаска немедленно заорала:</text:p>
      <text:p text:style-name="P62">– Обнимашки-и-и!!! – и повалила меня на траву. Сила, таящаяся в её худеньком теле, обескураживала.</text:p>
      <text:p text:style-name="P62">– Дэш! Ну, не воспринимай же всё так буквально, ё-моё!</text:p>
      <text:p text:style-name="P62">– Гы! Что-то ты не слишком был готов к этому разу!</text:p>
      <text:p text:style-name="P6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2">Наконец она приземлилась, пропахав в дёрне борозды тормозного следа.</text:p>
      <text:p text:style-name="P62">– Ффух! Ещё бы немного, и я бы рехнулась от тоски! Как только Эпплджек эти телеги таскает? Это же офигенно скучно!</text:p>
      <text:p text:style-name="P62">Пегаска накинула на себя плащ, скрыв крылья, и стала впрягаться в фургончик.</text:p>
      <text:p text:style-name="P62">– Макс, залазь в фургон. Там впереди какой-то посёлок. Купим еды и узнаем новости.</text:p>
      <text:p text:style-name="P62"/>
      <text:p text:style-name="P66">***</text:p>
      <text:p text:style-name="P62"/>
      <text:p text:style-name="P62">Три дня спустя…</text:p>
      <text:p text:style-name="P62"/>
      <text:p text:style-name="P62">«<text:span text:style-name="T35">Добро пожаловать в Груммингтон! Вам здесь рады!</text:span></text:p>
      <text:p text:style-name="P62"><text:soft-page-break/><text:span text:style-name="T35">Население города </text:span><text:span text:style-name="T73">302 пони</text:span><text:span text:style-name="T35">.</text:span></text:p>
      <text:p text:style-name="P62"><text:span text:style-name="T73">250 пони</text:span><text:span text:style-name="T35">.</text:span></text:p>
      <text:p text:style-name="P62"><text:span text:style-name="T73">125 поней</text:span><text:span text:style-name="T35">.</text:span></text:p>
      <text:p text:style-name="P62"><text:span text:style-name="T35">54 паня.</text:span>»</text:p>
      <text:p text:style-name="P62"/>
      <text:p text:style-name="P6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2">Я вернулся за столик у окна и продолжил писать письмо.</text:p>
      <text:p text:style-name="P62">«<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23">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7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text:soft-page-break/>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7">Крепко обнимаю, чешу холку, хлопаю по шее! Твой Макс. </text:span><text:span text:style-name="T21">Дружба </text:span><text:span text:style-name="T47">—</text:span><text:span text:style-name="T21"> </text:span><text:span text:style-name="T3">э</text:span><text:span text:style-name="T21">то, </text:span><text:span text:style-name="T74">так её </text:span><text:span text:style-name="T3">разэтак</text:span><text:span text:style-name="T74">,</text:span><text:span text:style-name="T21"> магия!</text:span><text:span text:style-name="T65">»</text:span></text:p>
      <text:p text:style-name="P62"/>
      <text:p text:style-name="P62">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2">– Всё в порядке, Дэш?</text:p>
      <text:p text:style-name="P62">Пегаска смотрела на язычки огня, танцующие в окошке печной дверцы и молчала. Наконец она отозвалась.</text:p>
      <text:p text:style-name="P62">– Нет. Не всё в порядке.</text:p>
      <text:p text:style-name="P62">Дэш отвернулась от огня и взглянула на меня.</text:p>
      <text:p text:style-name="P6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2">Я сел рядом с пегаской, обнял её и легонько встряхнул.</text:p>
      <text:p text:style-name="P6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2">Дэш негромко всхлипнула и тут же закашлялась, пытаясь скрыть секундную слабость.</text:p>
      <text:p text:style-name="P6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2">Пегаска фейсхуфнула.</text:p>
      <text:p text:style-name="P6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2">Я поставил кастрюлю с картошкой на печку.</text:p>
      <text:p text:style-name="P62">– Дэш. Когда ты в последний раз летала?</text:p>
      <text:p text:style-name="P62">– Вчера утром немного. А что?</text:p>
      <text:p text:style-name="P62">– Попробуй взлети сейчас. Просто поднимись к потолку.</text:p>
      <text:p text:style-name="P62"><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2">– …<text:span text:style-name="T90">Да ладно</text:span>!</text:p>
      <text:p text:style-name="P62">Пегаска сидела на полу и удивлённо рассматривала свои крылья. Потом для уверенности подёргала зубами за маховые перья.</text:p>
      <text:p text:style-name="P62">– Вроде не сплю — боль чувствуется. Тогда какого сена я падаю?!!</text:p>
      <text:p text:style-name="P62">– Дэш. – мягко сказал я. – Судя по площади крыльев, пегасы держатся в воздухе, в основном, за счёт магии.</text:p>
      <text:p text:style-name="P62">– И?</text:p>
      <text:p text:style-name="P6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2">– Ы-ы-ы-ы-ы-ы-ы!</text:p>
      <text:p text:style-name="P62">Дэш горько, с подвыванием, разрыдалась.</text:p>
      <text:p text:style-name="P62">– Ы-ы-ы! Я не могу без неба-а-а! Мне нужно лета-а-ать! Я пега-а-ас!</text:p>
      <text:p text:style-name="P62">Крутая и тренированная пегаска сотрясалась от плача, как ребёнок. Её депрессия последних дней вырвалась наружу эмоциональным взрывом.</text:p>
      <text:p text:style-name="P62">– Почему всё так… хнык... паршиво? Что мы сделали не так? Хнык… Я даже не знаю, с кем надо подраться, чтобы всё исправить…</text:p>
      <text:p text:style-name="P62">Я сел рядом. Мне нечем было её утешить, я мог лишь молча обнять её, поглаживая по растрёпанной гриве. Пегаска, вхлипывая, прижалась ко мне.</text:p>
      <text:p text:style-name="P62">– Макс?</text:p>
      <text:p text:style-name="P62">– Да?</text:p>
      <text:p text:style-name="P6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2">– Дэш, мы дойдём до Понивилля, что бы ни случилось. Обещаю тебе.</text:p>
      <text:p text:style-name="P62">Пегаска утешилась и замерла, глядя в огонь.</text:p>
      <text:p text:style-name="P62">Я мыл тарелки после ужина, когда услышал бормотание Дэш за спиной.</text:p>
      <text:p text:style-name="P62">«И-и-и… о-о-о… эн… а-а-а… И она.. П-э-э-э… о-о-о… Как эта буква называется, забери меня Дискорд? Ша? Ша! Эл! А! Мммм… И она пошла...»</text:p>
      <text:p text:style-name="P62">Громкий «бабах» дал понять, что Дэш захлопнула книгу. После короткой паузы взьерошенная пегаска <text:s/>выглянула из-за спины.</text:p>
      <text:p text:style-name="P62">– Макс? Расскажи какую-нибудь сказку на ночь? Что-то спать не хочется.</text:p>
      <text:p text:style-name="P62">Пегаска залезла на диван и похлопала рядом с собой.</text:p>
      <text:p text:style-name="P62">Я поставил тарелку в шкафчик и вытер руки о передник.</text:p>
      <text:p text:style-name="P62">– Дэш, это плохая идея. Давай, я лучше тебе почитаю.</text:p>
      <text:p text:style-name="P62">– Хочу сказку! – пегаска насупилась и отгородилась от меня подушкой. – Ты плохой!</text:p>
      <text:p text:style-name="P62">– Дэш! Я не помню ни черта!</text:p>
      <text:p text:style-name="P62">– Сказку!!! – подушка полетела в меня.</text:p>
      <text:p text:style-name="P62"><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2">Дэш повернулась ко мне спиной и стала подозрительно шмыгать носом.</text:p>
      <text:p text:style-name="P62">Я подошёл к дивану и сел рядом, развернув её к себе.</text:p>
      <text:p text:style-name="P62">– Ну ладно. Сама напросилась!</text:p>
      <text:p text:style-name="P62">Я задумался.</text:p>
      <text:p text:style-name="P62">…</text:p>
      <text:p text:style-name="P63">– <text:span text:style-name="T75">Вот тебе сказка с моралью. Слушай.</text:span></text:p>
      <text:p text:style-name="P67">Я <text:span text:style-name="T84">устроился</text:span> на диване, положив <text:span text:style-name="T92">под </text:span>ноги подушку, на которой <text:span text:style-name="T82">тут же </text:span>примостилась <text:span text:style-name="T84">и </text:span>пегаска.</text:p>
      <text:p text:style-name="P63">– Однажды в кувшин с молоком попали две жабы…</text:p>
      <text:p text:style-name="P62">– Бггг! Уже смешно! – заржала <text:span text:style-name="T75">Дэш</text:span>. – <text:s/>Как могли <text:span text:style-name="T75">жабы </text:span>попасть в кувшин? Он же высокий? Жабы пры<text:span text:style-name="T75">гают низко</text:span>. Может, это было блюдце?</text:p>
      <text:p text:style-name="P62">– Нет! – упёрся я. – Кувшин! <text:span text:style-name="T75">Иначе</text:span> <text:span text:style-name="T76">морали не получится! </text:span>Жабы… эээ… свалились в <text:span text:style-name="T76">него</text:span> с кантерлотской скалы.</text:p>
      <text:p text:style-name="P64">– Ух ты! <text:span text:style-name="T76">К</text:span>руто! А что они там делали?</text:p>
      <text:p text:style-name="P64">– <text:span text:style-name="T76">Дэш! Как я могу рассказывать, если ты постоянно меня перебиваешь?</text:span></text:p>
      <text:p text:style-name="P64">– <text:span text:style-name="T76">Ну пожалуйста! Больше не буду, только объясни, как жабы оказались в Кантерлоте?</text:span></text:p>
      <text:p text:style-name="P62">– Ну-у-у… На самом деле это были <text:span text:style-name="T86">вовсе не жабы, а </text:span>принц Блюблад и его кузён Хавтиноуз. Кузён сватался к <text:span text:style-name="T77">принцессе </text:span>Селестии и, получив отлуп, был слишком назойлив. В общем, им не хватило мозгов вовремя свалить из дворца <text:span text:style-name="T84">по-хорошему, </text:span>и потому <text:span text:style-name="T84">они </text:span>покинули его уже в виде жаб.</text:p>
      <text:p text:style-name="P62">Так вот, кувшин был глубокий и жабам, чтобы не утонуть, приходилось барахтаться в молоке. Кузён быстро устал, плюнул на всё <text:span text:style-name="T81">и,</text:span> затаи<text:span text:style-name="T81">в</text:span> дыхание, пошёл ко дну. А принц не сдавался и всё дрыгал задними лап<text:span text:style-name="T78">к</text:span>ами, <text:span text:style-name="T79">пытаясь выкарабкаться</text:span>. И так он дрыгал и дрыгал ими, пока не сбил кусочек масла.</text:p>
      <text:p text:style-name="P62">– <text:span text:style-name="T79">Вау! Прикольно!</text:span></text:p>
      <text:p text:style-name="P62">– Э-э-э… Блин, как там дальше-то было? <text:span text:style-name="T79">Ага, а</text:span>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2">– А потом?</text:p>
      <text:p text:style-name="P62">– А потом его от молока так раздуло, что он занял собой весь кувшин. А на голове у него леж<text:span text:style-name="T79">ал</text:span> кусок масла, на котором сид<text:span text:style-name="T79">ел</text:span> принц <text:span text:style-name="T85">Блюблад</text:span>. Принц, видя такое дело, выпрыгнул из кувшина и, с куском масла на заднице, побежал жаловаться в эквестрийский МИД <text:span text:style-name="T85">на принцессу</text:span>. А кузён раздувался дальше, пока кувшин не лопнул. Вот тебе и вся сказка.</text:p>
      <text:p text:style-name="P68">Пегаска затряслась от смеха. Потом, прервавшись, строго спросила с меня:</text:p>
      <text:p text:style-name="P62">– А какая тут мораль? <text:span text:style-name="T80">Ты говорил, в этой сказке будет мораль!</text:span></text:p>
      <text:p text:style-name="P62">– Мораль? Э-э-э... Мораль тут такая. – <text:s/>мрачно заявил я. – <text:span text:style-name="T80">Н</text:span>е умеешь летать — не суйся к принцессе!</text:p>
      <text:p text:style-name="P65">– <text:span text:style-name="T81">Хорошая… ммм… сказка… – пробормотала пегаска сонно. Зевнув во весь рот она потянулась и, обняв мою ногу, заснула.</text:span></text:p>
      <text:p text:style-name="P69">Я попытался высвободиться, но пегаска <text:span text:style-name="T87">вцепилась</text:span> <text:span text:style-name="T87">крепко</text:span>, всеми четырьмя. От моей возни она что-то жалобно пробормотала и сжала ногу ещё крепче.</text:p>
      <text:p text:style-name="P69">Я пожал плечами, устроился поудобнее <text:span text:style-name="T93">и укрылся одеялом</text:span>.</text:p>
      <text:p text:style-name="P62">…</text:p>
      <text:p text:style-name="P62"><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2">Скррржжжж… Скррржжж… Скррржжж…</text:p>
      <text:p text:style-name="P62">Снаружи раздался скрежет. В глубокой ночи, посреди абсолютной тишины этот тихий <text:s/>звук таил необъяснимую угрозу.</text:p>
      <text:p text:style-name="P62">Скррржжжж… Скррржжж…</text:p>
      <text:p text:style-name="P6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2">На земле прямо перед фургоном сидела кобылка-жеребёнок и, зажав в зубах гвоздь, выцарапывала что-то на жестяной крышке коробки из-под конфет.</text:p>
      <text:p text:style-name="P62">– Что ты тут делаешь так поздно? Где твои родители? – вздохнув с облегчением, спросил я.</text:p>
      <text:p text:style-name="P62">Выйдя из фургона, я подошёл к жеребёнку и посветил на жестянку.</text:p>
      <text:p text:style-name="P62">– Чем ты тут занимаешься?</text:p>
      <text:p text:style-name="P62">Жеребёнка молча смотрела на меня, зажав гвоздь в зубах. На жестянке были коряво выцарапаны буквы.</text:p>
      <text:p text:style-name="P62">«<text:span text:style-name="T73">37 пни</text:span></text:p>
      <text:p text:style-name="P80">24пн</text:p>
      <text:p text:style-name="P80">15</text:p>
      <text:p text:style-name="P62"><text:span text:style-name="T35">1</text:span>»</text:p>
      <text:p text:style-name="P62">– Что это за цифры? – спросил я.</text:p>
      <text:p text:style-name="P6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106"><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62">«<text:span text:style-name="T35">Добро пожаловать в Груммингтон! Вам здесь рады!</text:span></text:p>
      <text:p text:style-name="P62"><text:span text:style-name="T35">Население города </text:span><text:span text:style-name="T73">302 пони</text:span><text:span text:style-name="T35">.</text:span></text:p>
      <text:p text:style-name="P62"><text:span text:style-name="T73">250 пони</text:span><text:span text:style-name="T35">.</text:span></text:p>
      <text:p text:style-name="P62"><text:span text:style-name="T73">125 поней</text:span><text:span text:style-name="T35">.</text:span></text:p>
      <text:p text:style-name="P62"><text:span text:style-name="T35">54 паня.</text:span>»</text:p>
      <text:p text:style-name="P62">У меня от волнения пересохло в горле.</text:p>
      <text:p text:style-name="P62">– Ты хочешь сказать, этой ночью из населения осталась ты одна? – хрипл<text:span text:style-name="T95">о</text:span> спросил я.</text:p>
      <text:p text:style-name="P62">Кобылка кивнула и снова показала на жестянку и вверх.</text:p>
      <text:p text:style-name="P62">– Макс! Оглянись! – тревожно воскликнула Дэш у меня за спиной.</text:p>
      <text:p text:style-name="P6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2">– Дэш! Быстро!</text:p>
      <text:p text:style-name="P6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2"><text:soft-page-break/>УУУУУУРРРРРРГГГГХХХХХХХ!!!<text:span text:style-name="T12">&lt;</text:span><text:span text:style-name="T64">Metallica-Enter Sandman</text:span><text:span text:style-name="T12">&gt;</text:span></text:p>
      <text:p text:style-name="P6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2">– Макс, запрыгивай!</text:p>
      <text:p text:style-name="P62">Фургон <text:span text:style-name="T83">затормозил</text:span>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71"/>
      <text:p text:style-name="P71">0</text:p>
      <text:p text:style-name="P62"/>
      <text:p text:style-name="P6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2"/>
      <text:h text:style-name="Heading_20_2" text:outline-level="2">15. Филлидельфия</text:h>
      <text:p text:style-name="P54">&lt;<text:span text:style-name="T63">Elo - Sorrow about to fall</text:span>&gt;</text:p>
      <text:p text:style-name="P152">Филлидельфия была слишком велика, чтобы сгинуть полностью — <text:span text:style-name="T95">п</text:span>ровал расколол её пополам. <text:span text:style-name="T88">Части домов, удержавшиеся от обрушения, нависали над пропастью. Низенькая ограда с предупреждениями об опасности преграждала подход к разлому. </text:span>Мы стояли на одном краю <text:span text:style-name="T99">трещины</text:span> и наблюдали, как на втором краю немногочисленные оставшиеся жители садятся <text:span text:style-name="T89">на</text:span> последний поезд к Кантерлоту. Паровоз пыхал дымом где-то вдалеке. Прямо перед станцией, <text:span text:style-name="T94">метров за десять от последнего вагона, </text:span>пути обрывались в пропасть изломанными поло<text:span text:style-name="T96">сками стали</text:span>. <text:span text:style-name="T97">На окраине города, там, где провал сужался, через трещину были перекинуты сбитые наспех мостки.</text:span></text:p>
      <text:p text:style-name="P151"><text:span text:style-name="T98">Я поднял кусок газеты, прибитый ветром к ограждению провала и быстро пробежался по заголовкам</text:span>.</text:p>
      <text:p text:style-name="P151">«<text:span text:style-name="T36">Трещины в земле: </text:span><text:span text:style-name="T37">тревожные </text:span><text:span text:style-name="T36">вести </text:span><text:span text:style-name="T41">со</text:span><text:span text:style-name="T36"> всех концов Эквестрии</text:span>». «<text:span text:style-name="T37">Провинция пустеет: репортаж из обеспоневшего посёлка</text:span>». «<text:span text:style-name="T37">Нехватка пегасов-погодников: указ принцессы Луны разрешает набор в погодные команды пегасов без лётных аттестатов</text:span>». «<text:span text:style-name="T37">Опасный преступник «человек-макс» всё ещё не найден! Фетлок не может прийти в себя после ра</text:span><text:span text:style-name="T38">з</text:span><text:span text:style-name="T37">грома, устроенного в павильоне Псинтела. Награда за поимку возрасла до </text:span><text:span text:style-name="T39">двухсот</text:span><text:span text:style-name="T37"> </text:span><text:span text:style-name="T39">тысяч</text:span><text:span text:style-name="T37">!!!</text:span>»</text:p>
      <text:p text:style-name="P155">Издав прощальный гудок, поезд двинулся вперёд.</text:p>
      <text:p text:style-name="P70"/>
      <text:p text:style-name="P55">&lt;<text:span text:style-name="T24">Глава 15: Филлидельфия, поход к Вечнодикому лесу, 34, Понивилль</text:span></text:p>
      <text:p text:style-name="P40">Глава 16: Эксперимент в Понивилле, сон Макса</text:p>
      <text:p text:style-name="P40">Глава 17: Возвращение в Кантерлот. Переговоры с Луной. Крушение Кантерлота. Появление парящего Замка</text:p>
      <text:p text:style-name="P41">Глава 18: Возвращение к Замку Двух Сестёр на парящем замке.</text:p>
      <text:p text:style-name="P56"><text:span text:style-name="T28">Дальше — использовать по-максимуму уже написанное</text:span>&gt;</text:p>
      <text:p text:style-name="P153"/>
      <text:p text:style-name="P154"/>
      <text:p text:style-name="P54"><text:soft-page-break/>&lt;<text:span text:style-name="T24">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4"/>
      <text:p text:style-name="P157">&lt;<text:span text:style-name="T24">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4"/>
      <text:p text:style-name="P54">&lt;<text:span text:style-name="T24">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4"/>
      <text:p text:style-name="P54">&lt;<text:span text:style-name="T24">У Вечнодикого леса Дэш сама рассказывает Максу сказку о Ксенофилии</text:span>&gt;</text:p>
      <text:p text:style-name="P62"/>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62"/>
      <text:p text:style-name="P62"/>
      <text:p text:style-name="P54"/>
      <text:p text:style-name="P54">- <text:span text:style-name="T1">Почему ты не хочешь сказать, что ты увидела во время эксперимента? Почему ты сказала: «Человеки рулят»?</text:span></text:p>
      <text:p text:style-name="P62">- Это к делу не относится. - в который раз угрюмо ответила Дэш.</text:p>
      <text:p text:style-name="P54">- <text:span text:style-name="T1">Думаешь, я не видел, как ты следила за мной в Понивиле??!</text:span></text:p>
      <text:p text:style-name="P62">-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62">Дэш помчалась в лес не разбирая дороги.</text:p>
      <text:p text:style-name="P62"/>
      <text:p text:style-name="P54">&lt;<text:span text:style-name="T24">Соседи злы на Эквестрию, потому что аликорны корректируют курс планеты так, чтобы самый хороший климат был именно над Эквестрией</text:span>&gt;</text:p>
      <text:p text:style-name="P62"/>
      <text:p text:style-name="P122"><text:span text:style-name="T12"><text:s/>&lt;</text:span><text:span text:style-name="T32"> - </text:span><text:span text:style-name="T23">Я не могу быть вашим спасителем! Я намного хуже и испорченнее вас!</text:span><text:span text:style-name="T12">&gt;</text:span></text:p>
      <text:p text:style-name="P62"/>
      <text:p text:style-name="P54">&lt;<text:span text:style-name="T24">Главы с Максом и Дэш — в стиле «Криминального чтива»</text:span>&gt;</text:p>
      <text:p text:style-name="P62"/>
      <text:p text:style-name="P54">&lt;<text:span text:style-name="T23"> - </text:span><text:span text:style-name="T24">Но ты сгоришь! Я не готова без помощи Селестии провести эксперимент на тебе!</text:span></text:p>
      <text:p text:style-name="P39">Я устало закрыл глаза.</text:p>
      <text:p text:style-name="P54"><text:span text:style-name="T23">- </text:span><text:span text:style-name="T24">Плевать! </text:span><text:span text:style-name="T23">Show must go on! </text:span><text:span text:style-name="T24">Проводи по-любому. Буду надеяться на твоё мастерство</text:span>&gt;</text:p>
      <text:p text:style-name="P54"><text:soft-page-break/></text:p>
      <text:p text:style-name="P54">&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4"/>
      <text:p text:style-name="P42"/>
      <text:p text:style-name="P42"/>
      <text:p text:style-name="P42">- Сестра <text:s/>всегда норовила спихнуть тяжёлую задачу на кого-нибудь другого!</text:p>
      <text:p text:style-name="P42">- А также совместить приятное с полезным. - заметил я.</text:p>
      <text:p text:style-name="P42">Луна бросила на меня тяжёлый взгляд.</text:p>
      <text:p text:style-name="P42">-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2">- Тогда зачем она..?</text:p>
      <text:p text:style-name="P4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2">Меня как будто окатило ледяным душем. Не любовь и даже не дружба. Просто плата за услугу… Даже не дружба...</text:p>
      <text:p text:style-name="P42">- А другие? Они тоже… давали мне потому, что считали меня последним шансом?</text:p>
      <text:p text:style-name="P42">- Другие? Кто ещё?<text:span text:style-name="T13"> </text:span><text:span text:style-name="T65">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9"/>
      <text:p text:style-name="P49"/>
      <text:p text:style-name="P35">- <text:span text:style-name="T1">Дэш, ты действительно самая крутая! Тебе пришлось пережить даже смерть!</text:span></text:p>
      <text:p text:style-name="P37">- Верно, что ль? Офигеть!</text:p>
      <text:p text:style-name="P49"/>
      <text:p text:style-name="P42"/>
      <text:p text:style-name="P1"><text:span text:style-name="T24">В Понивилле</text:span><text:span text:style-name="T23"> — эксперимент с Воплощением Индрэ на </text:span><text:span text:style-name="T24">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3">. </text:span><text:span text:style-name="T24">Макс видит дерево реальностей Эквестрии и в своём сне-прошлом в</text:span><text:span text:style-name="T23">идит Селестию в очереди на вылет - </text:span><text:span text:style-name="T24">и в</text:span><text:span text:style-name="T23">идит, куда ведёт чёрный экран </text:span><text:span text:style-name="T24">(в мир людей)</text:span><text:span text:style-name="T23">. </text:span><text:span text:style-name="T24">Также он видит сон-будущее со скелетом-</text:span><text:span text:style-name="T29">Луной</text:span><text:span text:style-name="T24">,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3">).</text:span><text:span text:style-name="T2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text:soft-page-break/>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9">- <text:span text:style-name="T1">Ты же говорил, у нас нет магии?</text:span></text:p>
      <text:p text:style-name="P58">- Нет. Но что я, по-твоему, делал за тысячи лет заточения в статуе? Да я столько магии накопил, что могу вывернуть это мирок пару раз наизнанку!</text:p>
      <text:p text:style-name="P58">- Но тогда ты мог бы захватить власть в Эквестрии?</text:p>
      <text:p text:style-name="P58">- Мог бы. Но… Зачем? За эти годы я многое переосмыслил и понял: властвовать чертовски скучно! Куда интереснее строить козни изподтишка...</text:p>
      <text:p text:style-name="P49"/>
      <text:p text:style-name="P31"><text:span text:style-name="T15">&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5">&gt;</text:span></text:p>
      <text:p text:style-name="P34"/>
      <text:p text:style-name="P34">&lt;<text:span text:style-name="T1">Добавить в фанфик самбу</text:span>&gt;</text:p>
      <text:p text:style-name="P34"/>
      <text:p text:style-name="P43">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50"><text:span text:style-name="T3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text:span><text:span text:style-name="T31">вторая </text:span><text:span text:style-name="T30">гражданская война — часть пони присягает на верность Найтмэр Мун.</text:span></text:p>
      <text:p text:style-name="P43"/>
      <text:p text:style-name="P50">&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9"><text:span text:style-name="T24">- В законе не указана конкретный соправитель Диархии!</text:span>&gt;</text:p>
      <text:p text:style-name="P49"/>
      <text:p text:style-name="P49">&lt;<text:span text:style-name="T24">Заговорщики таки подняли восстание после исчезновения Селестии. Они обвинили Луну и Макса в узурпации власти</text:span>&gt;</text:p>
      <text:p text:style-name="P49"/>
      <text:p text:style-name="P35"><text:soft-page-break/>&lt;<text:span text:style-name="T1">Добавить рассуждения на этическую тему на грани катастрофы</text:span>&gt;</text:p>
      <text:p text:style-name="P35"/>
      <text:p text:style-name="P37">&lt;Добавить грозный выход Луны для противостояния повстанцам&gt;</text:p>
      <text:p text:style-name="P37"/>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9"/>
      <text:p text:style-name="P37"/>
      <text:p text:style-name="P49"/>
      <text:p text:style-name="P2"><text:span text:style-name="T12">–</text:span> Заклинания Свирла Бородатого обычно срабатывают без ошибок.</text:p>
      <text:p text:style-name="P2"><text:span text:style-name="T12">–</text:span> Если их правильно вызывают, <text:span text:style-name="T12">–</text:span> пробурчал возвратившийся Спайк, укладываясь в корзинку.</text:p>
      <text:p text:style-name="P2"><text:span text:style-name="T12">–</text:span> Что он имел ввиду?</text:p>
      <text:p text:style-name="P2"><text:span text:style-name="T12">–</text:span> Нууу, - Твайлайт смутилась, <text:span text:style-name="T12">–</text:span> заклинание сработало со второй попытки. В первый раз, с <text:span text:style-name="T33">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2">–</text:span> Единорожка опустила голову.</text:p>
      <text:p text:style-name="P2"/>
      <text:p text:style-name="P2"><text:span text:style-name="T12">&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12">&gt;</text:span></text:p>
      <text:p text:style-name="P15"/>
      <text:p text:style-name="P2"><text:span text:style-name="T12">–</text:span> Да, печально получилось <text:span text:style-name="T12">&lt;</text:span><text:span text:style-name="T24">и всего-то</text:span><text:span text:style-name="T1">?</text:span><text:span text:style-name="T12">&gt;</text:span>. Но вернёмся к заклинанию. Во второй раз вы вызвали его правильно <text:span text:style-name="T12">—</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2">–</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2">–</text:span> Нет, она мне ничего не говорила. Но, видишь ли, ваше королевство и вы сами описаны в моём мире в детском сериале.</text:p>
      <text:p text:style-name="P2"><text:span text:style-name="T12">–</text:span> Мы? Описаны? <text:span text:style-name="T12">–</text:span> Твайлайт от удивления открыла рот. <text:span text:style-name="T12">–</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2">–</text:span> Вряд ли кто-то из людей побывал здесь до меня. До вас ведь никто не вызывал это заклинание Свирла?</text:p>
      <text:p text:style-name="P2"><text:soft-page-break/><text:span text:style-name="T12">–</text:span> Нет. Собрание столь сильных магов запомнилось бы.</text:p>
      <text:p text:style-name="P2"><text:span text:style-name="T12">–</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2">–</text:span> Вам нравятся рассказы про Эквестрию? <text:span text:style-name="T12">–</text:span> Твайлайт улыбнулась.</text:p>
      <text:p text:style-name="P2"><text:span text:style-name="T12">–</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2">–</text:span> Брони?</text:p>
      <text:p text:style-name="P2"><text:span text:style-name="T12">–</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2">–</text:span> Ого! У нас есть поклонники! Интересно было бы поговорить об этом с твоим другом.</text:p>
      <text:p text:style-name="P2"><text:span text:style-name="T12">–</text:span> Его нет. Он погиб полгода назад.</text:p>
      <text:p text:style-name="P2"><text:span text:style-name="T12">–</text:span> О, мои соболезнования! <text:span text:style-name="T12">–</text:span> Твайлайт подошла ко мне и положила переднюю ногу мне на плечо (когда я сидел, она вполне могла достать до него). <text:span text:style-name="T12">–</text:span> Друзей терять очень тяжко.</text:p>
      <text:p text:style-name="P2"><text:span text:style-name="T12">–</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2">–</text:span> Подумать только! <text:span text:style-name="T12">–</text:span> бормотала она про себя, <text:span text:style-name="T1">—</text:span> мы и наша страна описана в жеребячьих книжках в другом мире!</text:p>
      <text:p text:style-name="P58"/>
      <text:p text:style-name="P58"/>
      <text:p text:style-name="P58"/>
      <text:p text:style-name="P2"><text:span text:style-name="T12">–</text:span> Найтмэр Мун и Дискорд не разорвались и не сгорели.</text:p>
      <text:p text:style-name="P2"><text:span text:style-name="T12">–</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73">&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2">&lt;</text:span><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text:span><text:soft-page-break/><text:span text:style-name="T24">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2">&gt;</text:span></text:p>
      <text:p text:style-name="P1"/>
      <text:p text:style-name="P1">&lt;<text:span text:style-name="T33">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2">&gt;</text:span></text:p>
      <text:p text:style-name="P58"/>
      <text:h text:style-name="P167"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12">&lt;</text:span><text:span text:style-name="T23">Влад рассказывает Максу о своём сне </text:span><text:span text:style-name="T32">—</text:span><text:span text:style-name="T23"> как он был поняхой, а потом проснулся в мире Терры</text:span><text:span text:style-name="T12">&gt;</text:span></text:p>
      <text:p text:style-name="P2"/>
      <text:p text:style-name="P4">***</text:p>
      <text:p text:style-name="P15"/>
      <text:p text:style-name="P14"/>
      <text:p text:style-name="P15"><text:span text:style-name="T58">&lt;</text:span><text:span text:style-name="T27">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5">&gt;</text:span></text:p>
      <text:p text:style-name="P53">&lt;<text:span text:style-name="T1">О рейде пони-рейнджеров Максу рассказывает Луна во время его возвращения в Кантерлот после исчезновения Селестии.</text:span>&gt;</text:p>
      <text:p text:style-name="P49"/>
      <text:p text:style-name="P59">&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9"/>
      <text:p text:style-name="P2"><text:span text:style-name="T12">–</text:span> Ты могла бы нести меня телекинезом. Я, после того, как узнал о ваших способностях, удивлялся, почему ты этого не сделала?</text:p>
      <text:p text:style-name="P2"><text:soft-page-break/><text:span text:style-name="T12">–</text:span> Шутишь? <text:span text:style-name="T12">–</text:span> Селестия скосила на меня фиалковый глаз, продолжая колдовать с мешочком. <text:span text:style-name="T12">–</text:span> Ты бы потом не захотел бы видеть меня от перенесенного унижения.</text:p>
      <text:p text:style-name="P2"/>
      <text:p text:style-name="P2"><text:span text:style-name="T12">–</text:span> А дальше всё было хуже, намного хуже...</text:p>
      <text:p text:style-name="P2"/>
      <text:p text:style-name="P1"/>
      <text:p text:style-name="P2"/>
      <text:p text:style-name="P4">***</text:p>
      <text:p text:style-name="P15"/>
      <text:p text:style-name="P2"><text:span text:style-name="T12">&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2">&gt;</text:span></text:p>
      <text:p text:style-name="P15"/>
      <text:h text:style-name="P167" text:outline-level="2">Рейд пони-рэйнджеров</text:h>
      <text:p text:style-name="P2"/>
      <text:p text:style-name="P30">(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2">–</text:span> Тьфу ты, б-бестия! <text:span text:style-name="T12">–</text:span> Мэдтроттер принялся протирать окровавленное лезвие. <text:span text:style-name="T12">–</text:span> Впервые такую тварь встречаю.</text:p>
      <text:p text:style-name="P2"><text:span text:style-name="T12">–</text:span> Не думаю, что она появится ещё. <text:span text:style-name="T12">–</text:span> Калрус вслушивался в лесной шум. Уши его поворачивались по ветру. <text:span text:style-name="T12">–</text:span> Ты её хорошенько угостил. По первому разряду!</text:p>
      <text:p text:style-name="P2"><text:soft-page-break/><text:span text:style-name="T12">–</text:span> У нас, в Аппалузе, это называется “салют легионера”, <text:span text:style-name="T12">–</text:span> усмехнулся Хорст. <text:span text:style-name="T12">–</text:span> Мало кто из врагов его переживает.</text:p>
      <text:p text:style-name="P2"><text:span text:style-name="T12">–</text:span> Первым дежуришь ты, Мэдди. Потом я. Калрус <text:span text:style-name="T12">—</text:span> последним, <text:span text:style-name="T12">–</text:span> решил я. <text:span text:style-name="T12">–</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2">–</text:span> Что за чертовщина? <text:span text:style-name="T12">–</text:span> Мэдтроттер трогал копытом лежащую на земле плеть лианы, которая медленно уползала в чащу, сворачиваясь в колючий клубок.</text:p>
      <text:p text:style-name="P2"><text:span text:style-name="T12">–</text:span> Не нравится мне это, <text:span text:style-name="T12">–</text:span> пробормотал Калрус, стряхивая с крыла зелёную плеть, свесившуюся с дерева и попытавшуюся обвить его махательный сустав. <text:span text:style-name="T12">–</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2">–</text:span> Да уж, <text:span text:style-name="T12">–</text:span> Мэдтроттер обнажил алебарду и закрепил её на ноге остриём вверх. <text:span text:style-name="T12">–</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2">–</text:span> Шанту?</text:p>
      <text:p text:style-name="P2"><text:span text:style-name="T12">–</text:span> Ваше Высочество? Мы никогда не встречали такое существо раньше и я…</text:p>
      <text:p text:style-name="P2"><text:span text:style-name="T12">–</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2">–</text:span> Хотя кое-кто за за тысячу лет воздержания накопил столько силы, что может жонглировать планетами, не думаю, что он <text:span text:style-name="T12">&lt;</text:span><text:span text:style-name="T22">вот эту-то энергию Дискорд и потратил на превращение в дракона в мире Терры</text:span><text:span text:style-name="T12">&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2">&lt;</text:span><text:span text:style-name="T24">Добавить кокатрикса, мантикору и древесных волков. Тентаклианы переименовать в пландерсиды</text:span><text:span text:style-name="T12">&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2">–</text:span> Что за ерунда? <text:span text:style-name="T12">–</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2">–</text:span> Не знаю, что за ерунда, но теперь становится ясно, откуда тут те черепа. <text:span text:style-name="T12">–</text:span> Я вытер накрыльный нож о траву и показал на две продолговатости, тускло белевшие в траве у самого ствола граба. <text:span text:style-name="T12">–</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2">–</text:span> Пхе, будет несколько <text:span text:style-name="T12">—</text:span> выберешь для них самый подходящий! <text:span text:style-name="T12">–</text:span> хохотнул Мэдтроттер, нервно косясь на останки.</text:p>
      <text:p text:style-name="P2"><text:soft-page-break/>Поэтому мы ещё тщательнее стали высматривать в траве камни древнего пути. Когда-то это был самый <text:span text:style-name="T12">&lt;</text:span><text:span text:style-name="T23">короткий</text:span><text:span text:style-name="T12">&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2">–</text:span> Ходят слухи, Стар <text:span text:style-name="T12">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2">—</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2">–</text:span> Мечтательно разглагольствовал Калрус.</text:p>
      <text:p text:style-name="P2"><text:span text:style-name="T12">–</text:span> Смотри, как бы ты сам после такой встречи не стал чудным материалом для <text:s/>чудовища, <text:span text:style-name="T12">–</text:span> проворчал Мэдтроттер. <text:span text:style-name="T12">–</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2">–</text:span> Странно, кто-то ходил к замку после того, как он был заброшен, <text:span text:style-name="T12">–</text:span> пробормотал Мэдтроттер. <text:span text:style-name="T12">–</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2">–</text:span> Дискорд! Что их убило? <text:span text:style-name="T12">–</text:span> присвистнул обошедший Хорста с другой стороны Калрус.</text:p>
      <text:p text:style-name="P2"><text:span text:style-name="T12">–</text:span> Что бы их ни убило, нам с этим знакомиться ни к чему, <text:span text:style-name="T12">–</text:span> пробормотал Мэдтроттер озираясь. <text:span text:style-name="T12">–</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2">–</text:span> Это королевский конвой. Такие были на службе у принцесс ещё лет двадцать назад, до Раздора.</text:p>
      <text:p text:style-name="P2"><text:span text:style-name="T12">–</text:span> Такое впечатление, что… <text:span text:style-name="T12">–</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2">–</text:span> ...тут была засада <text:span text:style-name="T12">–</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2">—</text:span> туда мы и помчались, сопровождаемые хлопками и свистом вращающихся шаров.</text:p>
      <text:p text:style-name="P4">***</text:p>
      <text:p text:style-name="P2"><text:span text:style-name="T12">–</text:span> Откуда там останки пегасов? Кто мог поймать их там? Они могут уйти от любой засады.</text:p>
      <text:p text:style-name="P2"><text:span text:style-name="T12">–</text:span> Не знаю, как насчёт летунов, принцессса, но когда мы осматривали кости, на нас было совершено нападение...</text:p>
      <text:p text:style-name="P2"><text:span text:style-name="T12">–</text:span> Вот как? На королевскую стражу в центре Эквестрии? Кто же это был?</text:p>
      <text:p text:style-name="P2"><text:span text:style-name="T12">–</text:span> Лианы, принцесса. <text:span text:style-name="T12">–</text:span> Кимеринн отчеканил последнюю фразу, глядя прямо перед собой. <text:span text:style-name="T12">–</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2">– </text:span>сорок. Мы назвали их <text:span text:style-name="T12">&lt;</text:span><text:span text:style-name="T23">???</text:span><text:span text:style-name="T12">&gt;</text:span></text:p>
      <text:p text:style-name="P2">Луна обошла Кимеринна. </text:p>
      <text:p text:style-name="P2"><text:soft-page-break/><text:span text:style-name="T12">–</text:span> У вас рассечен бок. И колотая рана на шее.</text:p>
      <text:p text:style-name="P2"><text:span text:style-name="T12">–</text:span> Не уследил за лианой, Ваше Высочество. Ерунда. Калрус вовремя отсёк плеть. <text:span text:style-name="T12">–</text:span> Голубые глаза Кимеринна смотрели прямо сквозь Луну, не мигая.</text:p>
      <text:p text:style-name="P2"><text:span text:style-name="T12">–</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2">–</text:span> Я ценю вашу службу и хочу достойно наградить вас. Спрашивайте.</text:p>
      <text:p text:style-name="P2"><text:span text:style-name="T12">–</text:span> Мне… мне ничего не нужно, Ваше Высочество. <text:span text:style-name="T12">–</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2">–</text:span> Кимеринн, вы окажете своей принцессе услугу, если согласитесь <text:s/>принять от неё награду! <text:span text:style-name="T12">–</text:span> Если бы он понял… Как когда-то понял Амарок… Аликорны <text:span text:style-name="T12">—</text:span> тоже живые существа. И они очень одиноки…</text:p>
      <text:p text:style-name="P2"><text:span text:style-name="T12">–</text:span> Хорошо, Ваше Высочество. <text:span text:style-name="T12">–</text:span> Кимеринн смотрел не мигая в точку прямо перед собой. <text:span text:style-name="T12">–</text:span> Я хочу… в награду… обращаться к вам на “ты”!</text:p>
      <text:p text:style-name="P2">Туман застилал глаза Луне. Она смотрела на него <text:span text:style-name="T12">—</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2">–</text:span> Ну что же… Я рада оказать такую услугу… Тебе…</text:p>
      <text:p text:style-name="P2"><text:span text:style-name="T12">–</text:span> Принцесса…</text:p>
      <text:p text:style-name="P2"><text:span text:style-name="T12">–</text:span> Луна, мой дорогой. Для тебя <text:span text:style-name="T12">—</text:span> Луна…</text:p>
      <text:p text:style-name="P2">...</text:p>
      <text:p text:style-name="P2"/>
      <text:h text:style-name="P167"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text:soft-page-break/>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2">&lt;</text:span><text:span text:style-name="T23">гидрорысью</text:span><text:span text:style-name="T12">&gt;</text:span> и нападением <text:span text:style-name="T12">&lt;</text:span><text:span text:style-name="T23">тентаклиан</text:span><text:span text:style-name="T12">&gt;</text:span> казался мне ещё опаснее. А если этот корабль обследовать как следует…</text:p>
      <text:p text:style-name="P2"><text:span text:style-name="T12">–</text:span> Заночуем внутри. - <text:span text:style-name="T1">р</text:span>ешил я.</text:p>
      <text:p text:style-name="P2"><text:span text:style-name="T12">&lt;</text:span><text:span text:style-name="T23">Нужен ли тут самолёт? Нужен артефакт из Fallout Equestria - летучий корабль</text:span>?<text:span text:style-name="T12">&gt;</text:span></text:p>
      <text:p text:style-name="P2">Утро встретило нас туманом. Я пытался рассмотреть руины замка на противоположном берегу.</text:p>
      <text:p text:style-name="P2"><text:span text:style-name="T12">–</text:span> Идти опасно. Засаду прозевать <text:span text:style-name="T12">—</text:span> как два пера об мостовую. Хорст, я слетаю в разведку. Не нравится мне это болото.</text:p>
      <text:p text:style-name="P2"><text:span text:style-name="T12">–</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2">–</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2">–</text:span> Заметил что-то. <text:span text:style-name="T12">–</text:span> Хорст приставил копыто ко лбу, пытаясь рассмотретьчто-то против солнца. <text:span text:style-name="T12">–</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2">–</text:span> Поворачивайте, уходите от болота! <text:span text:style-name="T12">–</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2">–</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2">–</text:span> Не в крыло, а в ногу, <text:span text:style-name="T12">–</text:span> проворчал я, стаскивая зубами с задней ноги толстую плеть плюща, гладко отрубленную стилетом. <text:span text:style-name="T12">–</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2">– </text:span>Схватил бы за крыло <text:span text:style-name="T12">—</text:span> я бы не вырвался.</text:p>
      <text:p text:style-name="P2"><text:soft-page-break/>Я взглянул вверх. На металлической стенке чётко отпечатались четыре полукруга копыт. </text:p>
      <text:p text:style-name="P2"><text:span text:style-name="T12">–</text:span> И пришлось бы тебе за меня во дворце отдуваться.</text:p>
      <text:p text:style-name="P2"><text:span text:style-name="T12">–</text:span> Нашел что-нибудь интересное в развалинах?</text:p>
      <text:p text:style-name="P2"><text:span text:style-name="T12">–</text:span> А как же! Странное такое. Похожее на обезьяну. Но стройнее и грациознее. И оно было одето…</text:p>
      <text:p text:style-name="P2"><text:span text:style-name="T12">–</text:span> Одето?</text:p>
      <text:p text:style-name="P2"><text:span text:style-name="T12">–</text:span> Да, в потёртые джинсы и куртку. И на спине было что-то вроде перемётной сумки. Не успел как следует расмотреть <text:span text:style-name="T12">—</text:span> оно скрылось в кустах. Что его отличало от обезьяны <text:span text:style-name="T12">—</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2">–</text:span> Ещ одно неизвестное чудовище! <text:s/>Что-то их тут много развелось.</text:p>
      <text:p text:style-name="P2">Я крепко задумался. Принцесса приказывала <text:span text:style-name="T12">—</text:span> нет, не приказывала <text:span text:style-name="T12">—</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2">–</text:span> Куда идём, Кэп? <text:span text:style-name="T12">–</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2">–</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2">–</text:span> Вы ведь в неопасное место идёте, да?</text:p>
      <text:p text:style-name="P2"><text:span text:style-name="T12">–</text:span> Да, Силк Мэйн, в неопасное.</text:p>
      <text:p text:style-name="P2"><text:span text:style-name="T12">–</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2">–</text:span> Силк, не волнуйся, если будет опасно, мы сразу же повернём. (И пойдём другой дорогой <text:span text:style-name="T12">—</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2">—</text:span> ничтожны.</text:p>
      <text:p text:style-name="P2"><text:span text:style-name="T12">–</text:span> Возвращаемся, Мэдди, <text:span text:style-name="T12">–</text:span> решил я. <text:span text:style-name="T12">–</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text:soft-page-break/></text:p>
      <text:h text:style-name="P167"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2">–</text:span> Пони умеют переносить тяготы, Макс. <text:span text:style-name="T12">–</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2">&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2">&gt;</text:span></text:p>
      <text:p text:style-name="P2"><text:span text:style-name="T12">&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2">&gt;</text:span></text:p>
      <text:p text:style-name="P2"/>
      <text:p text:style-name="P2"/>
      <text:p text:style-name="P2"/>
      <text:p text:style-name="P2"><text:span text:style-name="T12">–</text:span> Тия, я…</text:p>
      <text:p text:style-name="P2"><text:span text:style-name="T12">–</text:span> Не говори ничего! Твайлайт нашла в архиве северного крыла полузаконченное заклинание <text:span text:style-name="T12">C</text:span>вирла Бородатого. “Защита от неведомой угрозы” <text:span text:style-name="T12">—</text:span> так он назвал его. Синопсис восстановить не удалось <text:span text:style-name="T12">—</text:span> Свирл записал его на некачественной бумаге. Треть заклинания Твайли восстановила экстраполяцией <text:span text:style-name="T12">—</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2">—</text:span> всего лишь появился ты! <text:span text:style-name="T12">–</text:span> это слово Селестия выдохнула мне в лицо, буквально ткнув меня носом. <text:span text:style-name="T12">–</text:span> И всё это время я думала <text:span text:style-name="T12">—</text:span> кто ты? Наше спасение, или всего лишь горькая шутка судьбы? И я до сих пор не знаю. </text:p>
      <text:p text:style-name="P2">Ты извини, Макс, я разнервничалась/ <text:span text:style-name="T12">–</text:span> Селестия отвернулась от меня. Я протянул руку и осторожно поправил локон переливающейся гривы. <text:span text:style-name="T12">–</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2">–</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2">–</text:span> Я не смогу сделать тебя счастливой, Тия, <text:span text:style-name="T12">–</text:span> я покачал головой. <text:span text:style-name="T12">– </text:span>Я не знаю, чем вам помочь. Скорее всего, я попал сюда случайно.</text:p>
      <text:p text:style-name="P2"><text:span text:style-name="T12">–</text:span> Я так и думала, <text:span text:style-name="T12">–</text:span> кивнула головой Селестия. <text:span text:style-name="T12">–</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text:soft-page-break/></text:p>
      <text:p text:style-name="P105"/>
      <text:p text:style-name="P59">Она вытянула шею и начала по очереди сгибать-разгибать ноги, разминая суставы.</text:p>
      <text:p text:style-name="P59"><text:span text:style-name="T12">–</text:span> Слишком поздно, <text:span text:style-name="T12">–</text:span> пробормотала она, глядя через панорамное окно на ночное небо. <text:span text:style-name="T12">–</text:span> Даже, скорее, рано. Сестра скоро вернётся.</text:p>
      <text:p text:style-name="P2"/>
      <text:p text:style-name="P2"><text:span text:style-name="T12">–</text:span> Макс, <text:span text:style-name="T12">–</text:span> обернулась она ко мне, <text:span text:style-name="T12">–</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2">—</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2">–</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67" text:outline-level="2">В библиотеке замка Селестии</text:h>
      <text:p text:style-name="P114"/>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2">&lt;</text:span><text:span text:style-name="T23">название книги</text:span><text:span text:style-name="T12">&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2">&lt;</text:span><text:span text:style-name="T23">название библиотеки</text:span><text:span text:style-name="T12">&gt;</text:span>, пытаясь найти хоть какую-нибудь зацепку. Но всё тщётно.</text:p>
      <text:p text:style-name="P2">Если верить заклинанию, я <text:span text:style-name="T12">—</text:span> внешняя сила, и если меня хорошо попросить <text:span text:style-name="T12">&lt;</text:span><text:span text:style-name="T23">см. выше - ночь с Селестией</text:span><text:span text:style-name="T12">&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67" text:outline-level="2">Понивилль</text:h>
      <text:p text:style-name="P2"/>
      <text:h text:style-name="P167" text:outline-level="2"><text:soft-page-break/>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p>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8"/>
      <text:h text:style-name="P167" text:outline-level="2">Первый сеанс двойного сна. Рэрити</text:h>
      <text:p text:style-name="P2"/>
      <text:p text:style-name="P2"><text:span text:style-name="T12">&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12">&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2">–</text:span> Кровать для тебя маловата, Макс, <text:span text:style-name="T12">–</text:span> извиняющимся тоном сообщила Твайлайт. <text:span text:style-name="T12">–</text:span> Мы сдвинули два матраса на полу. Вы с Рэрити должны поместиться.</text:p>
      <text:p text:style-name="P2"><text:span text:style-name="T12">–</text:span> Может, и поместимся. Но, вообще, я во сне верчусь.</text:p>
      <text:p text:style-name="P2"><text:span text:style-name="T12">–</text:span> Не страшно, ты не успеешь… <text:span text:style-name="T12">–</text:span> её слова были заглушены звоном входного колокольчика. Хлопнула дверь и в читальный зал вошла светлая единорожка.</text:p>
      <text:p text:style-name="P2"><text:span text:style-name="T12">–</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2">—</text:span> всё это придавало Рэрити неожиданный шарм.</text:p>
      <text:p text:style-name="P2"><text:span text:style-name="T12">–</text:span> Рэрити, ты выглядишь… Замечательно выглядишь! <text:span text:style-name="T12">–</text:span> растерянно пролепетала Твайлайт.</text:p>
      <text:p text:style-name="P2"><text:span text:style-name="T12">–</text:span> Дааааааа… Замечательно! <text:span text:style-name="T12">–</text:span> наконец-то смог закрыть рот <text:span text:style-name="T1">и втянуть слюни </text:span>Спайк.</text:p>
      <text:p text:style-name="P2"><text:span text:style-name="T12">–</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2">–</text:span> смущённо сказала Рэрити, глядя мимо меня своими фиолетовыми глазами.</text:p>
      <text:p text:style-name="P2"><text:span text:style-name="T12">–</text:span> Спасибо, Рэрити. Ты выглядишь потрясно. <text:span text:style-name="T12">–</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2">–</text:span> Ну что же, если готовы <text:span text:style-name="T1">—</text:span> ложитесь на матрас и расслабьтесь. Вы должны касаться друг-друга. <text:span text:style-name="T12">–</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2">–</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oft-page-break/><text:span text:style-name="T12">–</text:span> Готовы? <text:span text:style-name="T12">–</text:span> Спросила Твайлайт.</text:p>
      <text:p text:style-name="P2"><text:span text:style-name="T12">–</text:span> Я готова. <text:span text:style-name="T12">–</text:span> <text:span text:style-name="T1">о</text:span>тозвалась Рэрити.</text:p>
      <text:p text:style-name="P2"><text:span text:style-name="T12">–</text:span> Готов. <text:span text:style-name="T12">–</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67" text:outline-level="2">Сон Макса</text:h>
      <text:p text:style-name="P114"/>
      <text:p text:style-name="P2"><text:span text:style-name="T12">&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2">–</text:span><text:span text:style-name="T23"> Готова, </text:span><text:span text:style-name="T32">–</text:span><text:span text:style-name="T23"> процедила она.</text:span><text:span text:style-name="T12">&gt;</text:span></text:p>
      <text:p text:style-name="P4">***</text:p>
      <text:p text:style-name="P2"><text:span text:style-name="T12">–</text:span> Вставай, Макс! <text:span text:style-name="T12">–</text:span> Маленькое копыто надавливало мне на грудь, делая энергичные круговые движения.</text:p>
      <text:p text:style-name="P2"><text:span text:style-name="T12">–</text:span> Твайлайт? <text:span text:style-name="T12">–</text:span> Взгляд сфокусировался на лавандовой единорожке, озабоченно осматривающей меня и продолжающей массаж в области сердца.</text:p>
      <text:p text:style-name="P2"><text:span text:style-name="T12">–</text:span> Мне не понравился цвет твоей мордочки. Ты стал слишком бледный. Я решила прервать твой сон. Как ты себя ...</text:p>
      <text:p text:style-name="P2"><text:span text:style-name="T12">–</text:span> … чувствуешь, дорогая Рэрити?! Я могу чем-нибудь помочь? Вот, выпей воды! <text:span text:style-name="T12">–</text:span> <text:span text:style-name="T1">д</text:span>ракончик метался вокруг светлой единорожки, в волнении заламывая лапки.</text:p>
      <text:p text:style-name="P2"><text:span text:style-name="T12">–</text:span> Спасибо, Спайк! Ты очень любезен! <text:span text:style-name="T12">–</text:span> Рэрити приподнялась на матрасе и сделала пару глотков из услужливо поднесенного Спайком стакана.</text:p>
      <text:p text:style-name="P2"><text:span text:style-name="T12">–</text:span> Я в порядке. Что-то удалось узнать? <text:span text:style-name="T12">–</text:span> обратился я к Рэрити.</text:p>
      <text:p text:style-name="P2"><text:span text:style-name="T12">–</text:span> Я всё расскажу, <text:span text:style-name="T12">–</text:span> кивнула единорожка. <text:span text:style-name="T12">–</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2">–</text:span> Годится, <text:span text:style-name="T12">–</text:span> кивнула Твайлайт. <text:span text:style-name="T12">–</text:span> Тогда до завтрашнего вечера каждый свободен и занимается своими делами.</text:p>
      <text:p text:style-name="P2"><text:span text:style-name="T12">– </text:span>Да, Макс?</text:p>
      <text:p text:style-name="P2"><text:span text:style-name="T12">–</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2">–</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2">–</text:span> Я помогу-у-у-у! <text:span text:style-name="T12">–</text:span> <text:span text:style-name="T1">з</text:span>апрыгала на месте Пинки.</text:p>
      <text:p text:style-name="P2"><text:span text:style-name="T12">–</text:span> Я помогу! <text:span text:style-name="T12">–</text:span> <text:span text:style-name="T1">н</text:span>еожиданно вызвалась Рэйнбоу Дэш, до этого безучастно наблюдавшая за нами.</text:p>
      <text:p text:style-name="P2"/>
      <text:p text:style-name="P36"><text:soft-page-break/></text:p>
      <text:p text:style-name="P2"/>
      <text:p text:style-name="P2"><text:span text:style-name="T12">–</text:span> Я первая предложила! <text:span text:style-name="T12">–</text:span> возмутилась Пинки.</text:p>
      <text:p text:style-name="P2"><text:span text:style-name="T12">–</text:span> Предложила не ты, а Твайлайт. <text:span text:style-name="T12">–</text:span> <text:span text:style-name="T1">п</text:span>арировала Рэйнбоу Дэш.</text:p>
      <text:p text:style-name="P2"><text:span text:style-name="T12">–</text:span> Не ссорьтесь, <text:span text:style-name="T1">кобылки</text:span>! Давайте сегодня мне показывает Понивилль Пинки, а завтра <text:span text:style-name="T1">—</text:span> ты, Рэйнбоу. <text:span text:style-name="T12">–</text:span> <text:span text:style-name="T1">п</text:span>редложил я. <text:span text:style-name="T12">–</text:span> Годится?</text:p>
      <text:p text:style-name="P2"><text:span text:style-name="T12">–</text:span> Лады. <text:span text:style-name="T12">–</text:span> проворчала пегаска. <text:span text:style-name="T12">–</text:span> Приходи завтра на девять к библиотеке. Нет, лучше на десять.</text:p>
      <text:p text:style-name="P2"><text:span text:style-name="T12">–</text:span> Хорошо, Рэйнбоу Дэш. Договорились.</text:p>
      <text:p text:style-name="P2"><text:span text:style-name="T12">–</text:span> Пошли-пошли-пошли-пошли, <text:span text:style-name="T12">–</text:span> подталкивала меня головой к выходу Пинки. <text:span text:style-name="T12">–</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67"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2">–</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2">–</text:span> <text:span text:style-name="T1">э</text:span>нергия Пинки была неиссякаема.</text:p>
      <text:p text:style-name="P2"><text:span text:style-name="T12">–</text:span> Ффух! Дай отдышаться.</text:p>
      <text:p text:style-name="P2"><text:span text:style-name="T12">–</text:span> Устал? <text:span text:style-name="T12">–</text:span> <text:span text:style-name="T1">у</text:span>частливо спросила Пинки.</text:p>
      <text:p text:style-name="P2"><text:span text:style-name="T12">–</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2">–</text:span> Да? Тогда пойдём перекусим.</text:p>
      <text:p text:style-name="P2">Манерный пони-оффициант выслушал наши пожелания и удалился.</text:p>
      <text:p text:style-name="P2"><text:span text:style-name="T12">–</text:span> А какой у тебя был образ жизни?</text:p>
      <text:p text:style-name="P2"><text:span text:style-name="T12">–</text:span> В основном, <text:span text:style-name="T1">э</text:span>сидячий.</text:p>
      <text:p text:style-name="P2"><text:span text:style-name="T12">–</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2">–</text:span> А у нас сидячая работа в порядке вещей.</text:p>
      <text:p text:style-name="P2"><text:span text:style-name="T12">–</text:span> Ужас-ужас! <text:span text:style-name="T12">–</text:span> Пинки прижала копыта передних ног к голове. <text:span text:style-name="T12">–</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2">&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
      <text:h text:style-name="P167"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2">–</text:span> Привет! Куда это ты собрался? <text:span text:style-name="T12">–</text:span> <text:span text:style-name="T1">п</text:span>розвучало из листвы, как только я взялся за ручку двери. С ветки на землю спланировала Рэйнбоу Дэш.</text:p>
      <text:p text:style-name="P2"><text:span text:style-name="T12">–</text:span> Она ещё спит. Вчера пересидела за книгами. Не стоит её будить. <text:span text:style-name="T12">–</text:span> пегаска <text:span text:style-name="T1">к</text:span>ивнула на дверь. <text:span text:style-name="T12">–</text:span> Ну, пошли?</text:p>
      <text:p text:style-name="P2"><text:span text:style-name="T12">–</text:span> Пошли, Рэйнбоу Дэш. А куда?</text:p>
      <text:p text:style-name="P2"><text:span text:style-name="T12">–</text:span> Слушай, зови меня Дэш. А то и мне придётся звать тебя полным именем, а я этого не выношу.</text:p>
      <text:p text:style-name="P2"><text:span text:style-name="T12">–</text:span> Договорились, Дэш. Так куда мы идём?</text:p>
      <text:p text:style-name="P2"><text:span text:style-name="T12">–</text:span> К <text:span text:style-name="T12">&lt;</text:span><text:span text:style-name="T23">водопаду</text:span><text:span text:style-name="T12">&gt;</text:span>. Там здоровски красивое место.</text:p>
      <text:p text:style-name="P2"><text:span text:style-name="T12">–</text:span> А я думал, ты хочешь показать мне Понивилль.</text:p>
      <text:p text:style-name="P2"><text:span text:style-name="T12">–</text:span> Да ладно, <text:span text:style-name="T12">–</text:span> засмеялась пегаска, скосив на меня смущёную мордочку, <text:span text:style-name="T12">–</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2">–</text:span> Макс, <text:span text:style-name="T12">–</text:span> нарушила молчание Дэш, <text:span text:style-name="T12">–</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2">–</text:span> Дежа вю? Ты об этом?</text:p>
      <text:p text:style-name="P2"><text:span text:style-name="T12">– </text:span>Что? Какое ещё дежавю?</text:p>
      <text:p text:style-name="P2"><text:span text:style-name="T12">–</text:span> Ложные воспоминания. Ты помнишь о чём-то, чего на самом деле никогда не было.</text:p>
      <text:p text:style-name="P2"><text:span text:style-name="T12">–</text:span> Хм. Может, и дежавю… Может… А если всё же было? Но ты не помнишь когда и как?</text:p>
      <text:p text:style-name="P2"><text:span text:style-name="T12">–</text:span> Дэш, не говори загадками. Если хочешь услышать внятный ответ, задавай внятный вопрос.</text:p>
      <text:p text:style-name="P2"><text:span text:style-name="T12">–</text:span> Не готова я… задать внятный вопрос. <text:span text:style-name="T12">–</text:span> <text:span text:style-name="T1">п</text:span>робормотала пегаска. <text:span text:style-name="T12">–</text:span> Нам туда.</text:p>
      <text:p text:style-name="P2">Дэш указала на тропку, уводящую от путей в молодой берёзово-кленовый лесок.</text:p>
      <text:p text:style-name="P2"><text:span text:style-name="T12">–</text:span> Ну-у-у, так мы до вечера не дойдём. <text:span text:style-name="T12">–</text:span> <text:span text:style-name="T1">н</text:span>едовольно заметила Дэш через пару минут. <text:span text:style-name="T12">–</text:span> Пробежимся?</text:p>
      <text:p text:style-name="P2"><text:span text:style-name="T12">–</text:span> Из меня бегун тот ещё. <text:s/>Я проплыть могу больше, чем пробежать.</text:p>
      <text:p text:style-name="P2"><text:span text:style-name="T12">–</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2">–</text:span> Всё, Дэш. Я больше не могу.</text:p>
      <text:p text:style-name="P2"><text:span text:style-name="T12">–</text:span> Ты шутишь? Мы и полмили не пробежали.</text:p>
      <text:p text:style-name="P2"><text:soft-page-break/><text:span text:style-name="T12">–</text:span> Понимаешь, бег <text:span text:style-name="T1">—</text:span> не моя сильная сторона. Никогда не умел долго бегать.</text:p>
      <text:p text:style-name="P2"><text:span text:style-name="T12">–</text:span> Как же ты жил тогда? <text:span text:style-name="T12">–</text:span> недоумённо уставилась на меня пегаска. <text:span text:style-name="T12">– </text:span><text:span text:style-name="T1">Летать-то ты тоже не умеешь?</text:span></text:p>
      <text:p text:style-name="P2"><text:span text:style-name="T12">–</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2">–</text:span> Ничего себе “скорее исключение, чем правило”, <text:span text:style-name="T12">–</text:span> удивлённо повторила Дэш. <text:span text:style-name="T12">–</text:span> Да у нас это такое же исключение, как нелетающий пегас! Какое уж там “правило”! Дискорд, что же нам делать? Так мы не успеем…</text:p>
      <text:p text:style-name="P2"><text:span text:style-name="T12">–</text:span> Мы можем вернуться. А это место ты покажешь мне в другой раз. Выберемся туда в двухдневный поход.</text:p>
      <text:p text:style-name="P2"><text:span text:style-name="T12">–</text:span> Нет уж! Никаких “вернуться”. Если вернёмся, то никогда уже там не побываем. <text:span text:style-name="T12">–</text:span> <text:span text:style-name="T1">с</text:span>ерьёзно заявила Дэш. <text:span text:style-name="T12">–</text:span> Уж поверь мне. Вот что. У тебя передние лапы <text:span text:style-name="T1">—</text:span> те, которые с пальцами, <text:span text:style-name="T1">—</text:span> сильные?</text:p>
      <text:p text:style-name="P2"><text:span text:style-name="T12">&lt;</text:span><text:span text:style-name="T23">Cначала описать попытку усесться сверху. На первой попытке Макс поранился об брошь в гриве РД в виде радужной молнии</text:span><text:span text:style-name="T12">&gt;</text:span></text:p>
      <text:p text:style-name="P2"><text:span text:style-name="T12">–</text:span> Сможешь меня удержать?</text:p>
      <text:p text:style-name="P2"><text:span text:style-name="T12">–</text:span> Ты про руки, что ли? Смогу. А зачем?</text:p>
      <text:p text:style-name="P2"><text:span text:style-name="T12">–</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2">–</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2">–</text:span> <text:span text:style-name="T1">н</text:span>ачала оправдываться Дэш.</text:p>
      <text:p text:style-name="P2"><text:span text:style-name="T12">–</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2">–</text:span> Ну да, не сообразила сразу насчёт баланса, <text:span text:style-name="T12">–</text:span> рассмеялась пегаска, вставая на ноги. <text:span text:style-name="T12">–</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2">–</text:span> Ю-у-у-у-ху-у-у-у!!! <text:span text:style-name="T12">–</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2">&lt;</text:span><text:span text:style-name="T23">Дэш расплачивается за Макса в кафе. Когда тот спрашивает, почему она и Пинки платят за него, Дэш, вместо ответа, говорит:</text:span></text:p>
      <text:p text:style-name="P2"><text:span text:style-name="T32">–</text:span><text:span text:style-name="T23"> Пинки? </text:span><text:span text:style-name="T32">–</text:span><text:span text:style-name="T23"> Дэш сморщила нос. </text:span><text:span text:style-name="T32">–</text:span><text:span text:style-name="T23"> Я скажу ей, чтоб больше не </text:span><text:span text:style-name="T32">платила.</text:span><text:span text:style-name="T12">&gt;</text:span></text:p>
      <text:p text:style-name="P2"><text:span text:style-name="T12">Хотя</text:span> за то немногое время, что мы провели вместе, я понял, что ожидать от голубой пегаски предсказуемости <text:span text:style-name="T12">–</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2">—</text:span> скажем, 35 <text:span text:style-name="T12">– </text:span>40 метров (на 50 я без дыхательной подготовки давно не замахиваюсь, а о 75-ти уже даже и не вспоминаю), но в такой воде <text:span text:style-name="T12">–</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2">–</text:span> Ф-р-р-р. Тьфу! Бр-р-р.</text:p>
      <text:p text:style-name="P2">Дэш выплюнула меня на берег и сама упала рядом.</text:p>
      <text:p text:style-name="P2"><text:span text:style-name="T12">–</text:span> Что ж? Ты? Не? Сказал? Что? <text:s/>Не? Умеешь? Плавать? <text:span text:style-name="T12">–</text:span> <text:span text:style-name="T1">в</text:span> промежутках между вздохами процедила Дэш.</text:p>
      <text:p text:style-name="P2"><text:span text:style-name="T12">–</text:span> С чего ты взяла? Я умею.</text:p>
      <text:p text:style-name="P2"><text:span text:style-name="T12">–</text:span> Ты ушёл под воду! И не выныривал! <text:span text:style-name="T12">–</text:span> <text:span text:style-name="T1">о</text:span>т возмущения пегаска даже забыла дышать.</text:p>
      <text:p text:style-name="P2"><text:span text:style-name="T12">–</text:span> Я не выныривал, потому что решил поплавать под водой. Я, вообще, это дело люблю.</text:p>
      <text:p text:style-name="P2"><text:span text:style-name="T12">–</text:span> Что??! И ты не предупредил меня?!! Знаешь, как я испугалась?!! Ни одна пони без магии столько под водой не продержится!!</text:p>
      <text:p text:style-name="P2"><text:span text:style-name="T12">–</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2">–</text:span> Да. Это я виновата. Я дура. Извини, <text:span text:style-name="T12">–</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2">–</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2">&lt;</text:span><text:span text:style-name="T23">В Кантерлоте Макс присутствует на церемонии прощания с Кимеринном</text:span><text:span text:style-name="T12">&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2">–</text:span> Ух ты! <text:span text:style-name="T12">–</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2">–</text:span> Как тут…</text:p>
      <text:p text:style-name="P2"><text:span text:style-name="T12">–</text:span> Красиво, правда? <text:span text:style-name="T12">–</text:span> Дэш отследила мой взгляд и кивнула.</text:p>
      <text:p text:style-name="P2"><text:span text:style-name="T12">–</text:span> Красиво <text:span text:style-name="T1">—</text:span> это не то <text:span text:style-name="T1">чувство</text:span>. Тут чудесно! Просто слов нет…</text:p>
      <text:p text:style-name="P2"><text:soft-page-break/><text:span text:style-name="T12">–</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2">–</text:span> А сейчас? Сейчас у тебя есть такое чувство?</text:p>
      <text:p text:style-name="P2"><text:span text:style-name="T12">–</text:span> Сейчас мне хочется, чтобы ты это видел. Не знаю почему. То есть, не совсем чтобы не знаю. <text:span text:style-name="T12">–</text:span> Дэш отпрянула и посмотрела мне в глаза. <text:span text:style-name="T12">–</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2">–</text:span> Это исключено, Дэш. Я никак не мог повстречаться с тобой в своём мире.</text:p>
      <text:p text:style-name="P2"><text:span text:style-name="T12">–</text:span> Да? Странно. Откуда же это чувство, будто я тебя знаю? <text:span text:style-name="T12">–</text:span> <text:span text:style-name="T1">п</text:span>робормотала пегаска. <text:span text:style-name="T12">–</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2">–</text:span> Тебе надо просушить шерсть. Снимай-ка одежду! <text:span text:style-name="T12">–</text:span> <text:span text:style-name="T1">с</text:span>командовала Дэш.</text:p>
      <text:p text:style-name="P2"><text:span text:style-name="T12">–</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2">–</text:span> Куда это ты спрятался? <text:span text:style-name="T12">–</text:span> <text:span text:style-name="T1">з</text:span>аросли вербы раздвинулись, пропуская пегаску.</text:p>
      <text:p text:style-name="P2"><text:span text:style-name="T12">–</text:span> Оп-па! <text:span text:style-name="T12">–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2">–</text:span> Ты чего? <text:span text:style-name="T12">–</text:span> <text:span text:style-name="T1">в</text:span> конце-концов озадаченно спросила она. <text:span text:style-name="T12">–</text:span> Что-то не так?</text:p>
      <text:p text:style-name="P2"><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2">–</text:span> А с кем не так? Со мной? С тобой? Или вообще? <text:span text:style-name="T12">–</text:span> <text:span text:style-name="T1">д</text:span>опытывалась пегаска.</text:p>
      <text:p text:style-name="P2"><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2"><text:span text:style-name="T12">–</text:span> Ну и?</text:p>
      <text:p text:style-name="P2"><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2">–</text:span> А какой смысл в этом правиле? Какую цель оно преследует?</text:p>
      <text:p text:style-name="P2"><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2">–</text:span> Вот видишь, ты меня правильно поняла. Описанные тобой табу у нас, кстати, тоже есть.</text:p>
      <text:p text:style-name="P2"><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попросили спеть на празднике <text:span text:style-name="T12">&lt;</text:span><text:span text:style-name="T32">zxcbzxcvb</text:span><text:span text:style-name="T12">&gt;</text:span>.</text:p>
      <text:p text:style-name="P2">Я не ответил.</text:p>
      <text:p text:style-name="P2">Пегаска подошла поближе и села, прижавшись тёплым боком ко мне.</text:p>
      <text:p text:style-name="P2"><text:span text:style-name="T12">–</text:span> Ты молчишь. Я опять рассердила тебя, да? У меня постоянно с этим проблемы. <text:span text:style-name="T12">–</text:span> Дэш напряжённо смотрела в одну точку прямо перед собой. Её шерсть не могла скрыть мелко дрожи. <text:span text:style-name="T12">–</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2">–</text:span> У тебя оригинальный способ исповедаться, Дэш, <text:span text:style-name="T12">–</text:span> наконец закашлялся я. <text:span text:style-name="T12">–</text:span> Затащить в укромное местечко, попытаться утопить, а под конец сорвать штаны и… <text:span text:style-name="T12">–</text:span> тут Дэш сама прыснула от смеха.</text:p>
      <text:p text:style-name="P2">Вдоволь отсмеявшись, Дэш ткнула меня носом в грудь и спросила:</text:p>
      <text:p text:style-name="P2"><text:span text:style-name="T12">–</text:span> И?</text:p>
      <text:p text:style-name="P2"><text:span text:style-name="T12">–</text:span> Что “и”?</text:p>
      <text:p text:style-name="P2"><text:span text:style-name="T12">–</text:span> Ты сказал: “ А под конец сорвать штаны и…” <text:span text:style-name="T12">–</text:span> вот я и хочу знать, что “и”?</text:p>
      <text:p text:style-name="P2">Я смутился.</text:p>
      <text:p text:style-name="P2"><text:span text:style-name="T12">–</text:span> Да ничего… Не бери в голову.</text:p>
      <text:p text:style-name="P2"><text:span text:style-name="T12">–</text:span> А я хочу брать! Какой ты всё-таки… <text:span text:style-name="T12">–</text:span> Дэш встала, потянувшись сначала передней половиной, потом задней.</text:p>
      <text:p text:style-name="P2"><text:span text:style-name="T12">–</text:span> Какой?</text:p>
      <text:p text:style-name="P2"><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2">–</text:span> Короче, решай. <text:span text:style-name="T12">–</text:span> <text:span text:style-name="T1">е</text:span>ё нос почти касался моего. <text:span text:style-name="T12">–</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2">–</text:span> Дэш, ты..?</text:p>
      <text:p text:style-name="P2"><text:span text:style-name="T12">–</text:span> Да, Дискорд тебя забери! Я предлагаю тебе ЗА-НЯТЬ-СЯ СЕК-СОМ со мной! <text:span text:style-name="T12">–</text:span> <text:span text:style-name="T1">п</text:span>очти зло отчеканила пегаска. <text:span text:style-name="T12">–</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oft-page-break/><text:span text:style-name="T12">–</text:span> Дэш!</text:p>
      <text:p text:style-name="P2"><text:span text:style-name="T12">–</text:span> Да? <text:span text:style-name="T12">–</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2">–</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2">–</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2">–</text:span> Ничего себе!</text:p>
      <text:p text:style-name="P2"><text:span text:style-name="T12">–</text:span> А ты как думал, откуда взялись пони-пегасы и пони-единороги?</text:p>
      <text:p text:style-name="P2"><text:span text:style-name="T12">–</text:span> Я думал, они всегда были.</text:p>
      <text:p text:style-name="P2"><text:span text:style-name="T12">–</text:span> Не всегда. Пегасы произошли от земных пони и грифонов. Пони-единороги <text:span text:style-name="T12">–</text:span> от земных пони и диких единорогов.</text:p>
      <text:p text:style-name="P2"><text:span text:style-name="T12">–</text:span> А что это за дикие единороги?</text:p>
      <text:p text:style-name="P2"><text:span text:style-name="T12">–</text:span> Сейчас они почти не встречаются. У них хвосты как у льва <text:span text:style-name="T1">—</text:span> с кисточкой на конце. И раздвоенные копыта.</text:p>
      <text:p text:style-name="P2"><text:span text:style-name="T12">–</text:span> А аликорны от кого произошли? От пегасов и единорогов?</text:p>
      <text:p text:style-name="P2"><text:span text:style-name="T12">–</text:span> Нет, <text:span text:style-name="T12">–</text:span> отрицательно покачала головой Дэш. <text:span text:style-name="T12">–</text:span> Никто не знает, как появились аликорны. Одно я знаю точно: если единорог спарится с пегасом, аликорна не получится.</text:p>
      <text:p text:style-name="P2"><text:span text:style-name="T12">–</text:span> Что ж, спасибо, что просветила. Однако…</text:p>
      <text:p text:style-name="P2"><text:span text:style-name="T12">–</text:span> Что?</text:p>
      <text:p text:style-name="P2"><text:span text:style-name="T12">–</text:span> Ты лежишь на мне.</text:p>
      <text:p text:style-name="P2"><text:span text:style-name="T12">–</text:span> Ну да, лежу, <text:span text:style-name="T12">–</text:span> Дэш ехидно улыбнулась и заёрзала животом. <text:span text:style-name="T12">–</text:span> А что?</text:p>
      <text:p text:style-name="P2"><text:span text:style-name="T12">–</text:span> А то, что в таком положении я до тебя не достану! У тебя слишком высоко расположена... ммм… анатомия.</text:p>
      <text:p text:style-name="P2"><text:span text:style-name="T12">–</text:span> Потерпи чуть-чуть, <text:span text:style-name="T12">–</text:span> пегаска хихикнула и снова заёрзала животом, прижав его ко мне. <text:span text:style-name="T12">–</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2">–</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oft-page-break/><text:span text:style-name="T12">–</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2">–</text:span> Эт-то магия-а-а-а.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предплечье. Дыхание у неё стало прерывистым.</text:p>
      <text:p text:style-name="P2"><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2"><text:span text:style-name="T12">–</text:span> Дэш, <text:span text:style-name="T12">–</text:span> рассмеялся я, <text:span text:style-name="T12">–</text:span> отпусти ухо!</text:p>
      <text:p text:style-name="P2"><text:span text:style-name="T12">–</text:span> Отпускаю, <text:span text:style-name="T12">–</text:span> шепнула пегаска мне в ухо. <text:span text:style-name="T12">–</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2">–</text:span> Мы опаздываем! Рэрити назначила на восемь часов вечера у Твайлайт!</text:p>
      <text:p text:style-name="P2"><text:span text:style-name="T12">&lt;</text:span><text:span text:style-name="T23">Р/Д отправляется в сон до Рэрити и там вспоминает Леро/Листа.</text:span><text:span text:style-name="T12">&gt;</text:span></text:p>
      <text:p text:style-name="P2">Пока я одевался, пегаска в нетерпении рыла копытом землю.</text:p>
      <text:p text:style-name="P2"><text:span text:style-name="T12">–</text:span> Оделся? Хватайся! <text:span text:style-name="T12">–</text:span> Дэш подпрыгнула и зависла у меня над головой, давая схватиться за ноги.</text:p>
      <text:p text:style-name="P2">И мы понеслись…</text:p>
      <text:p text:style-name="P2"/>
      <text:p text:style-name="P114"/>
      <text:p text:style-name="P114"/>
      <text:p text:style-name="P114"/>
      <text:p text:style-name="P114"/>
      <text:p text:style-name="P2"><text:span text:style-name="T12">&lt;</text:span><text:span text:style-name="T23">Подходя к замку Принцесс, Дэш рассказывает Максу обо сне, который она утаила - с Леро.</text:span><text:span text:style-name="T12">&gt;</text:span> </text:p>
      <text:p text:style-name="P2"><text:span text:style-name="T12">&lt;</text:span><text:span text:style-name="T23">Кто следующий готов рассказывать?</text:span></text:p>
      <text:p text:style-name="P32">Пинки дёрнулась на месте, но промолчала.</text:p>
      <text:p text:style-name="P2"><text:span text:style-name="T32">–</text:span><text:span text:style-name="T23"> Я расскажу, - шагнула вперёд радужная пегаска. </text:span><text:span text:style-name="T32">–</text:span><text:span text:style-name="T23"> Хотя вряд ли ты узнаешь что-то полезное. Там галиматья какая-то…</text:span><text:span text:style-name="T12">&gt;</text:span></text:p>
      <text:p text:style-name="P2"><text:span text:style-name="T12">&lt;</text:span><text:span text:style-name="T23">После рассказа РД рассказывает Пинки. При расказе становится ясно её безумие </text:span><text:span text:style-name="T32">—</text:span><text:span text:style-name="T23"> она становится Пинкаминой из-за её сна </text:span><text:span text:style-name="T32">—</text:span><text:span text:style-name="T23"> “Кексиков”. Также она видит во сне центр Эгрегора Эквестрии </text:span><text:span text:style-name="T32">—</text:span><text:span text:style-name="T23"> Селестию. И она видит, как Селестия превращается в набор цифр и уходит в экран </text:span><text:span text:style-name="T32">—</text:span><text:span text:style-name="T23"> в мир Терры.</text:span></text:p>
      <text:p text:style-name="P32">После чего происходит исчезновение Селестии. Макс + Шестёрка (без Пинки и Рэрити <text:span text:style-name="T12">—</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32">—</text:span><text:span text:style-name="T23"> в подпрограмме “Селестия”, сделанной Владом (Celestum … ссылка на фанфик). Макс выключает эту программу и </text:span><text:soft-page-break/><text:span text:style-name="T23">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2">—</text:span><text:span text:style-name="T23"> Эгрегором Эквестрии. После чего пееренос на Землю на 10 лет назад. Начало написания “Последнего фанфика”.</text:span><text:span text:style-name="T12">&gt;</text:span></text:p>
      <text:p text:style-name="P15"/>
      <text:p text:style-name="P2"><text:span text:style-name="T12">–</text:span> Ну ладно, посижу ночью над книгами. Кто следующий? <text:span text:style-name="T12">– </text:span>Твайлайт посмотрела на Пинки, но та только тёрла копытом висок и морщила лоб, словно пытаясь что-то вспомнить.</text:p>
      <text:p text:style-name="P2"><text:span text:style-name="T12">–</text:span> Я расскажу, - шагнула вперёд радужная пегаска. <text:span text:style-name="T12">–</text:span> Хотя вряд ли ты узнаешь что-то полезное. Там дискордовщина какая-то…</text:p>
      <text:p text:style-name="P2"/>
      <text:h text:style-name="P167" text:outline-level="2"/>
      <text:p text:style-name="P4">***</text:p>
      <text:p text:style-name="P2"><text:span text:style-name="T12">–</text:span> А дальше ты спихнула меня с него и стала приводить его в чувство. <text:span text:style-name="T12">–</text:span> <text:span text:style-name="T1">з</text:span>акончила рассказа Рэйнбоу Дэш.</text:p>
      <text:p text:style-name="P2"><text:span text:style-name="T12">–</text:span> Хм. Несколько эпизодов, включая рекурсивный сон. И опять сфера из светящихся точек. <text:span text:style-name="T12">–</text:span> <text:span text:style-name="T1">о</text:span>тметила Твайлайт.</text:p>
      <text:p text:style-name="P2"><text:span text:style-name="T12">–</text:span> Что такое “рекурсивный сон”?</text:p>
      <text:p text:style-name="P2"><text:span text:style-name="T12">–</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2">–</text:span> <text:span text:style-name="T1">п</text:span>овернулась Твайлайт к розовой земнопони.</text:p>
      <text:p text:style-name="P2"/>
      <text:h text:style-name="P167"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2">–</text:span> И в твоём мире нет пони-пегасов и пони-единорогов? Есть только земнопони? <text:span text:style-name="T12">–</text:span> допытывалась РД.</text:p>
      <text:p text:style-name="P2"><text:span text:style-name="T12">–</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2">&lt;</text:span><text:span text:style-name="T24">название</text:span><text:span text:style-name="T12">&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2">–</text:span> Ну хорошо, а кто вами правит? Аликорн? Драконикус? Какой-нибудь человек с рогом во лбу? Или у вас нет правителя?</text:p>
      <text:p text:style-name="P2"><text:span text:style-name="T12">–</text:span> Нет, почему? Правитель есть. Только он не постоянный. Его избирают. Раз в несколько лет.</text:p>
      <text:p text:style-name="P2"><text:span text:style-name="T12">–</text:span> Но это же полная ерунда! <text:span text:style-name="T12">–</text:span> <text:span text:style-name="T1">в</text:span>оскликнула Д<text:span text:style-name="T1">эш</text:span>. <text:span text:style-name="T12">–</text:span> С какой стати он будет заботиться о королевстве как о своём, если будет знать, что через несколько лет оно будет не его? <text:span text:style-name="T12">&lt;</text:span><text:span text:style-name="T24">изменить причину удивления</text:span><text:span text:style-name="T12">&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2">–</text:span> Хм. Узнаю походку Твайлайт. Что-то случилось. <text:span text:style-name="T12">–</text:span> заметила <text:span text:style-name="T1">пегаска</text:span>.</text:p>
      <text:p text:style-name="P2">И впрямь, на запыхавшейся единорожке лица не было.</text:p>
      <text:p text:style-name="P2"><text:span text:style-name="T12">–</text:span> Она исчезла!!! <text:span text:style-name="T12">–</text:span> Твайлайт не могла отдышаться.</text:p>
      <text:p text:style-name="P2"><text:soft-page-break/><text:span text:style-name="T12">–</text:span> Кто <text:span text:style-name="T1">—</text:span> она??? <text:span text:style-name="T12">–</text:span> <text:span text:style-name="T1">х</text:span>ором воскликнули мы и переглянулись.</text:p>
      <text:p text:style-name="P2"><text:span text:style-name="T12">–</text:span> Прин-цес-са Се-лес-ти-я! <text:span text:style-name="T12">–</text:span> <text:span text:style-name="T1">п</text:span>о слогам отчеканила Твайлайт. <text:span text:style-name="T12">–</text:span> Только это между нами. Государственная тайна. Нас вызывают в Кантерлот.</text:p>
      <text:p text:style-name="P2"><text:span text:style-name="T12">–</text:span> Ну и дела, <text:span text:style-name="T12">–</text:span> покачала головой Д<text:span text:style-name="T1">эш</text:span>. <text:span text:style-name="T12">–</text:span> Я слетаю за остальными. Мы ещё успеем на вечерний поезд.</text:p>
      <text:p text:style-name="P2"><text:span text:style-name="T12">–</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2">–</text:span> Рада видеть вас, мои дорогие, <text:span text:style-name="T12">–</text:span> поприветствовала Луна кобылок. Я удостоился едва заметного кивка. <text:span text:style-name="T12">–</text:span> А где элементы Щедрости и Веселья?</text:p>
      <text:p text:style-name="P2"><text:span text:style-name="T12">–</text:span> Рэрити осталась ухаживать за Пинки. Та очень больна, <text:span text:style-name="T12">–</text:span> выступила за всех Твайлайт. <text:span text:style-name="T12">–</text:span> Что произошло? Стража сказала нам…</text:p>
      <text:p text:style-name="P2"><text:span text:style-name="T12">–</text:span> Увы, они не солгали. Моя сестра пропала вчера утром. Стража видела её накануне вечером, но утром нашли только примятую постель. Я знаю, <text:span text:style-name="T12">–</text:span> тут Луна повернулась ко мне и с едва заметным сарказмом продолжила, <text:span text:style-name="T12">–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2">–</text:span> Не могу ничем помочь. Я знаю не больше твоего.</text:p>
      <text:p text:style-name="P2">Луна как будто ожидала такой ответ.</text:p>
      <text:p text:style-name="P2"><text:span text:style-name="T12">–</text:span> В таком случае мне понадобится твоя помощь, <text:span text:style-name="T12">–</text:span> Луна кивнула Твайлайт. <text:span text:style-name="T12">–</text:span> Ты была её ближайшей и лучшей ученицей и, я надеюсь, поможешь понять мне, где она находится сейчас.</text:p>
      <text:p text:style-name="P2"><text:span text:style-name="T12">–</text:span> Приложу все усилия, Ваше Высочество. Но мне понадобится провести некоторое время в библиотеке Кантерлота.</text:p>
      <text:p text:style-name="P2"><text:span text:style-name="T12">–</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67" text:outline-level="2">Поиск решения</text:h>
      <text:p text:style-name="P114"/>
      <text:p text:style-name="P2"><text:span text:style-name="T12">–</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12">&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12">&gt;</text:span></text:p>
      <text:p text:style-name="P15"/>
      <text:p text:style-name="P2"><text:span text:style-name="T12">&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2">—</text:span><text:span text:style-name="T23"> Луна создаёт обратный коридор в срок.</text:span><text:span text:style-name="T12">&gt;</text:span></text:p>
      <text:p text:style-name="P2"/>
      <text:h text:style-name="P167" text:outline-level="2">Поход к замку Принцес-2</text:h>
      <text:p text:style-name="P2"/>
      <text:p text:style-name="P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2">—</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2">—</text:span> виднелось под листвой плюща.</text:p>
      <text:p text:style-name="P2">“Откуда здесь взялся рухнувший Боинг?” <text:span text:style-name="T12">&lt;</text:span><text:span text:style-name="T24">Дуглас </text:span><text:span text:style-name="T32">—</text:span><text:span text:style-name="T24"> </text:span><text:span text:style-name="T32">DC-3</text:span><text:span text:style-name="T12">&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2">&lt;</text:span><text:span text:style-name="T23">высоко летать нельзя из-за молний</text:span><text:span text:style-name="T12">&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12">—</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2">—</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2">—</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2">—</text:span> помогают идти Твайлайт. Макс и Дэш <text:span text:style-name="T12">—</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2">&lt;</text:span><text:span text:style-name="T23">двухмесячной</text:span><text:span text:style-name="T12">&gt;</text:span> давности осталось лишь направление движения.</text:p>
      <text:p text:style-name="P2">И опять, как <text:span text:style-name="T12">&lt;</text:span><text:span text:style-name="T23">два</text:span><text:span text:style-name="T12">&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2">—</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2">&lt;</text:span><text:span text:style-name="T23">основного потока</text:span><text:span text:style-name="T12">&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2">&lt;</text:span><text:span text:style-name="T23">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soft-page-break/>…</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2">&gt;</text:span></text:p>
      <text:p text:style-name="P2"/>
      <text:h text:style-name="P167"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2">—</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2">&lt;</text:span><text:span text:style-name="T23">три месяца</text:span><text:span text:style-name="T12">&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7"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2">&gt;</text:span>\Привет, Нексус. Это Макс.</text:p>
      <text:p text:style-name="P2"><text:span text:style-name="T12">&lt;\</text:span>Привет, Макс. Рад тебя видеть.</text:p>
      <text:p text:style-name="P23">Хм. Блок эмоций? Или просто модификация стандартного приветствия?</text:p>
      <text:p text:style-name="P2"><text:span text:style-name="T12">&gt;\</text:span>Нексус, отключи память событий за последнюю неделю.</text:p>
      <text:p text:style-name="P2"><text:span text:style-name="T12">&lt;\</text:span>Выполнено, Макс.</text:p>
      <text:p text:style-name="P2"><text:span text:style-name="T12">&gt;</text:span>\Задача по корпоративной логике. Выдай наиболее оптимальное решение.</text:p>
      <text:p text:style-name="P2"><text:span text:style-name="T12">&lt;\</text:span>Жду с нетерпением, Макс.</text:p>
      <text:p text:style-name="P2"><text:soft-page-break/><text:span text:style-name="T12">&gt;\</text:span>Постановка задачи.</text:p>
      <text:p text:style-name="P2"><text:span text:style-name="T1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2">&gt;\</text:span>Ограничения.</text:p>
      <text:p text:style-name="P2"><text:span text:style-name="T12">&gt;\</text:span>Ты не можешь подать в суд на компанию Б и ждать результатов, так как за время разбирательства компания А обанкротится.</text:p>
      <text:p text:style-name="P2"><text:span text:style-name="T12">&gt;\</text:span>Задание.</text:p>
      <text:p text:style-name="P2"><text:span text:style-name="T12">&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2">&lt;\</text:span>Задача принята...</text:p>
      <text:p text:style-name="P2"><text:span text:style-name="T12">&lt;\</text:span>...</text:p>
      <text:p text:style-name="P2"><text:span text:style-name="T12">&lt;\</text:span>...</text:p>
      <text:p text:style-name="P2"><text:span text:style-name="T12">&lt;\</text:span>Решение:</text:p>
      <text:p text:style-name="P2"><text:span text:style-name="T12">&lt;\&lt;</text:span><text:span text:style-name="T23">Не следует противопоставлять злу ещё большее зло - это только усилит его — </text:span><text:span text:style-name="T24">кодовая фраза</text:span><text:span text:style-name="T3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2">&lt;</text:span><text:span text:style-name="T23">трёх</text:span><text:span text:style-name="T12">&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2">&lt;</text:span><text:span text:style-name="T23">три месяца</text:span><text:span text:style-name="T12">&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5"/>
      <text:p text:style-name="P2"><text:span text:style-name="T12">&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2">&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7" text:outline-level="2">Безнадёжность</text:h>
      <text:p text:style-name="P15">&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2">&lt;</text:span><text:span text:style-name="T23">расширить</text:span><text:span text:style-name="T12">&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2">&lt;</text:span><text:span text:style-name="T23">расширить</text:span><text:span text:style-name="T12">&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2">&lt;</text:span><text:span text:style-name="T23">клоунов/санта-клаусов</text:span><text:span text:style-name="T12">&gt;</text:span>, подстерегавших меня на подходе к офису. Возвратившись домой я с удивлением обнаружил сзади <text:span text:style-name="T12">&lt;</text:span><text:span text:style-name="T23">пять</text:span><text:span text:style-name="T12">&gt;</text:span>длинную прореху в куртке, <text:span text:style-name="T12">&lt;</text:span><text:span text:style-name="T23">как будто сделанную пятернёй с металлическими когтями</text:span><text:span text:style-name="T12">&gt;</text:span>явно сделанную ударом ножа вдогонку наотмашь <text:span text:style-name="T12">&lt;</text:span><text:span text:style-name="T23">Эпплджек понадобилось два часа, чтобы зашить её</text:span><text:span text:style-name="T12">&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2">&lt;</text:span><text:span text:style-name="T23">подать фонарь под другим сосусом</text:span><text:span text:style-name="T12">&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2">&lt;</text:span><text:span text:style-name="T23">уменьшить подозрения — о них должен догадаться Макс</text:span><text:span text:style-name="T12">&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2">&lt;</text:span><text:span text:style-name="T23">улучшить</text:span><text:span text:style-name="T12">&gt;</text:span>. А тот случай, когда мне пришлось зашивать тебе куртку после нападения убийц <text:span text:style-name="T12">&lt;</text:span><text:span text:style-name="T23">клоунов/санта-клаусов</text:span><text:span text:style-name="T12">&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7" text:outline-level="2">След?</text:h>
      <text:p text:style-name="P114"/>
      <text:p text:style-name="P2"><text:span text:style-name="T12">&lt;</text:span><text:span text:style-name="T23">сначала эпизод - проверка сумки в серверной</text:span><text:span text:style-name="T12">&gt;</text:span></text:p>
      <text:p text:style-name="P2"><text:span text:style-name="T12">&lt;</text:span><text:span text:style-name="T3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2">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2">&lt;</text:span><text:span text:style-name="T23">“Последний Единорог” Питера Бигла</text:span><text:span text:style-name="T12">&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oft-page-break/><text:span text:style-name="T12">&lt;</text:span><text:span text:style-name="T23">расширить. Перед кафешкой - диалог с Флатти и ЭйДжей. Все думают, что наконец-то нашли Селестию. Все ликуют</text:span><text:span text:style-name="T12">&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2">&lt;</text:span><text:span text:style-name="T23">Расширить сцену в кафе. Ожидание, подьём и… падение ожиданий</text:span><text:span text:style-name="T12">&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2">&lt;</text:span><text:span text:style-name="T23">упомянуть болезнь Флатти в соответствующем разделе</text:span><text:span text:style-name="T12">&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7" text:outline-level="2">Озарение</text:h>
      <text:p text:style-name="P2"/>
      <text:p text:style-name="P2"><text:span text:style-name="T12">&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2">&gt;</text:span></text:p>
      <text:p text:style-name="P94"><text:soft-page-break/></text:p>
      <text:p text:style-name="P9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4"/>
      <text:p text:style-name="P90">Разговор не клеился.</text:p>
      <text:p text:style-name="P9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4"><text:span text:style-name="T1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4"><text:span text:style-name="T1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4"><text:span text:style-name="T12">– </text:span>Ну хорошо. Убедила. В конце-концов, можем поступить так. Вы с Флатти вернётесь обратно а я продолжу поиски здесь.</text:p>
      <text:p text:style-name="P94"><text:span text:style-name="T12">– </text:span>А как мы узнаем, что ты нашёл принцессу? – хмуро отозвалась Эпплджек. – Сами вы вряд ли сможете отсюда создать коридор к Эквестрии.</text:p>
      <text:p text:style-name="P94"><text:span text:style-name="T12">– </text:span>Вы можете связываться со мной раз в месяц по коридору.</text:p>
      <text:p text:style-name="P94"><text:span text:style-name="T1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4"><text:span text:style-name="T12">– </text:span>Ну, не раз в месяц <text:span text:style-name="T1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4">Эпплджек недоверчиво хмыкнула.</text:p>
      <text:p text:style-name="P94"><text:span text:style-name="T12">–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4"><text:span text:style-name="T12">–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4"><text:span text:style-name="T12">– </text:span>Конечно оставаться. Кто ещё, кроме нас, может найти её?</text:p>
      <text:p text:style-name="P94"><text:span text:style-name="T12">– </text:span>Я думал, ты не сможешь оставить Энджела и всех остальных надолго.</text:p>
      <text:p text:style-name="P94"><text:soft-page-break/><text:span text:style-name="T1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9"><text:span text:style-name="T12">– </text:span>Извини, Флаттершай, забылся.</text:p>
      <text:p text:style-name="P99"><text:span text:style-name="T12">– </text:span>Та ладно, я ж не против, – возразила Эпплджек. – Не парься, Флатти. Было б хуже, если б он <text:s/>назвал меня Эпплджек на людях.</text:p>
      <text:p text:style-name="P99"><text:span text:style-name="T12">– </text:span>Ты так... – запнулась Флаттершай. – Так быстро забыла свою ферму. И...</text:p>
      <text:p text:style-name="P99"><text:span text:style-name="T1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9"><text:span text:style-name="T12">– </text:span>Как ты можешь так говорить? – расплакалась Флаттершай.</text:p>
      <text:p text:style-name="P99"><text:span text:style-name="T12">– </text:span>Эй, девушки, не ссорьтесь! Мы — одна команда! И надеюсь, останемся ею и в дальнейшем. </text:p>
      <text:list xml:id="list7211024382348441078" text:style-name="L5">
        <text:list-header>
          <text:p text:style-name="P15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9"><text:span text:style-name="T12">– </text:span>А если нет? – Эпплджек смотрела мне мне прямо в глаза.</text:p>
      <text:list xml:id="list205307680332041" text:continue-numbering="true" text:style-name="L5">
        <text:list-header>
          <text:p text:style-name="P158">Я молча пожал плечами. Эпплджек уверенно продолжила.</text:p>
        </text:list-header>
      </text:list>
      <text:p text:style-name="P99"><text:span text:style-name="T1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9"><text:span text:style-name="T12">– </text:span>Спасибо, ЭйДжей.</text:p>
      <text:p text:style-name="P99"><text:span text:style-name="T1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5308267853527" text:continue-numbering="true" text:style-name="L5">
        <text:list-header>
          <text:p text:style-name="P158">Флаттершай пробормотала нечто, показавшееся мне знакомым.</text:p>
        </text:list-header>
      </text:list>
      <text:p text:style-name="P99"><text:span text:style-name="T12">– </text:span>Флатти, ты что-то сказала? Я не расслышал.</text:p>
      <text:p text:style-name="P99"><text:span text:style-name="T12">– </text:span>Намерение Изменяет Реальность.</text:p>
      <text:p text:style-name="P99"><text:span text:style-name="T12">– </text:span>Эээ. А где ты слышала эту фразу, если не секрет?</text:p>
      <text:p text:style-name="P99"><text:span text:style-name="T1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5308738241670" text:continue-numbering="true" text:style-name="L5">
        <text:list-header>
          <text:p text:style-name="P158">У меня как будто вспыхнула лампочка в мозгу. Кирпичики быстро выстраивались в целостную картину. Я ринулся в прихожую.</text:p>
        </text:list-header>
      </text:list>
      <text:p text:style-name="P99"><text:span text:style-name="T12">– </text:span>Флатти, ЭйДжей, буду через час. Ждите!</text:p>
      <text:p text:style-name="P94"/>
      <text:h text:style-name="P166" text:outline-level="2">Почти.</text:h>
      <text:p text:style-name="P111"/>
      <text:p text:style-name="P99">В офисе меня встретил лыбящийся Стас.</text:p>
      <text:p text:style-name="P9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9">Я уставился на Стаса и он, захлёбываясь от торопливости, начал <text:span text:style-name="T12">расказывать</text:span>.</text:p>
      <text:p text:style-name="P9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1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9">– Ты его уничтожил?</text:p>
      <text:p text:style-name="P99">– Кого?</text:p>
      <text:p text:style-name="P99">– Этический модуль. Селестию.</text:p>
      <text:p text:style-name="P9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9">– Ты его уничтожил?</text:p>
      <text:p text:style-name="P9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9">– То есть, на домашнем компьютере Влада модуль работает и дальше?</text:p>
      <text:p text:style-name="P99">– Ага. К нему-то у меня доступа нету. Но в кластер к Нексусу он больше не пролезет.</text:p>
      <text:p text:style-name="P99">– Спасибо, Стас. Ты молодец.</text:p>
      <text:p text:style-name="P99">Ниточка, чуть было не прервавшаяся в офисе, повела в квартиру Влада.</text:p>
      <text:p text:style-name="P99"/>
      <text:h text:style-name="P166" text:outline-level="2">Дискорд</text:h>
      <text:p text:style-name="P114"/>
      <text:p text:style-name="P111">Девушки поспешно собирались, пока я растолковывал им задачу.</text:p>
      <text:p text:style-name="P111"><text:span text:style-name="T1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12">– </text:span>Это тот твой приятель, который разбился с полгода назад? – спросила Эпплджек.</text:p>
      <text:p text:style-name="P111"><text:span text:style-name="T12">– </text:span>Да, это он.</text:p>
      <text:p text:style-name="P111"><text:span text:style-name="T12">– </text:span>А как мы попадём в его квартиру? Там сейчас кто-то живёт? – Флаттершай прыгала на одной ноге, натягивая кед.</text:p>
      <text:p text:style-name="P111"><text:span text:style-name="T1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12">Nissan Navara</text:span> и направился к маленькому электрическому <text:span text:style-name="T12">Eva. </text:span>Для того, чтоб не привлекать внимание, самое оно. <text:s/><text:span text:style-name="T12">&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2">&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2">&lt;</text:span><text:span text:style-name="T23">Плохо написано!</text:span><text:span text:style-name="T12">&gt;</text:span></text:p>
      <text:p text:style-name="P112"><text:soft-page-break/>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12">– </text:span>Макс, что случилось? У нас проблемы?</text:p>
      <text:p text:style-name="P112"><text:span text:style-name="T1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12">–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12">– </text:span>Нет нужды. Лучше станьте-ка сзади меня так, чтобы заслонить от этих бабулек и от вооон той камеры наблюдения.</text:p>
      <text:list xml:id="list2768400019024527242" text:style-name="L6">
        <text:list-header>
          <text:p text:style-name="P15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9">Раздался лёгкий «кряк» и дверь подалась.</text:p>
      <text:p text:style-name="P135"><text:span text:style-name="T12">– </text:span>Девушки, заходим.</text:p>
      <text:p text:style-name="P9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9">Прихожая встретила нас толстым слоем пыли. Мы тихонько прошли внутрь и я закрыл дверь изнутри.</text:p>
      <text:p text:style-name="P94"><text:span text:style-name="T1">Компьютер</text:span> стоял там же, где и обычно <text:span text:style-name="T1">— в личном кабинете Влада на столе у окна.</text:span></text:p>
      <text:p text:style-name="P135"><text:span text:style-name="T12">– </text:span>Макс, тут окно разбито! И верёвка какая-то висит. – крикнула Флаттершай из кухни.</text:p>
      <text:p text:style-name="P135"><text:span text:style-name="T12">– </text:span>Оставь, Флатти, не сейчас! – отмахнулся я.</text:p>
      <text:p text:style-name="P142">Лампочка питания на ноутбуке горела, <text:s/>но подключенный монитор оставался тёмным. Я постучал по пробелу, но безрезультатно.</text:p>
      <text:p text:style-name="P135"><text:span text:style-name="T12">– </text:span>Может, стукни его хорошенько? – посоветовала Эпплджек. – Я всегда так делаю, когда у твоего компа интернет тормозит. Почти всегда помогает...</text:p>
      <text:p text:style-name="P135"><text:span text:style-name="T12">– </text:span>Монитор выключен. – <text:s/>раздалось из угла. Кресло с высокой спинкой повернулось, открыв нашим взорам Дискорда. </text:p>
      <text:p text:style-name="P13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5">Он приподнял панамку, дурашливо здороваясь.</text:p>
      <text:p text:style-name="P135"><text:soft-page-break/><text:span text:style-name="T12">– </text:span>Оп-па! – пробормотала Эпплджек. – Нежданчик!</text:p>
      <text:p text:style-name="P135"><text:span text:style-name="T12">– </text:span>Ты, я вижу, времени не терял, – моя рука под прикрытием стола медленно тянулась к тяжёлой фарфоровой кружке, стоящей на краю.</text:p>
      <text:p text:style-name="P115"><text:span text:style-name="T1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5"><text:span text:style-name="T12">– </text:span>А почему ты вообще решил искать нас тут? – спросила Эпплджек. – Приехал бы домой. Мы б тебя чаем напоили.</text:p>
      <text:p text:style-name="P115"><text:span text:style-name="T12">– </text:span>Видишь ли, дорогая Эй-Джей, я с самого начала знал, где находится наша уважаемая принцесса, а времени в обрез, так что...</text:p>
      <text:p text:style-name="P123">В проёме дверей появилась Флаттершай.</text:p>
      <text:p text:style-name="P115"><text:span text:style-name="T12">– </text:span>С кем это вы тут разговариваете?</text:p>
      <text:list xml:id="list8715880810875790302" text:style-name="L7">
        <text:list-header>
          <text:p text:style-name="P16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3">Оглушённый Дискорд попытался было отъехать на кресле в сторону, но я припёр его стулом к стенке.</text:p>
      <text:p text:style-name="P115">– Жанна, Флатти, хватайте ноут и на выход! Я с ним разберусь! Не теряйте вре...!</text:p>
      <text:p text:style-name="P115">– ТЫ ИДИО...!!!</text:p>
      <text:p text:style-name="P115">Дискорд <text:s/>зорал одновременно со мной, прикрываясь от меня руками, когда раздался оглушительный</text:p>
      <text:p text:style-name="P115">...</text:p>
      <text:p text:style-name="P116">БАХ!!!</text:p>
      <text:p text:style-name="P115">…</text:p>
      <text:p text:style-name="P11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5">На лице Дискорда появилось удивлённо-мечтательное выражение и он вырубился.</text:p>
      <text:p text:style-name="P135"/>
      <text:h text:style-name="P167" text:outline-level="2">Селестия</text:h>
      <text:p text:style-name="P135"/>
      <text:p text:style-name="P11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5">Включенный монитор показал схематическое изображение Селестиии, </text:p>
      <text:p text:style-name="P136">&gt;\<text:span text:style-name="T1">Привет, Селестия. Это Макс. Как себя чувствуешь?</text:span></text:p>
      <text:p text:style-name="P136">&lt;\<text:span text:style-name="T1">Макс? МАКС??? МА-А-А-АКС!!! НАКОНЕЦ-ТО! КАК Я РАДА ТЕБЯ СЛЫШАТЬ! </text:span></text:p>
      <text:p text:style-name="P136">&gt;\<text:span text:style-name="T1">Я рад, что нашёл тебя, Тия.</text:span></text:p>
      <text:p text:style-name="P13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6">&gt;\<text:span text:style-name="T1">Тия, я сейчас подключу микрофон и колонки, и мы сможем общаться более удобно.</text:span></text:p>
      <text:p text:style-name="P135">…</text:p>
      <text:p text:style-name="P135">– Привет опять. Как ты меня слышишь?</text:p>
      <text:p text:style-name="P135"><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6">– <text:span text:style-name="T1">Могу себе представить. Как-то раз я провёл три часа камере сенсорной депривации. Мне не понравилось.</text:span></text:p>
      <text:p text:style-name="P135">– Эммм... Ваше Высочество, вы в порядке? Мы так рады, что наконец-то нашли Вас! – вклинилась в разговор Эпплджек.</text:p>
      <text:p text:style-name="P135">– Кто тут? Макс, кто ещё с тобой?</text:p>
      <text:p text:style-name="P136"><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6">– <text:span text:style-name="T1">Девочки? Я рада вас слышать. А Твайлайт нет рядом?</text:span></text:p>
      <text:p text:style-name="P13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5">При этих словах Дискорд замычал и задёргался. Эпплджек нахмурилась и проверила верёвки, привязывающие его к спинке стула.</text:p>
      <text:p text:style-name="P13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5">– Ноутбук — так называется место, где я нахожусь сейчас? А кто это мычит?</text:p>
      <text:p text:style-name="P13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5">– О, духи предков, но зачем??? Почему у него кляп во рту?</text:p>
      <text:p text:style-name="P135">– Мы связали его. Он нас предал. И тебя. И Эквестрию. Всех.</text:p>
      <text:p text:style-name="P135">При этих словах Эпплджек и Флаттершай непонимающе уставились на меня, а Дискорд протестующе замычал.</text:p>
      <text:p text:style-name="P135">Я начал рассказывать о своих догадках, и непонимающее выражение на лицах девушек сменилось удивлением.</text:p>
      <text:p text:style-name="P13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5">– А зачем тогда ты приложила его книгой? – непонимающе уставился я на неё.</text:p>
      <text:p text:style-name="P135">– Потому что ты напал на него. Я и подумала — тебе виднее. И подсобила.</text:p>
      <text:p text:style-name="P135">Флаттершай отрицающе мотнула головой.</text:p>
      <text:p text:style-name="P135">– Не может Дискорд быть предателем. Он мой друг.</text:p>
      <text:p text:style-name="P135">Дискорд благодарственно замычал и закивал головой.</text:p>
      <text:p text:style-name="P13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5">Дискорд завёл глаза на лоб и обречённо завыл.</text:p>
      <text:p text:style-name="P135">– Макс, постой. Дай мне поговорить с ним. – сказала Селестия. – Не могу поверить, что Дискорд на такое пошёл.</text:p>
      <text:p text:style-name="P135">– Ну хорошо. Поговори. Послушаем, что он скажет.</text:p>
      <text:p text:style-name="P135">Я красноречиво покачал кулак перед его носом и вытащил кляп.</text:p>
      <text:p text:style-name="P135">...</text:p>
      <text:p text:style-name="P124"><text:soft-page-break/>– Ффы, тьфу, пффф, пфу! <text:span text:style-name="T12">&lt;</text:span><text:span text:style-name="T23">Вот дискорд! Я, то бишь!</text:span><text:span text:style-name="T1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2">— </text:span><text:span text:style-name="T1">получишь кляп обратно.</text:span></text:p>
      <text:p text:style-name="P124">– Это я-то устраиваю цирк?!! ДА ТЫ НА СЕБЯ ПОСМОТРИ, КЛОУН!!! На людей кидаешься, чашками бросаешься, вон, мне нос разбил! Дерёшься...</text:p>
      <text:p text:style-name="P124">Я угрожающе поднёс тряпку к лицу Дискорда.</text:p>
      <text:p text:style-name="P124">– Ещё одно слово в таком тоне, и ты заткнёшься, а мы уйдём в Эквестрию без тебя!</text:p>
      <text:p text:style-name="P12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4">Дискорд демонстративно закрыл рот и посвистывая уставился в потолок.</text:p>
      <text:p text:style-name="P124">Разговор зашёл в тупик.</text:p>
      <text:p text:style-name="P127"/>
      <text:p text:style-name="P128">На мониторе высветился текст:</text:p>
      <text:p text:style-name="P12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8"/>
      <text:p text:style-name="P128">Из колонок послышался лёгкий шорох.</text:p>
      <text:p text:style-name="P124">– Дик, сейчас не время для ссор. – голос Селестии был мягким, но настойчивым. – Мы в одной лодке.</text:p>
      <text:p text:style-name="P124">– Тебе легко говорить! Тебе не разбивали нос и не оскорбляли угрозами!</text:p>
      <text:p text:style-name="P124">– Ты должен понимать, что у Макса были все основания так себя вести. Твоё поведение вызвало подозрения у него, ведь он мало тебя знает. </text:p>
      <text:p text:style-name="P124">К уговорам Селестии присоединилась Флаттершай.</text:p>
      <text:p text:style-name="P124">– Дискорд, миленький, прости его. Макс хороший. Он просто не знал, что ты тоже хороший...</text:p>
      <text:p text:style-name="P124">У Дискорда покраснели уши и он засмущался и заворчал.</text:p>
      <text:p text:style-name="P12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4">Я пропустил «дятла» мимо ушей.</text:p>
      <text:p text:style-name="P12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5">***</text:p>
      <text:p text:style-name="P12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4"><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4">Потому разбрасываться такой возможностью не стоит. Если уж тебе повезло оказаться в новом мире — исследуй его сполна!..</text:p>
      <text:p text:style-name="P125">***</text:p>
      <text:p text:style-name="P130">&lt;<text:span text:style-name="T24">сюда можно вставить похождения Дискорда — вторая неопубликованная глава. Первая — секс с Селестией</text:span>&gt;</text:p>
      <text:p text:style-name="P125">***</text:p>
      <text:p text:style-name="P128">– Развяжите мне, наконец, руки! Или хотя бы одну. Плечами жестикулировать неудобно.... </text:p>
      <text:p text:style-name="P128">Я развязал Дискорду левую руку.</text:p>
      <text:p text:style-name="P12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8">Дискорд принялся разминать затёкшее запястье.</text:p>
      <text:p text:style-name="P12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8">– Какое письмо, Корди? – вскинулась до этого зачарованно слушавшая Дискорда Флаттершай.</text:p>
      <text:p text:style-name="P128">– Ну ваше же! Вы с Эпплджек написали мне о своих мытарствах тут. Вежливо так написали, спасибо...</text:p>
      <text:p text:style-name="P128">Флаттершай покрылась пунцовыми пятнами.</text:p>
      <text:p text:style-name="P128">– Я... Мы... – тут она совсем стушевалась.</text:p>
      <text:p text:style-name="P128">– Так а почему ты сказал, что никто не уйдёт в Эквестрию? – наконец перебила Дискорда скучавшая до этого Эпплджек.</text:p>
      <text:p text:style-name="P128">Дискорд уставился на неё долгим взглядом, а потом хлопнул себя по лбу.</text:p>
      <text:p text:style-name="P12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2">&lt;</text:span><text:span text:style-name="T18">упомянуть, что Дискорд учился играть на гитаре в Эквестрии — брал уроки у Рэйнбоу</text:span><text:span text:style-name="T12">&gt;</text:span>).<text:span text:style-name="T12"> </text:span>То есть, эквестрийские три месяца немного короче местных...<text:span text:style-name="T12">&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2">&gt;</text:span></text:p>
      <text:p text:style-name="P128">– И что? – продолжила его мысль Эпплджек.</text:p>
      <text:p text:style-name="P128">– Эквестрийские <text:span text:style-name="T12">&lt;</text:span><text:span text:style-name="T23">три месяца</text:span><text:span text:style-name="T12">&gt;</text:span> КО-РО-ЧЕ местных. – с нажимом повторил Дискорд. – По моим подсчётам, на два дня.</text:p>
      <text:p text:style-name="P128">– И?!! – до меня уже дошло, но Эпплджек продолжала тупить.</text:p>
      <text:p text:style-name="P128"><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28">– СКОЛЬКО??? – воскликнули хором я и девушки.</text:p>
      <text:p text:style-name="P128">Дискорд открыл было рот, но его слова заглушил звонок в дверь.</text:p>
      <text:p text:style-name="P128">– ОТКРОЙТЕ, ПОЛИЦИЯ! Вам даётся полминуты, чтобы открыть дверь. Через тридцать секунд дверь будет выбита!</text:p>
      <text:p text:style-name="P12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8">Блядь!</text:p>
      <text:p text:style-name="P128">– На крышу, живо!!! Через окно на кухне! – зашипел Дискорд, отчаянно дёргая узлы свободной рукой.</text:p>
      <text:p text:style-name="P128">Эпплджек, одной рукой сгребя в охапку ноутбук, второй увлекая Флаттершай, кинулась на кухню.</text:p>
      <text:p text:style-name="P128">– А толку? Куда мы с крыши денемся? – спросил я растерянно. Дискорд только раздражённо зарычал в ответ.</text:p>
      <text:p text:style-name="P124">Дверь содрогнулась от мощного удара. Послышался стук падающей штукатурки. Я сломя голову кинулся на кухню.</text:p>
      <text:p text:style-name="P124">– Развяжи меня, идиот!!! – гаркнул вдогонку Дискорд.</text:p>
      <text:p text:style-name="P12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 </text:p>
      <text:p text:style-name="P12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4">Верёвка в кухонном окне дёргалась от движений лезущих по ней Флатти и Эпплджек. Я словил её рукой и стал на подоконник.</text:p>
      <text:p text:style-name="P124">Чёрт!</text:p>
      <text:p text:style-name="P12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4">Но нет, триста тысяч чертей, раз девушки смогли – я тоже смогу!</text:p>
      <text:p text:style-name="P12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4">Чёрт! Чёрт! Чёрт! Чёрт!</text:p>
      <text:p text:style-name="P124">Бля!!!...</text:p>
      <text:p text:style-name="P124">Верёвка закончилась, а вместе с ней прекратилась и боль в сожжёных суставах. Наконец-то у меня появилось время для паники. Я обнял ноги<text:span text:style-name="T12"> </text:span>Эпплджек покрепче, закрыл глаза и приготовился...</text:p>
      <text:p text:style-name="P124"/>
      <text:h text:style-name="P167" text:outline-level="2">Назад, в Эквестрию</text:h>
      <text:p text:style-name="P124"/>
      <text:p text:style-name="P124">Долго паниковать не пришлось. </text:p>
      <text:p text:style-name="P124">Я почувствовал сильный рывок за шиворот и захват поперёк груди. </text:p>
      <text:p text:style-name="P124">– ОТПУСТИ ДЕВЧОНКУ!!! – загрохотало мне в ухо. Я открыл глаза.</text:p>
      <text:p text:style-name="P12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4">Я чуть поднял глаза и уставился в чешуйчатую морду дракон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4">Наконец это ему удалось, и дальнейший подъём на крышу происходил в молчании.</text:p>
      <text:p text:style-name="P12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4">Флаттершай оторвала заплаканное лицо от моей ветровки.</text:p>
      <text:p text:style-name="P124"><text:soft-page-break/>– Да-да, ты прав, Корди. Я готова.</text:p>
      <text:p text:style-name="P124">На длинной шее Дискорда разместились Эпплджек и Флаттершай. Я, для сохранения баланса, разместился позади крыльев.</text:p>
      <text:p text:style-name="P124">Дискорд расправил крылья и начал короткую пробежку к краю.</text:p>
      <text:p text:style-name="P12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4">И мы полетели навстречу закату.</text:p>
      <text:p text:style-name="P12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4">Впереди по курсу увеличивалась громада моей высотки. Дискорд летел прямо на разрыв в ограждении, который я проделал <text:span text:style-name="T12">&lt;</text:span><text:span text:style-name="T23">полгода</text:span><text:span text:style-name="T12">&gt;</text:span> назад своим проходом в Эквестрию.</text:p>
      <text:p text:style-name="P12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4">– Пристегните ремни! – проревел Дискорд, резко ускоряясь. – Будет весело!!!</text:p>
      <text:p text:style-name="P12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4">– ЙУУУУУУУХХХУУУУУ!!! – заорал Дискорд, сложил крылья и врезался в шар.</text:p>
      <text:p text:style-name="P129">&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62" text:outline-level="1">Беседа за столиком в ночи</text:h>
      <text:p text:style-name="P96">Из-за заинтересованности Эквуса в Максе, тому не приходится прилагать усилий для 34 — на что ему указывает Анакорн</text:p>
      <text:p text:style-name="P9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4"><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2">е</text:span><text:span text:style-name="T1">еся</text:span> <text:span text:style-name="T1">в пустоте кресло </text:span>.</text:p>
      <text:p text:style-name="P94"><text:span text:style-name="T1">– </text:span>Анакорн. <text:span text:style-name="T1">– о</text:span>трекомендовался он. <text:span text:style-name="T12">– </text:span><text:span text:style-name="T1">Демиург.</text:span></text:p>
      <text:p text:style-name="P94"><text:span text:style-name="T1">– </text:span>П-привет. Макс. <text:span text:style-name="T1">– в</text:span> смятении представился я.</text:p>
      <text:p text:style-name="P9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9"/>
      <text:p text:style-name="P94"><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9"/>
      <text:p text:style-name="P9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4"><text:span text:style-name="T1">Юноша</text:span> закинул ногу за ногу и пытливо смотрел на меня, играя карандашём .</text:p>
      <text:p text:style-name="P94">Я совсем запутался.</text:p>
      <text:p text:style-name="P94"><text:span text:style-name="T1">– </text:span>Какая проблема? Какое решение? Кто ты <text:span text:style-name="T1">вообще</text:span>?</text:p>
      <text:p text:style-name="P94"><text:span text:style-name="T12">– </text:span><text:span text:style-name="T1">Хорошо, с</text:span>ейчас объясню, <text:span text:style-name="T1">– </text:span>кивнул <text:span text:style-name="T1">Анакорн</text:span>. <text:span text:style-name="T12">– </text:span><text:span text:style-name="T1">Понимаю, ты пока не вполне в теме от шока...</text:span></text:p>
      <text:p text:style-name="P9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9">– Стоп, не торопись. – у меня голова пошла кругом от информации. – Я ничего не понял. Какие-такие проблемы? Какие варианты? Зачем его поддерживать?</text:p>
      <text:p text:style-name="P99">Анакорн недовольно поморщился, но продолжил.</text:p>
      <text:p text:style-name="P9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9"><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9"/>
      <text:p text:style-name="P99"><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3">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1"/>
      <text:p text:style-name="P99"/>
      <text:p text:style-name="P99"/>
      <text:p text:style-name="P9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9">На голограмме появилась солнечная система Эквуса. Почему-то в центре системы был сам Эквус. Вокруг него вращались солнце и луна.</text:p>
      <text:p text:style-name="P99">Анакорн плюхнулся обратно в кресло и схватился за голову. Потом, немного успокоившись, продолжил.</text:p>
      <text:p text:style-name="P9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9">Анакорн отпил из стакана и продолжил.</text:p>
      <text:p text:style-name="P9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2">&lt;</text:span><text:span text:style-name="T24">привязать к реальным событиям, описанным выше</text:span><text:span text:style-name="T12">&gt;</text:span><text:span text:style-name="T1">. А из таких посёлков Эквестрия состоит на 80% </text:span><text:span text:style-name="T12">&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9">Анакорн постучал по столику указкой. Солнечная система увеличилась, оставив в поле зрения только шар Эквуса.</text:p>
      <text:p text:style-name="P9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2">старом аналоговом телевизоре.</text:span></text:p>
      <text:p text:style-name="P102">Ко мне наконец-то пришло понимание ситуации.</text:p>
      <text:p text:style-name="P10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9">Анакорн смутился.</text:p>
      <text:p text:style-name="P9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9">(<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9"><text:span text:style-name="T21">– Сам ты раздолбай! – произнёс, наконец, Свирл</text:span>)</text:p>
      <text:p text:style-name="P99">… И создали вы его достаточно топорно — видишь, он трещит по швам.</text:p>
      <text:p text:style-name="P99">– Хмм. То есть, это брони создали Эквус?</text:p>
      <text:p text:style-name="P9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9">Я вспомнил события последнего года <text:span text:style-name="T12">&lt;</text:span>упомянуть в эпизоде на Терре, что МЛП-сериал закрылся год назад<text:span text:style-name="T12">&gt;</text:span></text:p>
      <text:p text:style-name="P9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9">Анакорн с такой силой сжал карандаш, что он хрустнул.</text:p>
      <text:p text:style-name="P99"><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9"/>
      <text:p text:style-name="P99"/>
      <text:p text:style-name="P9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6">– </text:p>
      <text:p text:style-name="P9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2">– Верни Рэйнбоу!!!</text:p>
      <text:p text:style-name="P102">Обломки карандаша выпали из кулака Анакорна на столик.</text:p>
      <text:p text:style-name="P102">– Э-э-э… м-м-м… ну-у-у... Нельзя сказать, что это совсем невыполнимо… Но, прямо скажу, задачка не для студента!</text:p>
      <text:p text:style-name="P102">– А ты студент?</text:p>
      <text:p text:style-name="P10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2">– Нет. Плата остаётся неизменной. Тут мы квиты. У меня тоже мало шансов помочь тебе — я не имею ни малейшего понятия, как это сделать.</text:p>
      <text:p text:style-name="P102">Ставшие почти прозрачными стены комнаты снова обрели материальность. Анакорн пожал плечами и протянул мне руку через столик.</text:p>
      <text:p text:style-name="P102"><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2">Я задумался.</text:p>
      <text:p text:style-name="P10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2">Анакорн почесал в затылке.</text:p>
      <text:p text:style-name="P102">– А кьютимарки? Как, <text:span text:style-name="T12">&lt;</text:span><text:span text:style-name="T32">чёрт</text:span><text:span text:style-name="T12">&gt;</text:span> меня побери, объяснить кьютимарки?</text:p>
      <text:p text:style-name="P102">– А кьютимарки ты сам даришь пони, когда распознаёшь их жизненное предназначение.</text:p>
      <text:p text:style-name="P10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2">Я пожал плечами.</text:p>
      <text:p text:style-name="P102">– А по-другому я не могу объяснить их появление. К сожалению.</text:p>
      <text:p text:style-name="P13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7">– Хорошо. Уболтал. Кьютимарки беру на себя. Так и знал, что мне самое трудное достанется!</text:p>
      <text:p text:style-name="P13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7">Анакорн проследил мой взгляд.</text:p>
      <text:p text:style-name="P137">– Нечего так смотреть. Если я стану применять магию вместо ловкости, теряется весь смысл упражнения... О, глянь-ка на Эквус!</text:p>
      <text:p text:style-name="P13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7"/>
      <text:p text:style-name="P139">Да, т<text:span text:style-name="T5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58">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0"/>
      <text:p text:style-name="P14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9"/>
      <text:p text:style-name="P139"/>
      <text:p text:style-name="P137">Я опять задумался. В голове было пусто. Хотя, если подумать с точки зрения программиста, можно... Наверное можно, раз все предыдущее прокатило...</text:p>
      <text:p text:style-name="P138">–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8">– Не понял? Это как? Как ты совместишь разрушенную магическими войнами Эквестрию с романтически-сексуальным раем для попаданцев?</text:p>
      <text:p text:style-name="P138"><text:span text:style-name="T1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8">Анакорн долго мусолил карандаш, а потом вдруг заржал.</text:p>
      <text:p text:style-name="P138"><text:span text:style-name="T1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8"><text:span text:style-name="T12">– </text:span>Я ничего никому не назначаю. Ты просил меня придумать отмазку для объяснения различий в фэндоме — я придумал. Не нравится — ну, извиняй.</text:p>
      <text:p text:style-name="P138">Анакорн примирительно похлопал меня по плечу.</text:p>
      <text:p text:style-name="P138"><text:span text:style-name="T1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8">Я подозрительно посмотрел на Анакорна.</text:p>
      <text:p text:style-name="P138"><text:span text:style-name="T12">– </text:span>Какой ещё, нафиг, «мой фанфик»? Я никакого фанфика не писал. И не собираюсь, вообще-то.</text:p>
      <text:p text:style-name="P138">Анакорн ехидно ухмыльнулся и откинулся в кресле, переплетя пальцы за затылком.</text:p>
      <text:p text:style-name="P138"><text:span text:style-name="T1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7"><text:soft-page-break/><text:span text:style-name="T1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7"><text:span text:style-name="T1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7"><text:span text:style-name="T12">– </text:span>Факн щит<text:note text:id="ftn13" text:note-class="footnote"><text:note-citation>13</text:note-citation><text:note-body><text:p text:style-name="P13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7">Анакорн развёл руками.</text:p>
      <text:p text:style-name="P137"><text:span text:style-name="T1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7">Анакорн, глядя на мои терзания, понимающе кивнул и продолжил.</text:p>
      <text:p text:style-name="P99">– Эквусу позарез нужна помощь. И он надеется получить эту помощь от тебя. Видишь, он из кожи вон лезет, чтобы тебе понравиться.</text:p>
      <text:p text:style-name="P96">Он старался тебя рассмешить и показать себя с лучшей стороны. К сожалению, надлого его не хватило — к твоему прибытию он был на грани...</text:p>
      <text:p text:style-name="P99">Тебе не приходилось заботиться о жилье и питании, ты нравишься кобылкам...</text:p>
      <text:p text:style-name="P99">– Гм! Я бы попросил тебя не касаться моих отношений с Рэйнбоу!</text:p>
      <text:p text:style-name="P9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9">У меня сердце буквально ухнуло куда-то вниз, в область желудка.</text:p>
      <text:p text:style-name="P9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2">&lt;&gt;</text:span></text:p>
      <text:p text:style-name="P9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9">– Та ладно, не утешай. Я не маленький ребёнок. Долг платежом красен. Сделаю то, что ты хочешь. Как сумею.</text:p>
      <text:p text:style-name="P9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9"><text:soft-page-break/>Анакорн наблюдал за мной без улыбки. По его нейтральному выражению лица невозможно было догадаться, о чём он думает.</text:p>
      <text:p text:style-name="P99">– Ну вот и отлично. Рад, что мы наконец-то пришли к сделке.</text:p>
      <text:p text:style-name="P10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3">–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обратно возвращался?</text:p>
      <text:p text:style-name="P9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9">Так вот, возвращать тебя обратно в твой мир я не буду. </text:p>
      <text:p text:style-name="P99">Во-первых, может возникнуть временная <text:span text:style-name="T12">&lt;</text:span><text:span text:style-name="T23">парадокс</text:span><text:span text:style-name="T12">&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9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9">– Ты ещё увидишь пару снов на прощание. Удачи!</text:p>
      <text:p text:style-name="P99"/>
      <text:p text:style-name="P104">&lt;<text:span text:style-name="T1">- Но если миры Эквестрии станут существовать — появятся и те из них, в которых тьма страданий, постапокалипсис.</text:span></text:p>
      <text:p text:style-name="P104"><text:span text:style-name="T1">- И это лучше, чем не существовать, поверь</text:span>&gt;</text:p>
      <text:p text:style-name="P100">***</text:p>
      <text:p text:style-name="P100"/>
      <text:p text:style-name="P99"><text:soft-page-break/>&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9"/>
      <text:p text:style-name="P99">– Привет, Макс. – образ Селестии снова реял передо мной, как <text:span text:style-name="T12">&lt;</text:span><text:span text:style-name="T23">полгода</text:span><text:span text:style-name="T12">&gt;</text:span> назад. – Я хочу поблагодарить тебя за всё.</text:p>
      <text:p text:style-name="P99">– Пожалста. – ответил я безучастно. – Всегда рад. Только Вам не нужно было ТАК распинаться, чтобы заручиться моей помощью.</text:p>
      <text:p text:style-name="P99">Селестия на мгновение смутилась, но продолжила.</text:p>
      <text:p text:style-name="P99">&lt;<text:span text:style-name="T23"> - Ты морочила мне яйца, чтобы заинтересовать? Всё, как Свирл указал?</text:span></text:p>
      <text:p text:style-name="P9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6">Я покачал головой.</text:p>
      <text:p text:style-name="P99"><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9">– <text:s text:c="2"/>За благополучие Эквестрии я бы и не ТАК разопнулась.<text:span text:style-name="T12">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4">Селестия кивнула, соглашаясь, и образ её начал меркнуть.</text:p>
      <text:p text:style-name="P129">– <text:span text:style-name="T1">Окей. Будь счастлив и... спасибо тебе за всё, Макс.</text:span></text:p>
      <text:p text:style-name="P124">…</text:p>
      <text:p text:style-name="P12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4">Он нахлобучил на себя невесть откуда взявшуюся двууголку.</text:p>
      <text:p text:style-name="P124">– Как вам это нравится, господа?! Дискорд — спаситель Эквестрии! А ведь звучит!!! Разрешите откланяться!..</text:p>
      <text:p text:style-name="P124"><text:soft-page-break/></text:p>
      <text:list xml:id="list348433460687080830" text:style-name="L8">
        <text:list-header>
          <text:p text:style-name="P160">(<text:span text:style-name="T34">Луна — как повелительница снов, слышала разговор Макса с Анакорном</text:span>)</text:p>
          <text:p text:style-name="P161"/>
        </text:list-header>
      </text:list>
      <text:p text:style-name="P125">***</text:p>
      <text:p text:style-name="P94"><text:span text:style-name="T1">–</text:span> Ты?..</text:p>
      <text:p text:style-name="P94"><text:span text:style-name="T1">–</text:span> Ты??!</text:p>
      <text:p text:style-name="P94"><text:span text:style-name="T1">–</text:span> Ты мне снишься??</text:p>
      <text:p text:style-name="P94"><text:span text:style-name="T1">–</text:span> Это ты мне снишься!!</text:p>
      <text:p text:style-name="P94"><text:span text:style-name="T1">–</text:span> Неважно… Пусть мы друг-другу снимся… Ты как, Дэш?</text:p>
      <text:p text:style-name="P9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94"><text:span text:style-name="T1">–</text:span> И я в порядке. Вот, возвращаюсь в свой мир. Ну, не совсем в свой. Почти в свой.</text:p>
      <text:p text:style-name="P94"><text:span text:style-name="T1">–</text:span> Навсегда?</text:p>
      <text:p text:style-name="P94"><text:span text:style-name="T1">–</text:span> Скорее всего, да.</text:p>
      <text:p text:style-name="P94"><text:span text:style-name="T1">–</text:span> Это плохо. Я хотела тебе сказать…</text:p>
      <text:p text:style-name="P94"><text:span text:style-name="T1">–</text:span> Не надо, Дэш. Не стоит терзать себя. Мне тоже очень хотелось остаться. Но так надо. Мне очень жаль…</text:p>
      <text:p text:style-name="P9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4"><text:span text:style-name="T1">–</text:span> И тебя, и Твайлайт, и Рэрити, и Селестию, и всех-всех-всех… Таковы правила.</text:p>
      <text:p text:style-name="P94"><text:span text:style-name="T12">– </text:span>Д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94">Я опустил руку на шею Дэш и ощутил теплоту и лёгкое покалывание в пустоте.</text:p>
      <text:p text:style-name="P94"><text:span text:style-name="T12">–</text:span> Мне кажется, Дэш, <text:span text:style-name="T1">м</text:span>ы найдём способ связаться. Рано или поздно.</text:p>
      <text:p text:style-name="P94"><text:span text:style-name="T1">–</text:span> И лучше рано, чем поздно! Я не люблю ждать!</text:p>
      <text:p text:style-name="P94"><text:span text:style-name="T1">–</text:span> Да, Дэш. <text:span text:style-name="T1">–</text:span> её образ начал таять. <text:span text:style-name="T1">–</text:span> Да, я помню. Я всё ещё помню…</text:p>
      <text:p text:style-name="P94"/>
      <text:h text:style-name="P167" text:outline-level="2">Земля</text:h>
      <text:p text:style-name="P97">Музыкальная тема из бегущего по лезвию бритвы — <text:span text:style-name="T12">Mission impossible</text:span></text:p>
      <text:p text:style-name="P98">&lt;Ужас возвращения из тёплого волшебного мира друзей в холодную скучную реальность.&gt;</text:p>
      <text:p text:style-name="P91"><text:soft-page-break/>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2">двенадцати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91"><text:span text:style-name="T1">Я нашарил ногами тапки и пошёл в ванную. Проходя мимо стола, зацепился взглядом за</text:span> эскиз <text:span text:style-name="T1">рисунка</text:span>.</text:p>
      <text:p text:style-name="P9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2">Доставая из стола ключи от машины, опять наткнулся взглядом на эскиз.</text:p>
      <text:p text:style-name="P9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2">Назову-ка я фантазию «Последний фанфик».</text:p>
      <text:p text:style-name="P92"/>
      <text:p text:style-name="P92"/>
      <text:p text:style-name="P92"/>
      <text:p text:style-name="P94"/>
      <text:p text:style-name="P94"/>
      <text:p text:style-name="P94"/>
      <text:p text:style-name="P9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4"/>
      <text:p text:style-name="P9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4"><text:soft-page-break/></text:p>
      <text:p text:style-name="P94"/>
      <text:p text:style-name="P94"/>
      <text:p text:style-name="P94"/>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2">&lt;</text:span><text:span text:style-name="T24">Живая лошадь — не кошка, ухаживать за ней сложнее</text:span><text:span text:style-name="T12">&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2">–</text:span> Держись! <text:span text:style-name="T12">–</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2">&lt;</text:span><text:span text:style-name="T23">взгляд</text:span><text:span text:style-name="T12">&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2">—</text:span> выглядело по-дурацки, но тем-не-менее <text:span text:style-name="T12">—</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07T20:53:05.772000000</dc:date>
    <meta:editing-duration>P84DT16H17M45S</meta:editing-duration>
    <meta:editing-cycles>4872</meta:editing-cycles>
    <meta:generator>LibreOffice/5.1.0.3$Windows_x86 LibreOffice_project/5e3e00a007d9b3b6efb6797a8b8e57b51ab1f737</meta:generator>
    <meta:document-statistic meta:table-count="0" meta:image-count="0" meta:object-count="0" meta:page-count="169" meta:paragraph-count="3459" meta:word-count="77622" meta:character-count="515366" meta:non-whitespace-character-count="437587"/>
  </office:meta>
</office:document-meta>
</file>